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 style:font-name="Courier New1"/>
    </style:style>
    <style:style style:name="P2" style:family="paragraph" style:parent-style-name="Preformatted_20_Text">
      <style:paragraph-properties fo:background-color="#2b2b2b">
        <style:background-image/>
      </style:paragraph-properties>
      <style:text-properties fo:color="#629755"/>
    </style:style>
    <style:style style:name="P3" style:family="paragraph" style:parent-style-name="Preformatted_20_Text">
      <style:paragraph-properties fo:background-color="#2b2b2b">
        <style:background-image/>
      </style:paragraph-properties>
      <style:text-properties fo:color="#629755" style:font-name="Courier New1" fo:font-style="italic"/>
    </style:style>
    <style:style style:name="P4" style:family="paragraph" style:parent-style-name="Preformatted_20_Text">
      <style:paragraph-properties fo:background-color="#2b2b2b">
        <style:background-image/>
      </style:paragraph-properties>
      <style:text-properties fo:color="#808080"/>
    </style:style>
    <style:style style:name="P5" style:family="paragraph" style:parent-style-name="Preformatted_20_Text">
      <style:paragraph-properties fo:background-color="#2b2b2b">
        <style:background-image/>
      </style:paragraph-properties>
      <style:text-properties fo:color="#808080" style:font-name="Courier New1"/>
    </style:style>
    <style:style style:name="P6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7" style:family="paragraph" style:parent-style-name="Preformatted_20_Text">
      <style:paragraph-properties fo:background-color="#2b2b2b">
        <style:background-image/>
      </style:paragraph-properties>
      <style:text-properties fo:color="#a9b7c6" style:font-name="Courier New1"/>
    </style:style>
    <style:style style:name="P8" style:family="paragraph" style:parent-style-name="Preformatted_20_Text">
      <style:paragraph-properties fo:background-color="#2b2b2b">
        <style:background-image/>
      </style:paragraph-properties>
      <style:text-properties fo:color="#cc7832"/>
    </style:style>
    <style:style style:name="P9" style:family="paragraph" style:parent-style-name="Preformatted_20_Text">
      <style:paragraph-properties fo:background-color="#2b2b2b">
        <style:background-image/>
      </style:paragraph-properties>
      <style:text-properties fo:color="#a8c023"/>
    </style:style>
    <style:style style:name="T1" style:family="text">
      <style:text-properties style:font-name="Courier New1"/>
    </style:style>
    <style:style style:name="T2" style:family="text">
      <style:text-properties style:font-name="Courier New1" fo:font-style="italic"/>
    </style:style>
    <style:style style:name="T3" style:family="text">
      <style:text-properties fo:color="#cc7832"/>
    </style:style>
    <style:style style:name="T4" style:family="text">
      <style:text-properties fo:color="#cc7832" style:font-name="Courier New1"/>
    </style:style>
    <style:style style:name="T5" style:family="text">
      <style:text-properties fo:color="#629755"/>
    </style:style>
    <style:style style:name="T6" style:family="text">
      <style:text-properties fo:color="#629755" style:font-name="Courier New1" fo:font-style="italic"/>
    </style:style>
    <style:style style:name="T7" style:family="text">
      <style:text-properties fo:color="#629755" style:font-name="Courier New1" fo:font-style="italic" fo:font-weight="bold"/>
    </style:style>
    <style:style style:name="T8" style:family="text">
      <style:text-properties fo:color="#629755" fo:font-style="italic"/>
    </style:style>
    <style:style style:name="T9" style:family="text">
      <style:text-properties fo:color="#629755" fo:font-style="italic" fo:font-weight="bold"/>
    </style:style>
    <style:style style:name="T10" style:family="text">
      <style:text-properties fo:color="#ffc66d" style:font-name="Courier New1"/>
    </style:style>
    <style:style style:name="T11" style:family="text">
      <style:text-properties fo:color="#9876aa"/>
    </style:style>
    <style:style style:name="T12" style:family="text">
      <style:text-properties fo:color="#9876aa" style:font-name="Courier New1"/>
    </style:style>
    <style:style style:name="T13" style:family="text">
      <style:text-properties fo:color="#9876aa" style:font-name="Courier New1" fo:font-style="italic"/>
    </style:style>
    <style:style style:name="T14" style:family="text">
      <style:text-properties fo:color="#8a653b"/>
    </style:style>
    <style:style style:name="T15" style:family="text">
      <style:text-properties fo:color="#8a653b" style:font-name="Courier New1" fo:font-style="italic"/>
    </style:style>
    <style:style style:name="T16" style:family="text">
      <style:text-properties fo:color="#6897bb"/>
    </style:style>
    <style:style style:name="T17" style:family="text">
      <style:text-properties fo:color="#6897bb" style:font-name="Courier New1"/>
    </style:style>
    <style:style style:name="T18" style:family="text">
      <style:text-properties fo:color="#808080"/>
    </style:style>
    <style:style style:name="T19" style:family="text">
      <style:text-properties fo:color="#808080" style:font-name="Courier New1"/>
    </style:style>
    <style:style style:name="T20" style:family="text">
      <style:text-properties fo:color="#bbb529"/>
    </style:style>
    <style:style style:name="T21" style:family="text">
      <style:text-properties fo:color="#bbb529" style:font-name="Courier New1"/>
    </style:style>
    <style:style style:name="T22" style:family="text">
      <style:text-properties fo:color="#6a8759" style:font-name="Courier New1"/>
    </style:style>
    <style:style style:name="T23" style:family="text">
      <style:text-properties fo:color="#b389c5" style:font-name="Courier New1"/>
    </style:style>
    <style:style style:name="T24" style:family="text">
      <style:text-properties fo:color="#a8c023"/>
    </style:style>
    <style:style style:name="T25" style:family="text">
      <style:text-properties fo:color="#a8c023" style:font-name="Courier New1"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/**</text:p>
      <text:p text:style-name="P2"><text:s/><text:span text:style-name="T2">* </text:span></text:p>
      <text:p text:style-name="P2"><text:s/><text:span text:style-name="T2">*/</text:span></text:p>
      <text:p text:style-name="P5">//@author maximilian raspe</text:p>
      <text:p text:style-name="P7"><text:span text:style-name="T3">package </text:span>snake<text:span text:style-name="T3">;</text:span></text:p>
      <text:p text:style-name="P3">/**</text:p>
      <text:p text:style-name="P6"><text:span text:style-name="T5"><text:s/></text:span><text:span text:style-name="T6">* </text:span><text:span text:style-name="T7">@author <text:s/></text:span><text:span text:style-name="T6">Sven Loeffler</text:span></text:p>
      <text:p text:style-name="P6"><text:span text:style-name="T5"><text:s/></text:span><text:span text:style-name="T6">* </text:span><text:span text:style-name="T7">@date <text:s text:c="3"/></text:span><text:span text:style-name="T6">04.12.2018</text:span></text:p>
      <text:p text:style-name="P6"><text:span text:style-name="T5"><text:s/></text:span><text:span text:style-name="T6">* </text:span><text:span text:style-name="T7">@version </text:span><text:span text:style-name="T6">1.0</text:span></text:p>
      <text:p text:style-name="P2"><text:s/><text:span text:style-name="T2">*/</text:span></text:p>
      <text:p text:style-name="P7"><text:span text:style-name="T3">public class </text:span>Main {</text:p>
      <text:p text:style-name="P6"><text:s text:c="3"/><text:span text:style-name="T4">public static void </text:span><text:span text:style-name="T10">main</text:span><text:span text:style-name="T1">(String[] args) {</text:span></text:p>
      <text:p text:style-name="P6"><text:s text:c="6"/><text:span text:style-name="T1">GameBoard board = </text:span><text:span text:style-name="T4">new </text:span><text:span text:style-name="T1">GameBoard()</text:span><text:span text:style-name="T4">;</text:span></text:p>
      <text:p text:style-name="P6"><text:span text:style-name="T3"><text:s text:c="6"/></text:span><text:span text:style-name="T1">board.startGame()</text:span><text:span text:style-name="T4">;</text:span></text:p>
      <text:p text:style-name="P6"><text:span text:style-name="T3"><text:s text:c="3"/></text:span><text:span text:style-name="T1">}</text:span></text:p>
      <text:p text:style-name="P6"><text:s text:c="3"/></text:p>
      <text:p text:style-name="P1">}</text:p>
      <text:p text:style-name="P5">//@author maximilian raspe</text:p>
      <text:p text:style-name="P7"><text:span text:style-name="T3">package </text:span>snake<text:span text:style-name="T3">;</text:span></text:p>
      <text:p text:style-name="P7"><text:span text:style-name="T3">public abstract class </text:span>Snake <text:span text:style-name="T3">implements </text:span>ISnake {</text:p>
      <text:p text:style-name="P6"><text:s text:c="4"/><text:span text:style-name="T4">private char </text:span><text:span text:style-name="T12">dir</text:span><text:span text:style-name="T4">;</text:span></text:p>
      <text:p text:style-name="P6"><text:span text:style-name="T3"><text:s text:c="4"/></text:span><text:span text:style-name="T4">private int </text:span><text:span text:style-name="T12">length</text:span><text:span text:style-name="T4">;</text:span></text:p>
      <text:p text:style-name="P6"><text:span text:style-name="T3"><text:s text:c="4"/></text:span><text:span text:style-name="T4">private </text:span><text:span text:style-name="T1">GameBoard </text:span><text:span text:style-name="T12">board</text:span><text:span text:style-name="T4">;</text:span></text:p>
      <text:p text:style-name="P6"><text:span text:style-name="T3"><text:s text:c="4"/></text:span><text:span text:style-name="T4">private </text:span><text:span text:style-name="T1">Body </text:span><text:span text:style-name="T12">snake</text:span><text:span text:style-name="T4">;</text:span></text:p>
      <text:p text:style-name="P6"><text:span text:style-name="T3"><text:s text:c="4"/></text:span><text:span text:style-name="T6">/**</text:span></text:p>
      <text:p text:style-name="P2"><text:s text:c="5"/><text:span text:style-name="T2">* Creates a new Snake with default length in the middle of the Console.</text:span></text:p>
      <text:p text:style-name="P2"><text:s text:c="5"/><text:span text:style-name="T2">* Every body cell has the default position for x and y.</text:span></text:p>
      <text:p text:style-name="P2"><text:s text:c="5"/><text:span text:style-name="T2">*</text:span></text:p>
      <text:p text:style-name="P2"><text:s text:c="5"/><text:span text:style-name="T2">* The default direction should be GO_RIGHT.</text:span></text:p>
      <text:p text:style-name="P2"><text:s text:c="5"/><text:span text:style-name="T2">*</text:span></text:p>
      <text:p text:style-name="P6"><text:span text:style-name="T5"><text:s text:c="5"/></text:span><text:span text:style-name="T6">* </text:span><text:span text:style-name="T7">@param </text:span><text:span text:style-name="T15">board</text:span></text:p>
      <text:p text:style-name="P6"><text:span text:style-name="T14"><text:s text:c="5"/></text:span><text:span text:style-name="T6">* Set the board of the snake to board.</text:span></text:p>
      <text:p text:style-name="P2"><text:s text:c="5"/><text:span text:style-name="T2">*/</text:span></text:p>
      <text:p text:style-name="P6"><text:span text:style-name="T5"><text:s text:c="4"/></text:span><text:span text:style-name="T4">public </text:span><text:span text:style-name="T10">Snake</text:span><text:span text:style-name="T1">(GameBoard board) {</text:span></text:p>
      <text:p text:style-name="P6"><text:s text:c="8"/><text:span text:style-name="T4">for </text:span><text:span text:style-name="T1">(</text:span><text:span text:style-name="T4">int </text:span><text:span text:style-name="T1">i = </text:span><text:span text:style-name="T17">0</text:span><text:span text:style-name="T4">; </text:span><text:span text:style-name="T1">i &lt; </text:span><text:span text:style-name="T13">DEFAULT_START_LENGTH</text:span><text:span text:style-name="T4">; </text:span><text:span text:style-name="T1">i++) {</text:span></text:p>
      <text:p text:style-name="P6"><text:s text:c="12"/><text:span text:style-name="T13">body</text:span><text:span text:style-name="T1">.add(</text:span><text:span text:style-name="T4">new </text:span><text:span text:style-name="T1">Body(</text:span><text:span text:style-name="T17">10</text:span><text:span text:style-name="T4">, </text:span><text:span text:style-name="T17">10</text:span><text:span text:style-name="T1">))</text:span><text:span text:style-name="T4">;</text:span></text:p>
      <text:p text:style-name="P6"><text:span text:style-name="T3"><text:s text:c="8"/></text:span><text:span text:style-name="T1">}</text:span></text:p>
      <text:p text:style-name="P6"><text:s text:c="8"/><text:span text:style-name="T4">this</text:span><text:span text:style-name="T1">.</text:span><text:span text:style-name="T12">dir </text:span><text:span text:style-name="T1">= </text:span><text:span text:style-name="T13">GO_RIGHT</text:span><text:span text:style-name="T4">;</text:span></text:p>
      <text:p text:style-name="P6"><text:span text:style-name="T3"><text:s text:c="8"/></text:span><text:span text:style-name="T4">this</text:span><text:span text:style-name="T1">.</text:span><text:span text:style-name="T12">board </text:span><text:span text:style-name="T1">= board</text:span><text:span text:style-name="T4">;</text:span></text:p>
      <text:p text:style-name="P6"><text:span text:style-name="T3"><text:s text:c="4"/></text:span><text:span text:style-name="T1">}</text:span></text:p>
      <text:p text:style-name="P6"><text:s text:c="4"/><text:span text:style-name="T19">//setter methode für die richtung und jeweiligen tastendruck</text:span></text:p>
      <text:p text:style-name="P6"><text:span text:style-name="T18"><text:s text:c="4"/></text:span><text:span text:style-name="T21">@Override</text:span></text:p>
      <text:p text:style-name="P6"><text:span text:style-name="T20"><text:s text:c="4"/></text:span><text:span text:style-name="T4">public void </text:span><text:span text:style-name="T10">setDir</text:span><text:span text:style-name="T1">(</text:span><text:span text:style-name="T4">char </text:span><text:span text:style-name="T1">dir) {</text:span></text:p>
      <text:p text:style-name="P6"><text:s text:c="8"/><text:span text:style-name="T4">if</text:span><text:span text:style-name="T1">(dir == </text:span><text:span text:style-name="T22">'A'</text:span><text:span text:style-name="T1">) {</text:span></text:p>
      <text:p text:style-name="P6"><text:s text:c="12"/><text:span text:style-name="T4">this</text:span><text:span text:style-name="T1">.</text:span><text:span text:style-name="T12">dir </text:span><text:span text:style-name="T1">= </text:span><text:span text:style-name="T13">GO_LEFT</text:span><text:span text:style-name="T4">;</text:span></text:p>
      <text:p text:style-name="P6"><text:span text:style-name="T3"><text:s text:c="8"/></text:span><text:span text:style-name="T1">}</text:span></text:p>
      <text:p text:style-name="P6"><text:s text:c="8"/><text:span text:style-name="T4">if</text:span><text:span text:style-name="T1">(dir == </text:span><text:span text:style-name="T22">'W'</text:span><text:span text:style-name="T1">) {</text:span></text:p>
      <text:p text:style-name="P6"><text:s text:c="12"/><text:span text:style-name="T4">this</text:span><text:span text:style-name="T1">.</text:span><text:span text:style-name="T12">dir </text:span><text:span text:style-name="T1">= </text:span><text:span text:style-name="T13">GO_UP</text:span><text:span text:style-name="T4">;</text:span></text:p>
      <text:p text:style-name="P6"><text:span text:style-name="T3"><text:s text:c="8"/></text:span><text:span text:style-name="T1">}</text:span></text:p>
      <text:p text:style-name="P6"><text:s text:c="8"/><text:span text:style-name="T4">if</text:span><text:span text:style-name="T1">(dir == </text:span><text:span text:style-name="T22">'D'</text:span><text:span text:style-name="T1">) {</text:span></text:p>
      <text:p text:style-name="P6"><text:s text:c="12"/><text:span text:style-name="T4">this</text:span><text:span text:style-name="T1">.</text:span><text:span text:style-name="T12">dir </text:span><text:span text:style-name="T1">= </text:span><text:span text:style-name="T13">GO_RIGHT</text:span><text:span text:style-name="T4">;</text:span></text:p>
      <text:p text:style-name="P6"><text:span text:style-name="T3"><text:s text:c="8"/></text:span><text:span text:style-name="T1">}</text:span></text:p>
      <text:p text:style-name="P6"><text:s text:c="8"/><text:span text:style-name="T4">if</text:span><text:span text:style-name="T1">(dir == </text:span><text:span text:style-name="T22">'S'</text:span><text:span text:style-name="T1">) {</text:span></text:p>
      <text:p text:style-name="P6"><text:s text:c="12"/><text:span text:style-name="T4">this</text:span><text:span text:style-name="T1">.</text:span><text:span text:style-name="T12">dir </text:span><text:span text:style-name="T1">= </text:span><text:span text:style-name="T13">GO_DOWN</text:span><text:span text:style-name="T4">;</text:span></text:p>
      <text:p text:style-name="P6"><text:span text:style-name="T3"><text:s text:c="8"/></text:span><text:span text:style-name="T1">}</text:span></text:p>
      <text:p text:style-name="P6"><text:s text:c="4"/><text:span text:style-name="T1">}</text:span></text:p>
      <text:p text:style-name="P6"><text:s text:c="4"/><text:span text:style-name="T19">//getter methode für direction</text:span></text:p>
      <text:p text:style-name="P6"><text:span text:style-name="T18"><text:s text:c="4"/></text:span><text:span text:style-name="T21">@Override</text:span></text:p>
      <text:p text:style-name="P6"><text:span text:style-name="T20"><text:s text:c="4"/></text:span><text:span text:style-name="T4">public char </text:span><text:span text:style-name="T10">getDir</text:span><text:span text:style-name="T1">() {</text:span></text:p>
      <text:p text:style-name="P6"><text:s text:c="8"/><text:span text:style-name="T4">return this</text:span><text:span text:style-name="T1">.</text:span><text:span text:style-name="T12">dir</text:span><text:span text:style-name="T4">;</text:span></text:p>
      <text:p text:style-name="P6"><text:span text:style-name="T3"><text:s text:c="4"/></text:span><text:span text:style-name="T1">}</text:span></text:p>
      <text:p text:style-name="P6"><text:s text:c="4"/><text:span text:style-name="T19">//länge der liste</text:span></text:p>
      <text:p text:style-name="P6"><text:soft-page-break/><text:span text:style-name="T18"><text:s text:c="4"/></text:span><text:span text:style-name="T21">@Override</text:span></text:p>
      <text:p text:style-name="P6"><text:span text:style-name="T20"><text:s text:c="4"/></text:span><text:span text:style-name="T4">public int </text:span><text:span text:style-name="T10">getLength</text:span><text:span text:style-name="T1">() {</text:span></text:p>
      <text:p text:style-name="P6"><text:s text:c="8"/><text:span text:style-name="T4">return </text:span><text:span text:style-name="T13">body</text:span><text:span text:style-name="T1">.size()</text:span><text:span text:style-name="T4">;</text:span></text:p>
      <text:p text:style-name="P6"><text:span text:style-name="T3"><text:s text:c="4"/></text:span><text:span text:style-name="T1">}</text:span></text:p>
      <text:p text:style-name="P6"><text:s text:c="4"/><text:span text:style-name="T19">//prüft ob kopf der schlange an einem apfel ist</text:span></text:p>
      <text:p text:style-name="P6"><text:span text:style-name="T18"><text:s text:c="4"/></text:span><text:span text:style-name="T21">@Override</text:span></text:p>
      <text:p text:style-name="P6"><text:span text:style-name="T20"><text:s text:c="4"/></text:span><text:span text:style-name="T4">public boolean </text:span><text:span text:style-name="T10">isEating</text:span><text:span text:style-name="T1">() {</text:span></text:p>
      <text:p text:style-name="P6"><text:s text:c="8"/><text:span text:style-name="T4">if</text:span><text:span text:style-name="T1">(</text:span><text:span text:style-name="T12">snake</text:span><text:span text:style-name="T1">.equals(</text:span><text:span text:style-name="T12">board</text:span><text:span text:style-name="T1">.getAppleBody())) {</text:span></text:p>
      <text:p text:style-name="P6"><text:s text:c="12"/><text:span text:style-name="T4">return true;</text:span></text:p>
      <text:p text:style-name="P6"><text:span text:style-name="T3"><text:s text:c="8"/></text:span><text:span text:style-name="T1">}</text:span></text:p>
      <text:p text:style-name="P6"><text:s text:c="8"/><text:span text:style-name="T4">else return false;</text:span></text:p>
      <text:p text:style-name="P6"><text:span text:style-name="T3"><text:s text:c="4"/></text:span><text:span text:style-name="T1">}</text:span></text:p>
      <text:p text:style-name="P6"><text:s text:c="4"/><text:span text:style-name="T21">@Override</text:span></text:p>
      <text:p text:style-name="P6"><text:span text:style-name="T20"><text:s text:c="4"/></text:span><text:span text:style-name="T4">public boolean </text:span><text:span text:style-name="T10">move</text:span><text:span text:style-name="T1">() {</text:span></text:p>
      <text:p text:style-name="P6"><text:s text:c="8"/><text:span text:style-name="T4">int </text:span><text:span text:style-name="T1">x = </text:span><text:span text:style-name="T12">snake</text:span><text:span text:style-name="T1">.getPositionX()</text:span><text:span text:style-name="T4">;</text:span></text:p>
      <text:p text:style-name="P6"><text:span text:style-name="T3"><text:s text:c="8"/></text:span><text:span text:style-name="T4">int </text:span><text:span text:style-name="T1">y = </text:span><text:span text:style-name="T12">snake</text:span><text:span text:style-name="T1">.getPositionY()</text:span><text:span text:style-name="T4">;</text:span></text:p>
      <text:p text:style-name="P6"><text:span text:style-name="T3"><text:s text:c="8"/></text:span><text:span text:style-name="T4">if</text:span><text:span text:style-name="T1">(isEating() == </text:span><text:span text:style-name="T4">true</text:span><text:span text:style-name="T1">) {</text:span></text:p>
      <text:p text:style-name="P6"><text:s text:c="12"/><text:span text:style-name="T13">body</text:span><text:span text:style-name="T1">.addLast(</text:span><text:span text:style-name="T12">snake</text:span><text:span text:style-name="T1">)</text:span><text:span text:style-name="T4">;</text:span></text:p>
      <text:p text:style-name="P6"><text:span text:style-name="T3"><text:s text:c="12"/></text:span><text:span text:style-name="T12">board</text:span><text:span text:style-name="T1">.setApple()</text:span><text:span text:style-name="T4">;</text:span></text:p>
      <text:p text:style-name="P6"><text:span text:style-name="T3"><text:s text:c="8"/></text:span><text:span text:style-name="T1">}</text:span></text:p>
      <text:p text:style-name="P6"><text:s text:c="8"/><text:span text:style-name="T4">if</text:span><text:span text:style-name="T1">(isSelfEating() == </text:span><text:span text:style-name="T4">true</text:span><text:span text:style-name="T1">) {</text:span></text:p>
      <text:p text:style-name="P6"><text:s text:c="12"/><text:span text:style-name="T4">return false;</text:span></text:p>
      <text:p text:style-name="P6"><text:span text:style-name="T3"><text:s text:c="8"/></text:span><text:span text:style-name="T1">}</text:span></text:p>
      <text:p text:style-name="P6"><text:s text:c="8"/><text:span text:style-name="T4">if</text:span><text:span text:style-name="T1">(leavesTheBoard() == </text:span><text:span text:style-name="T4">true</text:span><text:span text:style-name="T1">) {</text:span></text:p>
      <text:p text:style-name="P6"><text:s text:c="12"/><text:span text:style-name="T4">return false;</text:span></text:p>
      <text:p text:style-name="P6"><text:span text:style-name="T3"><text:s text:c="8"/></text:span><text:span text:style-name="T1">}</text:span></text:p>
      <text:p text:style-name="P6"><text:s text:c="8"/><text:span text:style-name="T4">if</text:span><text:span text:style-name="T1">(getDir() == </text:span><text:span text:style-name="T13">GO_LEFT</text:span><text:span text:style-name="T1">) {</text:span></text:p>
      <text:p text:style-name="P6"><text:s text:c="12"/><text:span text:style-name="T12">snake</text:span><text:span text:style-name="T1">.setPositionX(x - </text:span><text:span text:style-name="T17">1</text:span><text:span text:style-name="T1">)</text:span><text:span text:style-name="T4">;</text:span></text:p>
      <text:p text:style-name="P6"><text:span text:style-name="T3"><text:s text:c="12"/></text:span><text:span text:style-name="T1">ISnake.</text:span><text:span text:style-name="T13">body</text:span><text:span text:style-name="T1">.addLast(</text:span><text:span text:style-name="T12">snake</text:span><text:span text:style-name="T1">)</text:span><text:span text:style-name="T4">;</text:span></text:p>
      <text:p text:style-name="P6"><text:span text:style-name="T3"><text:s text:c="12"/></text:span><text:span text:style-name="T1">ISnake.</text:span><text:span text:style-name="T13">body</text:span><text:span text:style-name="T1">.removeFirst()</text:span><text:span text:style-name="T4">;</text:span></text:p>
      <text:p text:style-name="P6"><text:span text:style-name="T3"><text:s text:c="8"/></text:span><text:span text:style-name="T1">}</text:span></text:p>
      <text:p text:style-name="P6"><text:s text:c="8"/><text:span text:style-name="T4">if</text:span><text:span text:style-name="T1">(getDir() == </text:span><text:span text:style-name="T13">GO_RIGHT</text:span><text:span text:style-name="T1">) {</text:span></text:p>
      <text:p text:style-name="P6"><text:s text:c="12"/><text:span text:style-name="T12">snake</text:span><text:span text:style-name="T1">.setPositionX(x + </text:span><text:span text:style-name="T17">1</text:span><text:span text:style-name="T1">)</text:span><text:span text:style-name="T4">;</text:span></text:p>
      <text:p text:style-name="P6"><text:span text:style-name="T3"><text:s text:c="12"/></text:span><text:span text:style-name="T1">ISnake.</text:span><text:span text:style-name="T13">body</text:span><text:span text:style-name="T1">.addLast(</text:span><text:span text:style-name="T12">snake</text:span><text:span text:style-name="T1">)</text:span><text:span text:style-name="T4">;</text:span></text:p>
      <text:p text:style-name="P6"><text:span text:style-name="T3"><text:s text:c="12"/></text:span><text:span text:style-name="T1">ISnake.</text:span><text:span text:style-name="T13">body</text:span><text:span text:style-name="T1">.removeFirst()</text:span><text:span text:style-name="T4">;</text:span></text:p>
      <text:p text:style-name="P6"><text:span text:style-name="T3"><text:s text:c="8"/></text:span><text:span text:style-name="T1">}</text:span></text:p>
      <text:p text:style-name="P6"><text:s text:c="8"/><text:span text:style-name="T4">if</text:span><text:span text:style-name="T1">(getDir() == </text:span><text:span text:style-name="T13">GO_UP</text:span><text:span text:style-name="T1">) {</text:span></text:p>
      <text:p text:style-name="P6"><text:s text:c="12"/><text:span text:style-name="T12">snake</text:span><text:span text:style-name="T1">.setPositionY(y + </text:span><text:span text:style-name="T17">1</text:span><text:span text:style-name="T1">)</text:span><text:span text:style-name="T4">;</text:span></text:p>
      <text:p text:style-name="P6"><text:span text:style-name="T3"><text:s text:c="12"/></text:span><text:span text:style-name="T1">ISnake.</text:span><text:span text:style-name="T13">body</text:span><text:span text:style-name="T1">.addLast(</text:span><text:span text:style-name="T12">snake</text:span><text:span text:style-name="T1">)</text:span><text:span text:style-name="T4">;</text:span></text:p>
      <text:p text:style-name="P6"><text:span text:style-name="T3"><text:s text:c="12"/></text:span><text:span text:style-name="T1">ISnake. </text:span><text:span text:style-name="T13">body</text:span><text:span text:style-name="T1">.removeFirst()</text:span><text:span text:style-name="T4">;</text:span></text:p>
      <text:p text:style-name="P6"><text:span text:style-name="T3"><text:s text:c="8"/></text:span><text:span text:style-name="T1">}</text:span></text:p>
      <text:p text:style-name="P6"><text:s text:c="8"/><text:span text:style-name="T4">if</text:span><text:span text:style-name="T1">(getDir() == </text:span><text:span text:style-name="T13">GO_DOWN</text:span><text:span text:style-name="T1">) {</text:span></text:p>
      <text:p text:style-name="P6"><text:s text:c="11"/><text:span text:style-name="T12">snake</text:span><text:span text:style-name="T1">.setPositionY(y - </text:span><text:span text:style-name="T17">1</text:span><text:span text:style-name="T1">)</text:span><text:span text:style-name="T4">;</text:span></text:p>
      <text:p text:style-name="P6"><text:span text:style-name="T3"><text:s text:c="11"/></text:span><text:span text:style-name="T1">ISnake.</text:span><text:span text:style-name="T13">body</text:span><text:span text:style-name="T1">.addLast(</text:span><text:span text:style-name="T12">snake</text:span><text:span text:style-name="T1">)</text:span><text:span text:style-name="T4">;</text:span></text:p>
      <text:p text:style-name="P6"><text:span text:style-name="T3"><text:s text:c="11"/></text:span><text:span text:style-name="T1">ISnake.</text:span><text:span text:style-name="T13">body</text:span><text:span text:style-name="T1">.removeFirst()</text:span><text:span text:style-name="T4">;</text:span></text:p>
      <text:p text:style-name="P6"><text:span text:style-name="T3"><text:s text:c="8"/></text:span><text:span text:style-name="T1">}</text:span></text:p>
      <text:p text:style-name="P6"><text:s text:c="8"/><text:span text:style-name="T4">return true;</text:span></text:p>
      <text:p text:style-name="P6"><text:span text:style-name="T3"><text:s text:c="4"/></text:span><text:span text:style-name="T1">}</text:span></text:p>
      <text:p text:style-name="P6"><text:s text:c="4"/><text:span text:style-name="T21">@Override</text:span></text:p>
      <text:p text:style-name="P6"><text:span text:style-name="T20"><text:s text:c="4"/></text:span><text:span text:style-name="T4">public boolean </text:span><text:span text:style-name="T10">leavesTheBoard</text:span><text:span text:style-name="T1">() {</text:span></text:p>
      <text:p text:style-name="P6"><text:s text:c="8"/><text:span text:style-name="T4">if</text:span><text:span text:style-name="T1">(</text:span><text:span text:style-name="T12">snake</text:span><text:span text:style-name="T1">.getPositionX() &gt; </text:span><text:span text:style-name="T17">40</text:span><text:span text:style-name="T1">) {</text:span></text:p>
      <text:p text:style-name="P6"><text:s text:c="12"/><text:span text:style-name="T4">return true;</text:span></text:p>
      <text:p text:style-name="P6"><text:span text:style-name="T3"><text:s text:c="8"/></text:span><text:span text:style-name="T1">}</text:span></text:p>
      <text:p text:style-name="P6"><text:s text:c="8"/><text:span text:style-name="T4">if</text:span><text:span text:style-name="T1">(</text:span><text:span text:style-name="T12">snake</text:span><text:span text:style-name="T1">.getPositionX() &lt; </text:span><text:span text:style-name="T17">0</text:span><text:span text:style-name="T1">) {</text:span></text:p>
      <text:p text:style-name="P6"><text:s text:c="12"/><text:span text:style-name="T4">return true;</text:span></text:p>
      <text:p text:style-name="P6"><text:span text:style-name="T3"><text:s text:c="8"/></text:span><text:span text:style-name="T1">}</text:span></text:p>
      <text:p text:style-name="P6"><text:s text:c="8"/><text:span text:style-name="T4">if</text:span><text:span text:style-name="T1">(</text:span><text:span text:style-name="T12">snake</text:span><text:span text:style-name="T1">.getPositionY() &gt; </text:span><text:span text:style-name="T17">27</text:span><text:span text:style-name="T1">) {</text:span></text:p>
      <text:p text:style-name="P6"><text:s text:c="12"/><text:span text:style-name="T4">return true;</text:span></text:p>
      <text:p text:style-name="P6"><text:span text:style-name="T3"><text:s text:c="8"/></text:span><text:span text:style-name="T1">}</text:span></text:p>
      <text:p text:style-name="P6"><text:s text:c="8"/><text:span text:style-name="T4">if</text:span><text:span text:style-name="T1">(</text:span><text:span text:style-name="T12">snake</text:span><text:span text:style-name="T1">.getPositionY() &lt; </text:span><text:span text:style-name="T17">0</text:span><text:span text:style-name="T1">) {</text:span></text:p>
      <text:p text:style-name="P6"><text:s text:c="12"/><text:span text:style-name="T4">return true;</text:span></text:p>
      <text:p text:style-name="P6"><text:span text:style-name="T3"><text:s text:c="8"/></text:span><text:span text:style-name="T1">}</text:span></text:p>
      <text:p text:style-name="P6"><text:s text:c="8"/><text:span text:style-name="T4">return false;</text:span></text:p>
      <text:p text:style-name="P6"><text:span text:style-name="T3"><text:s text:c="4"/></text:span><text:span text:style-name="T1">}</text:span></text:p>
      <text:p text:style-name="P6"><text:soft-page-break/><text:s text:c="4"/><text:span text:style-name="T21">@Override</text:span></text:p>
      <text:p text:style-name="P6"><text:span text:style-name="T20"><text:s text:c="4"/></text:span><text:span text:style-name="T4">public boolean </text:span><text:span text:style-name="T10">isSelfEating</text:span><text:span text:style-name="T1">() {</text:span></text:p>
      <text:p text:style-name="P6"><text:s text:c="8"/><text:span text:style-name="T4">for</text:span><text:span text:style-name="T1">(</text:span><text:span text:style-name="T4">int </text:span><text:span text:style-name="T1">i = </text:span><text:span text:style-name="T17">1</text:span><text:span text:style-name="T4">; </text:span><text:span text:style-name="T1">i &lt;= </text:span><text:span text:style-name="T13">body</text:span><text:span text:style-name="T1">.size()</text:span><text:span text:style-name="T4">; </text:span><text:span text:style-name="T1">i++) {</text:span></text:p>
      <text:p text:style-name="P6"><text:s text:c="12"/><text:span text:style-name="T4">if </text:span><text:span text:style-name="T1">(ISnake.</text:span><text:span text:style-name="T13">body</text:span><text:span text:style-name="T1">.getFirst().equals(ISnake.</text:span><text:span text:style-name="T13">body</text:span><text:span text:style-name="T1">.get(i))) {</text:span></text:p>
      <text:p text:style-name="P6"><text:s text:c="16"/><text:span text:style-name="T4">return true;</text:span></text:p>
      <text:p text:style-name="P6"><text:span text:style-name="T3"><text:s text:c="12"/></text:span><text:span text:style-name="T1">}</text:span></text:p>
      <text:p text:style-name="P6"><text:s text:c="8"/><text:span text:style-name="T1">}</text:span></text:p>
      <text:p text:style-name="P6"><text:s text:c="8"/><text:span text:style-name="T4">return false;</text:span></text:p>
      <text:p text:style-name="P6"><text:span text:style-name="T3"><text:s text:c="4"/></text:span><text:span text:style-name="T1">}</text:span></text:p>
      <text:p text:style-name="P1">}</text:p>
      <text:p text:style-name="P7"><text:span text:style-name="T8">/**</text:span><text:span text:style-name="T9">@author </text:span><text:span text:style-name="T8">maximilian raspe</text:span></text:p>
      <text:p text:style-name="P2"><text:s/><text:span text:style-name="T2">* </text:span></text:p>
      <text:p text:style-name="P2"><text:s/><text:span text:style-name="T2">*/</text:span></text:p>
      <text:p text:style-name="P7"><text:span text:style-name="T3">package </text:span>snake<text:span text:style-name="T3">;</text:span></text:p>
      <text:p text:style-name="P7"><text:span text:style-name="T3">import </text:span>java.util.LinkedList<text:span text:style-name="T3">;</text:span></text:p>
      <text:p text:style-name="P3">/**</text:p>
      <text:p text:style-name="P6"><text:span text:style-name="T5"><text:s/></text:span><text:span text:style-name="T6">* </text:span><text:span text:style-name="T7">@author </text:span><text:span text:style-name="T6">Viktoria, Sven</text:span></text:p>
      <text:p text:style-name="P6"><text:span text:style-name="T5"><text:s/></text:span><text:span text:style-name="T6">* </text:span><text:span text:style-name="T7">@date </text:span><text:span text:style-name="T6">03.12.2018</text:span></text:p>
      <text:p text:style-name="P6"><text:span text:style-name="T5"><text:s/></text:span><text:span text:style-name="T6">* </text:span><text:span text:style-name="T7">@version </text:span><text:span text:style-name="T6">1.0</text:span></text:p>
      <text:p text:style-name="P2"><text:s/><text:span text:style-name="T2">*</text:span></text:p>
      <text:p text:style-name="P2"><text:s/><text:span text:style-name="T2">* <text:s text:c="9"/>The snake that snakes over the gameboard with attributes length,</text:span></text:p>
      <text:p text:style-name="P2"><text:s/><text:span text:style-name="T2">* <text:s text:c="9"/>direction and body which is an ArrayList of snake.Body elements.</text:span></text:p>
      <text:p text:style-name="P2"><text:s/><text:span text:style-name="T2">*/</text:span></text:p>
      <text:p text:style-name="P7"><text:span text:style-name="T3">public interface </text:span>ISnake {</text:p>
      <text:p text:style-name="P6"><text:s text:c="3"/><text:span text:style-name="T6">/**</text:span></text:p>
      <text:p text:style-name="P2"><text:s text:c="4"/><text:span text:style-name="T2">* Possible directions of the snake: go up</text:span></text:p>
      <text:p text:style-name="P2"><text:s text:c="4"/><text:span text:style-name="T2">*/</text:span></text:p>
      <text:p text:style-name="P6"><text:span text:style-name="T5"><text:s text:c="3"/></text:span><text:span text:style-name="T4">final static char </text:span><text:span text:style-name="T13">GO_UP </text:span><text:span text:style-name="T1">= </text:span><text:span text:style-name="T22">'w'</text:span><text:span text:style-name="T4">;</text:span></text:p>
      <text:p text:style-name="P6"><text:span text:style-name="T3"><text:s text:c="3"/></text:span><text:span text:style-name="T6">/**</text:span></text:p>
      <text:p text:style-name="P2"><text:s text:c="4"/><text:span text:style-name="T2">* Possible directions of the snake: go down</text:span></text:p>
      <text:p text:style-name="P2"><text:s text:c="4"/><text:span text:style-name="T2">*/</text:span></text:p>
      <text:p text:style-name="P6"><text:span text:style-name="T5"><text:s text:c="3"/></text:span><text:span text:style-name="T4">final static char </text:span><text:span text:style-name="T13">GO_DOWN </text:span><text:span text:style-name="T1">= </text:span><text:span text:style-name="T22">'s'</text:span><text:span text:style-name="T4">;</text:span></text:p>
      <text:p text:style-name="P6"><text:span text:style-name="T3"><text:s text:c="3"/></text:span><text:span text:style-name="T6">/**</text:span></text:p>
      <text:p text:style-name="P2"><text:s text:c="4"/><text:span text:style-name="T2">* Possible directions of the snake: go left</text:span></text:p>
      <text:p text:style-name="P2"><text:s text:c="4"/><text:span text:style-name="T2">*/</text:span></text:p>
      <text:p text:style-name="P6"><text:span text:style-name="T5"><text:s text:c="3"/></text:span><text:span text:style-name="T4">final static char </text:span><text:span text:style-name="T13">GO_LEFT </text:span><text:span text:style-name="T1">= </text:span><text:span text:style-name="T22">'a'</text:span><text:span text:style-name="T4">;</text:span></text:p>
      <text:p text:style-name="P6"><text:span text:style-name="T3"><text:s text:c="3"/></text:span><text:span text:style-name="T6">/**</text:span></text:p>
      <text:p text:style-name="P2"><text:s text:c="4"/><text:span text:style-name="T2">* Possible directions of the snake: go right</text:span></text:p>
      <text:p text:style-name="P2"><text:s text:c="4"/><text:span text:style-name="T2">*/</text:span></text:p>
      <text:p text:style-name="P6"><text:span text:style-name="T5"><text:s text:c="3"/></text:span><text:span text:style-name="T4">final static char </text:span><text:span text:style-name="T13">GO_RIGHT </text:span><text:span text:style-name="T1">= </text:span><text:span text:style-name="T22">'d'</text:span><text:span text:style-name="T4">;</text:span></text:p>
      <text:p text:style-name="P6"><text:span text:style-name="T3"><text:s text:c="3"/></text:span><text:span text:style-name="T6">/**</text:span></text:p>
      <text:p text:style-name="P2"><text:s text:c="4"/><text:span text:style-name="T2">* The default x and y position of a body cell.</text:span></text:p>
      <text:p text:style-name="P2"><text:s text:c="4"/><text:span text:style-name="T2">*/</text:span></text:p>
      <text:p text:style-name="P6"><text:span text:style-name="T5"><text:s text:c="3"/></text:span><text:span text:style-name="T4">final static int </text:span><text:span text:style-name="T13">DEFAULT_BODY_POSITION </text:span><text:span text:style-name="T1">= </text:span><text:span text:style-name="T17">0</text:span><text:span text:style-name="T4">;</text:span></text:p>
      <text:p text:style-name="P6"><text:span text:style-name="T3"><text:s text:c="3"/></text:span><text:span text:style-name="T6">/**</text:span></text:p>
      <text:p text:style-name="P2"><text:s text:c="4"/><text:span text:style-name="T2">* The defulat start length of the snake.</text:span></text:p>
      <text:p text:style-name="P2"><text:s text:c="4"/><text:span text:style-name="T2">*/</text:span></text:p>
      <text:p text:style-name="P6"><text:span text:style-name="T5"><text:s text:c="3"/></text:span><text:span text:style-name="T4">final static int </text:span><text:span text:style-name="T13">DEFAULT_START_LENGTH </text:span><text:span text:style-name="T1">= </text:span><text:span text:style-name="T17">3</text:span><text:span text:style-name="T4">;</text:span></text:p>
      <text:p text:style-name="P6"><text:span text:style-name="T3"><text:s text:c="3"/></text:span><text:span text:style-name="T6">/**</text:span></text:p>
      <text:p text:style-name="P2"><text:s text:c="4"/><text:span text:style-name="T2">* The body list contains body elements which have knowledge about there x</text:span></text:p>
      <text:p text:style-name="P2"><text:s text:c="4"/><text:span text:style-name="T2">* and y position.</text:span></text:p>
      <text:p text:style-name="P2"><text:s text:c="4"/><text:span text:style-name="T2">*/</text:span></text:p>
      <text:p text:style-name="P6"><text:span text:style-name="T5"><text:s text:c="3"/></text:span><text:span text:style-name="T1">LinkedList&lt;Body&gt; </text:span><text:span text:style-name="T13">body </text:span><text:span text:style-name="T1">= </text:span><text:span text:style-name="T4">new </text:span><text:span text:style-name="T1">LinkedList&lt;Body&gt;()</text:span><text:span text:style-name="T4">;</text:span></text:p>
      <text:p text:style-name="P6"><text:span text:style-name="T3"><text:s text:c="3"/></text:span><text:span text:style-name="T6">/**</text:span></text:p>
      <text:p text:style-name="P2"><text:s text:c="4"/><text:span text:style-name="T2">* Check if the given char is in { GO_UP, GO_DOWN, GO_LEFT, GO_RIGHT} then</text:span></text:p>
      <text:p text:style-name="P2"><text:s text:c="4"/><text:span text:style-name="T2">* it set this.dir to the given value otherwise do nothing.</text:span></text:p>
      <text:p text:style-name="P2"><text:s text:c="4"/><text:span text:style-name="T2">* </text:span></text:p>
      <text:p text:style-name="P6"><text:span text:style-name="T5"><text:s text:c="4"/></text:span><text:span text:style-name="T6">* </text:span><text:span text:style-name="T7">@param </text:span><text:span text:style-name="T15">dir</text:span></text:p>
      <text:p text:style-name="P6"><text:span text:style-name="T14"><text:s text:c="4"/></text:span><text:span text:style-name="T6">* <text:s text:c="11"/>The new direction of the snake.</text:span></text:p>
      <text:p text:style-name="P2"><text:s text:c="4"/><text:span text:style-name="T2">*/</text:span></text:p>
      <text:p text:style-name="P6"><text:span text:style-name="T5"><text:s text:c="3"/></text:span><text:span text:style-name="T4">public void </text:span><text:span text:style-name="T10">setDir</text:span><text:span text:style-name="T1">(</text:span><text:span text:style-name="T4">char </text:span><text:span text:style-name="T1">dir)</text:span><text:span text:style-name="T4">;</text:span></text:p>
      <text:p text:style-name="P6"><text:span text:style-name="T3"><text:s text:c="3"/></text:span><text:span text:style-name="T6">/**</text:span></text:p>
      <text:p text:style-name="P6"><text:soft-page-break/><text:span text:style-name="T5"><text:s text:c="4"/></text:span><text:span text:style-name="T6">* </text:span><text:span text:style-name="T7">@return </text:span><text:span text:style-name="T6">The direction of the snake.</text:span></text:p>
      <text:p text:style-name="P2"><text:s text:c="4"/><text:span text:style-name="T2">*/</text:span></text:p>
      <text:p text:style-name="P6"><text:span text:style-name="T5"><text:s text:c="3"/></text:span><text:span text:style-name="T4">public char </text:span><text:span text:style-name="T10">getDir</text:span><text:span text:style-name="T1">()</text:span><text:span text:style-name="T4">;</text:span></text:p>
      <text:p text:style-name="P6"><text:span text:style-name="T3"><text:s text:c="3"/></text:span><text:span text:style-name="T6">/**</text:span></text:p>
      <text:p text:style-name="P2"><text:s text:c="4"/><text:span text:style-name="T2">* Returns true if the position of the head of the snake is equal to the</text:span></text:p>
      <text:p text:style-name="P2"><text:s text:c="4"/><text:span text:style-name="T2">* position of the apple from the game board.</text:span></text:p>
      <text:p text:style-name="P2"><text:s text:c="4"/><text:span text:style-name="T2">* </text:span></text:p>
      <text:p text:style-name="P6"><text:span text:style-name="T5"><text:s text:c="4"/></text:span><text:span text:style-name="T6">* </text:span><text:span text:style-name="T7">@return </text:span><text:span text:style-name="T6">true if the head of the snake have the same position like the</text:span></text:p>
      <text:p text:style-name="P2"><text:s text:c="4"/><text:span text:style-name="T2">* <text:s text:c="8"/>apple otherwise false.</text:span></text:p>
      <text:p text:style-name="P2"><text:s text:c="4"/><text:span text:style-name="T2">*/</text:span></text:p>
      <text:p text:style-name="P6"><text:span text:style-name="T5"><text:s text:c="3"/></text:span><text:span text:style-name="T4">public boolean </text:span><text:span text:style-name="T10">isEating</text:span><text:span text:style-name="T1">()</text:span><text:span text:style-name="T4">;</text:span></text:p>
      <text:p text:style-name="P6"><text:span text:style-name="T3"><text:s text:c="3"/></text:span><text:span text:style-name="T6">/**</text:span></text:p>
      <text:p text:style-name="P2"><text:s text:c="4"/><text:span text:style-name="T2">* Returns the number of body cells.</text:span></text:p>
      <text:p text:style-name="P2"><text:s text:c="4"/><text:span text:style-name="T2">* </text:span></text:p>
      <text:p text:style-name="P6"><text:span text:style-name="T5"><text:s text:c="4"/></text:span><text:span text:style-name="T6">* </text:span><text:span text:style-name="T7">@return </text:span><text:span text:style-name="T6">The number of body cells.</text:span></text:p>
      <text:p text:style-name="P2"><text:s text:c="4"/><text:span text:style-name="T2">*/</text:span></text:p>
      <text:p text:style-name="P6"><text:span text:style-name="T5"><text:s text:c="3"/></text:span><text:span text:style-name="T4">public int </text:span><text:span text:style-name="T10">getLength</text:span><text:span text:style-name="T1">()</text:span><text:span text:style-name="T4">;</text:span></text:p>
      <text:p text:style-name="P6"><text:span text:style-name="T3"><text:s text:c="3"/></text:span><text:span text:style-name="T6">/**</text:span></text:p>
      <text:p text:style-name="P2"><text:s text:c="4"/><text:span text:style-name="T2">* Change the coordinates of the first body cell to old coordinates plus the</text:span></text:p>
      <text:p text:style-name="P2"><text:s text:c="4"/><text:span text:style-name="T2">* step into its direction. Set the coordinates of every other cell to the</text:span></text:p>
      <text:p text:style-name="P2"><text:s text:c="4"/><text:span text:style-name="T2">* coordinates of the previous body cell.</text:span></text:p>
      <text:p text:style-name="P2"><text:s text:c="4"/><text:span text:style-name="T2">* </text:span></text:p>
      <text:p text:style-name="P2"><text:s text:c="4"/><text:span text:style-name="T2">* Call the isEating method and add a body cell to the body if necessary and</text:span></text:p>
      <text:p text:style-name="P2"><text:s text:c="4"/><text:span text:style-name="T2">* set a new apple if necessary.</text:span></text:p>
      <text:p text:style-name="P2"><text:s text:c="4"/><text:span text:style-name="T2">* </text:span></text:p>
      <text:p text:style-name="P2"><text:s text:c="4"/><text:span text:style-name="T2">* Check if the snake is self eating or leave the board.</text:span></text:p>
      <text:p text:style-name="P2"><text:s text:c="4"/><text:span text:style-name="T2">* </text:span></text:p>
      <text:p text:style-name="P6"><text:span text:style-name="T5"><text:s text:c="4"/></text:span><text:span text:style-name="T6">* </text:span><text:span text:style-name="T7">@return </text:span><text:span text:style-name="T6">True if the snake does not leave the game or is self eating</text:span></text:p>
      <text:p text:style-name="P2"><text:s text:c="4"/><text:span text:style-name="T2">* <text:s text:c="8"/>otherwise false.</text:span></text:p>
      <text:p text:style-name="P2"><text:s text:c="4"/><text:span text:style-name="T2">*/</text:span></text:p>
      <text:p text:style-name="P6"><text:span text:style-name="T5"><text:s text:c="3"/></text:span><text:span text:style-name="T4">public boolean </text:span><text:span text:style-name="T10">move</text:span><text:span text:style-name="T1">()</text:span><text:span text:style-name="T4">;</text:span></text:p>
      <text:p text:style-name="P6"><text:span text:style-name="T3"><text:s text:c="3"/></text:span><text:span text:style-name="T6">/**</text:span></text:p>
      <text:p text:style-name="P2"><text:s text:c="4"/><text:span text:style-name="T2">* Check if the snake is eating itself. A snake is eating itself, if the</text:span></text:p>
      <text:p text:style-name="P2"><text:s text:c="4"/><text:span text:style-name="T2">* first body position is equal to any other body position.</text:span></text:p>
      <text:p text:style-name="P2"><text:s text:c="4"/><text:span text:style-name="T2">* </text:span></text:p>
      <text:p text:style-name="P6"><text:span text:style-name="T5"><text:s text:c="4"/></text:span><text:span text:style-name="T6">* </text:span><text:span text:style-name="T7">@return </text:span><text:span text:style-name="T6">True if the snake eat itself, false otherwise.</text:span></text:p>
      <text:p text:style-name="P2"><text:s text:c="4"/><text:span text:style-name="T2">*/</text:span></text:p>
      <text:p text:style-name="P6"><text:span text:style-name="T5"><text:s text:c="3"/></text:span><text:span text:style-name="T4">public boolean </text:span><text:span text:style-name="T10">isSelfEating</text:span><text:span text:style-name="T1">()</text:span><text:span text:style-name="T4">;</text:span></text:p>
      <text:p text:style-name="P6"><text:span text:style-name="T3"><text:s text:c="3"/></text:span><text:span text:style-name="T6">/**</text:span></text:p>
      <text:p text:style-name="P2"><text:s text:c="4"/><text:span text:style-name="T2">* Check if the snake leaves the board or not.</text:span></text:p>
      <text:p text:style-name="P2"><text:s text:c="4"/><text:span text:style-name="T2">* </text:span></text:p>
      <text:p text:style-name="P6"><text:span text:style-name="T5"><text:s text:c="4"/></text:span><text:span text:style-name="T6">* </text:span><text:span text:style-name="T7">@return </text:span><text:span text:style-name="T6">True if the snake leaves the board otherwise false.</text:span></text:p>
      <text:p text:style-name="P2"><text:s text:c="4"/><text:span text:style-name="T2">*/</text:span></text:p>
      <text:p text:style-name="P6"><text:span text:style-name="T5"><text:s text:c="3"/></text:span><text:span text:style-name="T4">public boolean </text:span><text:span text:style-name="T10">leavesTheBoard</text:span><text:span text:style-name="T1">()</text:span><text:span text:style-name="T4">;</text:span></text:p>
      <text:p text:style-name="P1">}</text:p>
      <text:p text:style-name="P3">/**</text:p>
      <text:p text:style-name="P2"><text:s/><text:span text:style-name="T2">* </text:span></text:p>
      <text:p text:style-name="P6"><text:span text:style-name="T5"><text:s/></text:span><text:span text:style-name="T6">*/</text:span><text:span text:style-name="T19">//@author maximilian raspe</text:span></text:p>
      <text:p text:style-name="P7"><text:span text:style-name="T3">package </text:span>snake<text:span text:style-name="T3">;</text:span></text:p>
      <text:p text:style-name="P7"><text:span text:style-name="T3">import </text:span>java.awt.Color<text:span text:style-name="T3">;</text:span></text:p>
      <text:p text:style-name="P7"><text:span text:style-name="T3">import </text:span>java.awt.event.ActionEvent<text:span text:style-name="T3">;</text:span></text:p>
      <text:p text:style-name="P7"><text:span text:style-name="T3">import </text:span>java.awt.event.ActionListener<text:span text:style-name="T3">;</text:span></text:p>
      <text:p text:style-name="P7"><text:span text:style-name="T3">import </text:span>javax.swing.Timer<text:span text:style-name="T3">;</text:span></text:p>
      <text:p text:style-name="P3">/**</text:p>
      <text:p text:style-name="P6"><text:span text:style-name="T5"><text:s/></text:span><text:span text:style-name="T6">* </text:span><text:span text:style-name="T7">@author </text:span><text:span text:style-name="T6">Sven Loeffler</text:span></text:p>
      <text:p text:style-name="P6"><text:span text:style-name="T5"><text:s/></text:span><text:span text:style-name="T6">* </text:span><text:span text:style-name="T7">@date </text:span><text:span text:style-name="T6">04.12.2018</text:span></text:p>
      <text:p text:style-name="P6"><text:span text:style-name="T5"><text:s/></text:span><text:span text:style-name="T6">* </text:span><text:span text:style-name="T7">@version </text:span><text:span text:style-name="T6">1.0</text:span></text:p>
      <text:p text:style-name="P2"><text:s/><text:span text:style-name="T2">*/</text:span></text:p>
      <text:p text:style-name="P7"><text:span text:style-name="T3">public class </text:span>GameBoard {</text:p>
      <text:p text:style-name="P6"><text:s text:c="3"/><text:span text:style-name="T4">private static </text:span><text:span text:style-name="T1">Body </text:span><text:span text:style-name="T13">appleBody</text:span><text:span text:style-name="T4">;</text:span></text:p>
      <text:p text:style-name="P6"><text:span text:style-name="T3"><text:s text:c="3"/></text:span><text:span text:style-name="T4">private static </text:span><text:span text:style-name="T1">ISnake </text:span><text:span text:style-name="T13">snake</text:span><text:span text:style-name="T4">;</text:span></text:p>
      <text:p text:style-name="P6"><text:span text:style-name="T3"><text:s text:c="3"/></text:span><text:span text:style-name="T4">private </text:span><text:span text:style-name="T1">GameBoard </text:span><text:span text:style-name="T12">board</text:span><text:span text:style-name="T4">;</text:span></text:p>
      <text:p text:style-name="P6"><text:soft-page-break/><text:span text:style-name="T3"><text:s text:c="3"/></text:span><text:span text:style-name="T6">/**</text:span></text:p>
      <text:p text:style-name="P2"><text:s text:c="4"/><text:span text:style-name="T2">* The timer which handle the inputs.</text:span></text:p>
      <text:p text:style-name="P2"><text:s text:c="4"/><text:span text:style-name="T2">*/</text:span></text:p>
      <text:p text:style-name="P6"><text:span text:style-name="T5"><text:s text:c="3"/></text:span><text:span text:style-name="T4">private static </text:span><text:span text:style-name="T1">Timer </text:span><text:span text:style-name="T13">timer</text:span><text:span text:style-name="T4">;</text:span></text:p>
      <text:p text:style-name="P6"><text:span text:style-name="T3"><text:s text:c="3"/></text:span><text:span text:style-name="T4">private static int </text:span><text:span text:style-name="T13">time </text:span><text:span text:style-name="T1">= </text:span><text:span text:style-name="T17">100</text:span><text:span text:style-name="T4">;</text:span></text:p>
      <text:p text:style-name="P6"><text:span text:style-name="T3"><text:s text:c="3"/></text:span><text:span text:style-name="T6">/**</text:span></text:p>
      <text:p text:style-name="P2"><text:s text:c="4"/><text:span text:style-name="T2">* Creates a new GameBoard. For this, a new Snake is created with this</text:span></text:p>
      <text:p text:style-name="P2"><text:s text:c="4"/><text:span text:style-name="T2">* GameBoard as input, then a new appleBody is created and the apple is set.</text:span></text:p>
      <text:p text:style-name="P2"><text:s text:c="4"/><text:span text:style-name="T2">*/</text:span></text:p>
      <text:p text:style-name="P6"><text:span text:style-name="T5"><text:s text:c="3"/></text:span><text:span text:style-name="T4">public </text:span><text:span text:style-name="T10">GameBoard</text:span><text:span text:style-name="T1">() {</text:span></text:p>
      <text:p text:style-name="P6"><text:s text:c="6"/><text:span text:style-name="T1">Console.</text:span><text:span text:style-name="T2">setBackground</text:span><text:span text:style-name="T1">(Color.</text:span><text:span text:style-name="T13">black</text:span><text:span text:style-name="T1">)</text:span><text:span text:style-name="T4">; <text:s text:c="3"/></text:span><text:span text:style-name="T19">//malt konsole und generiert apfel</text:span></text:p>
      <text:p text:style-name="P6"><text:span text:style-name="T18"><text:s text:c="6"/></text:span><text:span text:style-name="T1">Console.</text:span><text:span text:style-name="T2">setForeground</text:span><text:span text:style-name="T1">(Color.</text:span><text:span text:style-name="T13">white</text:span><text:span text:style-name="T1">)</text:span><text:span text:style-name="T4">;</text:span></text:p>
      <text:p text:style-name="P6"><text:span text:style-name="T3"><text:s text:c="6"/></text:span><text:span text:style-name="T13">appleBody </text:span><text:span text:style-name="T1">= </text:span><text:span text:style-name="T4">new </text:span><text:span text:style-name="T1">Body(</text:span><text:span text:style-name="T17">5</text:span><text:span text:style-name="T4">, </text:span><text:span text:style-name="T17">7</text:span><text:span text:style-name="T1">)</text:span><text:span text:style-name="T4">;</text:span></text:p>
      <text:p text:style-name="P6"><text:span text:style-name="T3"><text:s text:c="6"/></text:span><text:span text:style-name="T2">drawApple</text:span><text:span text:style-name="T1">()</text:span><text:span text:style-name="T4">;</text:span></text:p>
      <text:p text:style-name="P6"><text:span text:style-name="T3"><text:s text:c="6"/></text:span><text:span text:style-name="T2">drawSnake</text:span><text:span text:style-name="T1">()</text:span><text:span text:style-name="T4">;</text:span></text:p>
      <text:p text:style-name="P6"><text:span text:style-name="T3"><text:s text:c="3"/></text:span><text:span text:style-name="T1">}</text:span></text:p>
      <text:p text:style-name="P6"><text:s text:c="3"/><text:span text:style-name="T6">/**</text:span></text:p>
      <text:p text:style-name="P2"><text:s text:c="4"/><text:span text:style-name="T2">* Initialize the timer and start the game.</text:span></text:p>
      <text:p text:style-name="P2"><text:s text:c="4"/><text:span text:style-name="T2">*/</text:span></text:p>
      <text:p text:style-name="P6"><text:span text:style-name="T5"><text:s text:c="3"/></text:span><text:span text:style-name="T4">public void </text:span><text:span text:style-name="T10">startGame</text:span><text:span text:style-name="T1">() {</text:span></text:p>
      <text:p text:style-name="P6"><text:s text:c="6"/><text:span text:style-name="T13">timer </text:span><text:span text:style-name="T1">= </text:span><text:span text:style-name="T4">new </text:span><text:span text:style-name="T1">Timer(</text:span><text:span text:style-name="T13">time</text:span><text:span text:style-name="T4">, new </text:span><text:span text:style-name="T1">ActionListener() {</text:span></text:p>
      <text:p text:style-name="P6"><text:s text:c="9"/><text:span text:style-name="T21">@Override</text:span></text:p>
      <text:p text:style-name="P6"><text:span text:style-name="T20"><text:s text:c="9"/></text:span><text:span text:style-name="T19">// every time a timer interrupt appears the snake moves</text:span></text:p>
      <text:p text:style-name="P6"><text:span text:style-name="T18"><text:s text:c="9"/></text:span><text:span text:style-name="T4">public void </text:span><text:span text:style-name="T10">actionPerformed</text:span><text:span text:style-name="T1">(ActionEvent e) {</text:span></text:p>
      <text:p text:style-name="P6"><text:s text:c="12"/><text:span text:style-name="T1">Console.</text:span><text:span text:style-name="T2">displayOff</text:span><text:span text:style-name="T1">()</text:span><text:span text:style-name="T4">;</text:span></text:p>
      <text:p text:style-name="P6"><text:span text:style-name="T3"><text:s text:c="12"/></text:span><text:span text:style-name="T4">if </text:span><text:span text:style-name="T1">(!</text:span><text:span text:style-name="T13">snake</text:span><text:span text:style-name="T1">.move()) {</text:span></text:p>
      <text:p text:style-name="P6"><text:s text:c="15"/><text:span text:style-name="T2">gameOver</text:span><text:span text:style-name="T1">()</text:span><text:span text:style-name="T4">;</text:span></text:p>
      <text:p text:style-name="P6"><text:span text:style-name="T3"><text:s text:c="12"/></text:span><text:span text:style-name="T1">} </text:span><text:span text:style-name="T4">else </text:span><text:span text:style-name="T1">{</text:span></text:p>
      <text:p text:style-name="P6"><text:s text:c="15"/><text:span text:style-name="T1">Console.</text:span><text:span text:style-name="T2">setForeground</text:span><text:span text:style-name="T1">(Color.</text:span><text:span text:style-name="T13">BLACK</text:span><text:span text:style-name="T1">)</text:span><text:span text:style-name="T4">;</text:span></text:p>
      <text:p text:style-name="P6"><text:span text:style-name="T3"><text:s text:c="15"/></text:span><text:span text:style-name="T1">Console.</text:span><text:span text:style-name="T2">setBackground</text:span><text:span text:style-name="T1">(Color.</text:span><text:span text:style-name="T13">BLACK</text:span><text:span text:style-name="T1">)</text:span><text:span text:style-name="T4">;</text:span></text:p>
      <text:p text:style-name="P6"><text:span text:style-name="T3"><text:s text:c="15"/></text:span><text:span text:style-name="T1">Console.</text:span><text:span text:style-name="T2">clear</text:span><text:span text:style-name="T1">()</text:span><text:span text:style-name="T4">;</text:span></text:p>
      <text:p text:style-name="P6"><text:span text:style-name="T3"><text:s text:c="15"/></text:span><text:span text:style-name="T2">drawSnake</text:span><text:span text:style-name="T1">()</text:span><text:span text:style-name="T4">;</text:span></text:p>
      <text:p text:style-name="P6"><text:span text:style-name="T3"><text:s text:c="15"/></text:span><text:span text:style-name="T2">drawApple</text:span><text:span text:style-name="T1">()</text:span><text:span text:style-name="T4">;</text:span></text:p>
      <text:p text:style-name="P6"><text:span text:style-name="T3"><text:s text:c="12"/></text:span><text:span text:style-name="T1">}</text:span></text:p>
      <text:p text:style-name="P6"><text:s text:c="12"/><text:span text:style-name="T1">Console.</text:span><text:span text:style-name="T2">displayOn</text:span><text:span text:style-name="T1">()</text:span><text:span text:style-name="T4">;</text:span></text:p>
      <text:p text:style-name="P6"><text:span text:style-name="T3"><text:s text:c="9"/></text:span><text:span text:style-name="T1">}</text:span></text:p>
      <text:p text:style-name="P6"><text:s text:c="6"/><text:span text:style-name="T1">})</text:span><text:span text:style-name="T4">;</text:span></text:p>
      <text:p text:style-name="P6"><text:span text:style-name="T3"><text:s text:c="6"/></text:span><text:span text:style-name="T19">// start the timer</text:span></text:p>
      <text:p text:style-name="P6"><text:span text:style-name="T18"><text:s text:c="6"/></text:span><text:span text:style-name="T13">timer</text:span><text:span text:style-name="T1">.setCoalesce(</text:span><text:span text:style-name="T4">true</text:span><text:span text:style-name="T1">)</text:span><text:span text:style-name="T4">;</text:span></text:p>
      <text:p text:style-name="P6"><text:span text:style-name="T3"><text:s text:c="6"/></text:span><text:span text:style-name="T13">timer</text:span><text:span text:style-name="T1">.start()</text:span><text:span text:style-name="T4">;</text:span></text:p>
      <text:p text:style-name="P6"><text:span text:style-name="T3"><text:s text:c="3"/></text:span><text:span text:style-name="T1">}</text:span></text:p>
      <text:p text:style-name="P6"><text:s text:c="3"/><text:span text:style-name="T6">/**</text:span></text:p>
      <text:p text:style-name="P2"><text:s text:c="4"/><text:span text:style-name="T2">* Listen to the keyboard and set the new direction.</text:span></text:p>
      <text:p text:style-name="P2"><text:s text:c="4"/><text:span text:style-name="T2">* </text:span></text:p>
      <text:p text:style-name="P6"><text:span text:style-name="T5"><text:s text:c="4"/></text:span><text:span text:style-name="T6">* </text:span><text:span text:style-name="T7">@param </text:span><text:span text:style-name="T15">c</text:span></text:p>
      <text:p text:style-name="P6"><text:span text:style-name="T14"><text:s text:c="4"/></text:span><text:span text:style-name="T6">* <text:s text:c="11"/>The new direction.</text:span></text:p>
      <text:p text:style-name="P2"><text:s text:c="4"/><text:span text:style-name="T2">*/</text:span></text:p>
      <text:p text:style-name="P6"><text:span text:style-name="T5"><text:s text:c="3"/></text:span><text:span text:style-name="T4">public static void </text:span><text:span text:style-name="T10">listen</text:span><text:span text:style-name="T1">(</text:span><text:span text:style-name="T4">char </text:span><text:span text:style-name="T1">c) {</text:span></text:p>
      <text:p text:style-name="P6"><text:s text:c="6"/><text:span text:style-name="T13">snake</text:span><text:span text:style-name="T1">.setDir(c)</text:span><text:span text:style-name="T4">;</text:span></text:p>
      <text:p text:style-name="P6"><text:span text:style-name="T3"><text:s text:c="3"/></text:span><text:span text:style-name="T1">}</text:span></text:p>
      <text:p text:style-name="P6"><text:s text:c="3"/><text:span text:style-name="T6">/**</text:span></text:p>
      <text:p text:style-name="P2"><text:s text:c="4"/><text:span text:style-name="T2">* Draw the "Game Over" screen with current score: snake.length - initial</text:span></text:p>
      <text:p text:style-name="P2"><text:s text:c="4"/><text:span text:style-name="T2">* length of snake</text:span></text:p>
      <text:p text:style-name="P2"><text:s text:c="4"/><text:span text:style-name="T2">*/</text:span></text:p>
      <text:p text:style-name="P6"><text:span text:style-name="T5"><text:s text:c="3"/></text:span><text:span text:style-name="T4">private static void </text:span><text:span text:style-name="T10">gameOver</text:span><text:span text:style-name="T1">() {</text:span></text:p>
      <text:p text:style-name="P6"><text:s text:c="6"/><text:span text:style-name="T13">timer</text:span><text:span text:style-name="T1">.stop()</text:span><text:span text:style-name="T4">;</text:span></text:p>
      <text:p text:style-name="P6"><text:span text:style-name="T3"><text:s text:c="6"/></text:span><text:span text:style-name="T1">Console.</text:span><text:span text:style-name="T2">displayOff</text:span><text:span text:style-name="T1">()</text:span><text:span text:style-name="T4">;</text:span></text:p>
      <text:p text:style-name="P6"><text:span text:style-name="T3"><text:s text:c="6"/></text:span><text:span text:style-name="T1">Console.</text:span><text:span text:style-name="T2">clear</text:span><text:span text:style-name="T1">()</text:span><text:span text:style-name="T4">;</text:span></text:p>
      <text:p text:style-name="P6"><text:span text:style-name="T3"><text:s text:c="6"/></text:span><text:span text:style-name="T4">int </text:span><text:span text:style-name="T1">x = </text:span><text:span text:style-name="T17">10</text:span><text:span text:style-name="T4">;</text:span></text:p>
      <text:p text:style-name="P6"><text:span text:style-name="T3"><text:s text:c="6"/></text:span><text:span text:style-name="T4">int </text:span><text:span text:style-name="T1">y = </text:span><text:span text:style-name="T17">6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setBackground</text:span><text:span text:style-name="T1">(Color.</text:span><text:span text:style-name="T13">WHITE</text:span><text:span text:style-name="T1">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<text:s text:c="2"/>"</text:span><text:span text:style-name="T1">)</text:span><text:span text:style-name="T4">;</text:span></text:p>
      <text:p text:style-name="P6"><text:span text:style-name="T3"><text:s text:c="6"/></text:span><text:span text:style-name="T1">x = x + </text:span><text:span text:style-name="T17">5</text:span><text:span text:style-name="T4">;</text:span></text:p>
      <text:p text:style-name="P6"><text:soft-page-break/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<text:s/>"</text:span><text:span text:style-name="T1">)</text:span><text:span text:style-name="T4">;</text:span></text:p>
      <text:p text:style-name="P6"><text:span text:style-name="T3"><text:s text:c="6"/></text:span><text:span text:style-name="T1">x = x + </text:span><text:span text:style-name="T17">4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"</text:span><text:span text:style-name="T1">)</text:span><text:span text:style-name="T4">;</text:span></text:p>
      <text:p text:style-name="P6"><text:span text:style-name="T3"><text:s text:c="6"/></text:span><text:span text:style-name="T1">x = x + </text:span><text:span text:style-name="T17">4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"</text:span><text:span text:style-name="T1">)</text:span><text:span text:style-name="T4">;</text:span></text:p>
      <text:p text:style-name="P6"><text:span text:style-name="T3"><text:s text:c="6"/></text:span><text:span text:style-name="T1">x = x + </text:span><text:span text:style-name="T17">2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<text:s text:c="3"/>"</text:span><text:span text:style-name="T1">)</text:span><text:span text:style-name="T4">;</text:span></text:p>
      <text:p text:style-name="P6"><text:span text:style-name="T3"><text:s text:c="6"/></text:span><text:span text:style-name="T1">x = </text:span><text:span text:style-name="T17">9</text:span><text:span text:style-name="T4">;</text:span></text:p>
      <text:p text:style-name="P6"><text:span text:style-name="T3"><text:s text:c="6"/></text:span><text:span text:style-name="T1">y++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"</text:span><text:span text:style-name="T1">)</text:span><text:span text:style-name="T4">;</text:span></text:p>
      <text:p text:style-name="P6"><text:span text:style-name="T3"><text:s text:c="6"/></text:span><text:span text:style-name="T1">x = x + </text:span><text:span text:style-name="T17">5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"</text:span><text:span text:style-name="T1">)</text:span><text:span text:style-name="T4">;</text:span></text:p>
      <text:p text:style-name="P6"><text:span text:style-name="T3"><text:s text:c="6"/></text:span><text:span text:style-name="T1">x = x + </text:span><text:span text:style-name="T17">3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"</text:span><text:span text:style-name="T1">)</text:span><text:span text:style-name="T4">;</text:span></text:p>
      <text:p text:style-name="P6"><text:span text:style-name="T3"><text:s text:c="6"/></text:span><text:span text:style-name="T1">x = x + </text:span><text:span text:style-name="T17">2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<text:s/>"</text:span><text:span text:style-name="T1">)</text:span><text:span text:style-name="T4">;</text:span></text:p>
      <text:p text:style-name="P6"><text:span text:style-name="T3"><text:s text:c="6"/></text:span><text:span text:style-name="T1">x = x + </text:span><text:span text:style-name="T17">3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<text:s/>"</text:span><text:span text:style-name="T1">)</text:span><text:span text:style-name="T4">;</text:span></text:p>
      <text:p text:style-name="P6"><text:span text:style-name="T3"><text:s text:c="6"/></text:span><text:span text:style-name="T1">x = x + </text:span><text:span text:style-name="T17">3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"</text:span><text:span text:style-name="T1">)</text:span><text:span text:style-name="T4">;</text:span></text:p>
      <text:p text:style-name="P6"><text:span text:style-name="T3"><text:s text:c="6"/></text:span><text:span text:style-name="T1">x = </text:span><text:span text:style-name="T17">9</text:span><text:span text:style-name="T4">;</text:span></text:p>
      <text:p text:style-name="P6"><text:span text:style-name="T3"><text:s text:c="6"/></text:span><text:span text:style-name="T1">y++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"</text:span><text:span text:style-name="T1">)</text:span><text:span text:style-name="T4">;</text:span></text:p>
      <text:p text:style-name="P6"><text:span text:style-name="T3"><text:s text:c="6"/></text:span><text:span text:style-name="T1">x = x + </text:span><text:span text:style-name="T17">2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<text:s/>"</text:span><text:span text:style-name="T1">)</text:span><text:span text:style-name="T4">;</text:span></text:p>
      <text:p text:style-name="P6"><text:span text:style-name="T3"><text:s text:c="6"/></text:span><text:span text:style-name="T1">x = x + </text:span><text:span text:style-name="T17">3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<text:s text:c="3"/>"</text:span><text:span text:style-name="T1">)</text:span><text:span text:style-name="T4">;</text:span></text:p>
      <text:p text:style-name="P6"><text:span text:style-name="T3"><text:s text:c="6"/></text:span><text:span text:style-name="T1">x = x + </text:span><text:span text:style-name="T17">5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"</text:span><text:span text:style-name="T1">)</text:span><text:span text:style-name="T4">;</text:span></text:p>
      <text:p text:style-name="P6"><text:span text:style-name="T3"><text:s text:c="6"/></text:span><text:span text:style-name="T1">x = x + </text:span><text:span text:style-name="T17">2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"</text:span><text:span text:style-name="T1">)</text:span><text:span text:style-name="T4">;</text:span></text:p>
      <text:p text:style-name="P6"><text:span text:style-name="T3"><text:s text:c="6"/></text:span><text:span text:style-name="T1">x = x + </text:span><text:span text:style-name="T17">2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"</text:span><text:span text:style-name="T1">)</text:span><text:span text:style-name="T4">;</text:span></text:p>
      <text:p text:style-name="P6"><text:span text:style-name="T3"><text:s text:c="6"/></text:span><text:span text:style-name="T1">x = x + </text:span><text:span text:style-name="T17">2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<text:s text:c="2"/>"</text:span><text:span text:style-name="T1">)</text:span><text:span text:style-name="T4">;</text:span></text:p>
      <text:p text:style-name="P6"><text:span text:style-name="T3"><text:s text:c="6"/></text:span><text:span text:style-name="T1">x = </text:span><text:span text:style-name="T17">9</text:span><text:span text:style-name="T4">;</text:span></text:p>
      <text:p text:style-name="P6"><text:span text:style-name="T3"><text:s text:c="6"/></text:span><text:span text:style-name="T1">y++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"</text:span><text:span text:style-name="T1">)</text:span><text:span text:style-name="T4">;</text:span></text:p>
      <text:p text:style-name="P6"><text:span text:style-name="T3"><text:s text:c="6"/></text:span><text:span text:style-name="T1">x = x + </text:span><text:span text:style-name="T17">3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"</text:span><text:span text:style-name="T1">)</text:span><text:span text:style-name="T4">;</text:span></text:p>
      <text:p text:style-name="P6"><text:span text:style-name="T3"><text:s text:c="6"/></text:span><text:span text:style-name="T1">x = x + </text:span><text:span text:style-name="T17">2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"</text:span><text:span text:style-name="T1">)</text:span><text:span text:style-name="T4">;</text:span></text:p>
      <text:p text:style-name="P6"><text:span text:style-name="T3"><text:s text:c="6"/></text:span><text:span text:style-name="T1">x = x + </text:span><text:span text:style-name="T17">3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oft-page-break/><text:span text:style-name="T3"><text:s text:c="6"/></text:span><text:span text:style-name="T1">Console.</text:span><text:span text:style-name="T2">write</text:span><text:span text:style-name="T1">(</text:span><text:span text:style-name="T22">" "</text:span><text:span text:style-name="T1">)</text:span><text:span text:style-name="T4">;</text:span></text:p>
      <text:p text:style-name="P6"><text:span text:style-name="T3"><text:s text:c="6"/></text:span><text:span text:style-name="T1">x = x + </text:span><text:span text:style-name="T17">2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"</text:span><text:span text:style-name="T1">)</text:span><text:span text:style-name="T4">;</text:span></text:p>
      <text:p text:style-name="P6"><text:span text:style-name="T3"><text:s text:c="6"/></text:span><text:span text:style-name="T1">x = x + </text:span><text:span text:style-name="T17">4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"</text:span><text:span text:style-name="T1">)</text:span><text:span text:style-name="T4">;</text:span></text:p>
      <text:p text:style-name="P6"><text:span text:style-name="T3"><text:s text:c="6"/></text:span><text:span text:style-name="T1">x = x + </text:span><text:span text:style-name="T17">2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"</text:span><text:span text:style-name="T1">)</text:span><text:span text:style-name="T4">;</text:span></text:p>
      <text:p text:style-name="P6"><text:span text:style-name="T3"><text:s text:c="6"/></text:span><text:span text:style-name="T1">x = </text:span><text:span text:style-name="T17">10</text:span><text:span text:style-name="T4">;</text:span></text:p>
      <text:p text:style-name="P6"><text:span text:style-name="T3"><text:s text:c="6"/></text:span><text:span text:style-name="T1">y++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<text:s text:c="2"/>"</text:span><text:span text:style-name="T1">)</text:span><text:span text:style-name="T4">;</text:span></text:p>
      <text:p text:style-name="P6"><text:span text:style-name="T3"><text:s text:c="6"/></text:span><text:span text:style-name="T1">x = x + </text:span><text:span text:style-name="T17">4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"</text:span><text:span text:style-name="T1">)</text:span><text:span text:style-name="T4">;</text:span></text:p>
      <text:p text:style-name="P6"><text:span text:style-name="T3"><text:s text:c="6"/></text:span><text:span text:style-name="T1">x = x + </text:span><text:span text:style-name="T17">3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"</text:span><text:span text:style-name="T1">)</text:span><text:span text:style-name="T4">;</text:span></text:p>
      <text:p text:style-name="P6"><text:span text:style-name="T3"><text:s text:c="6"/></text:span><text:span text:style-name="T1">x = x + </text:span><text:span text:style-name="T17">2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"</text:span><text:span text:style-name="T1">)</text:span><text:span text:style-name="T4">;</text:span></text:p>
      <text:p text:style-name="P6"><text:span text:style-name="T3"><text:s text:c="6"/></text:span><text:span text:style-name="T1">x = x + </text:span><text:span text:style-name="T17">4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"</text:span><text:span text:style-name="T1">)</text:span><text:span text:style-name="T4">;</text:span></text:p>
      <text:p text:style-name="P6"><text:span text:style-name="T3"><text:s text:c="6"/></text:span><text:span text:style-name="T1">x = x + </text:span><text:span text:style-name="T17">2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<text:s text:c="3"/>"</text:span><text:span text:style-name="T1">)</text:span><text:span text:style-name="T4">;</text:span></text:p>
      <text:p text:style-name="P6"><text:span text:style-name="T3"><text:s text:c="6"/></text:span><text:span text:style-name="T1">y++</text:span><text:span text:style-name="T4">;</text:span></text:p>
      <text:p text:style-name="P6"><text:span text:style-name="T3"><text:s text:c="6"/></text:span><text:span text:style-name="T1">x = </text:span><text:span text:style-name="T17">10</text:span><text:span text:style-name="T4">;</text:span></text:p>
      <text:p text:style-name="P6"><text:span text:style-name="T3"><text:s text:c="6"/></text:span><text:span text:style-name="T1">y++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<text:s/>"</text:span><text:span text:style-name="T1">)</text:span><text:span text:style-name="T4">;</text:span></text:p>
      <text:p text:style-name="P6"><text:span text:style-name="T3"><text:s text:c="6"/></text:span><text:span text:style-name="T1">x = x + </text:span><text:span text:style-name="T17">4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"</text:span><text:span text:style-name="T1">)</text:span><text:span text:style-name="T4">;</text:span></text:p>
      <text:p text:style-name="P6"><text:span text:style-name="T3"><text:s text:c="6"/></text:span><text:span text:style-name="T1">x = x + </text:span><text:span text:style-name="T17">4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"</text:span><text:span text:style-name="T1">)</text:span><text:span text:style-name="T4">;</text:span></text:p>
      <text:p text:style-name="P6"><text:span text:style-name="T3"><text:s text:c="6"/></text:span><text:span text:style-name="T1">x = x + </text:span><text:span text:style-name="T17">2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<text:s text:c="3"/>"</text:span><text:span text:style-name="T1">)</text:span><text:span text:style-name="T4">;</text:span></text:p>
      <text:p text:style-name="P6"><text:span text:style-name="T3"><text:s text:c="6"/></text:span><text:span text:style-name="T1">x = x + </text:span><text:span text:style-name="T17">5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<text:s text:c="2"/>"</text:span><text:span text:style-name="T1">)</text:span><text:span text:style-name="T4">;</text:span></text:p>
      <text:p text:style-name="P6"><text:span text:style-name="T3"><text:s text:c="6"/></text:span><text:span text:style-name="T1">x = </text:span><text:span text:style-name="T17">9</text:span><text:span text:style-name="T4">;</text:span></text:p>
      <text:p text:style-name="P6"><text:span text:style-name="T3"><text:s text:c="6"/></text:span><text:span text:style-name="T1">y++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"</text:span><text:span text:style-name="T1">)</text:span><text:span text:style-name="T4">;</text:span></text:p>
      <text:p text:style-name="P6"><text:span text:style-name="T3"><text:s text:c="6"/></text:span><text:span text:style-name="T1">x = x + </text:span><text:span text:style-name="T17">3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"</text:span><text:span text:style-name="T1">)</text:span><text:span text:style-name="T4">;</text:span></text:p>
      <text:p text:style-name="P6"><text:span text:style-name="T3"><text:s text:c="6"/></text:span><text:span text:style-name="T1">x = x + </text:span><text:span text:style-name="T17">2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"</text:span><text:span text:style-name="T1">)</text:span><text:span text:style-name="T4">;</text:span></text:p>
      <text:p text:style-name="P6"><text:span text:style-name="T3"><text:s text:c="6"/></text:span><text:span text:style-name="T1">x = x + </text:span><text:span text:style-name="T17">4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"</text:span><text:span text:style-name="T1">)</text:span><text:span text:style-name="T4">;</text:span></text:p>
      <text:p text:style-name="P6"><text:span text:style-name="T3"><text:s text:c="6"/></text:span><text:span text:style-name="T1">x = x + </text:span><text:span text:style-name="T17">2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"</text:span><text:span text:style-name="T1">)</text:span><text:span text:style-name="T4">;</text:span></text:p>
      <text:p text:style-name="P6"><text:span text:style-name="T3"><text:s text:c="6"/></text:span><text:span text:style-name="T1">x = x + </text:span><text:span text:style-name="T17">5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oft-page-break/><text:span text:style-name="T3"><text:s text:c="6"/></text:span><text:span text:style-name="T1">Console.</text:span><text:span text:style-name="T2">write</text:span><text:span text:style-name="T1">(</text:span><text:span text:style-name="T22">" "</text:span><text:span text:style-name="T1">)</text:span><text:span text:style-name="T4">;</text:span></text:p>
      <text:p text:style-name="P6"><text:span text:style-name="T3"><text:s text:c="6"/></text:span><text:span text:style-name="T1">x = x + </text:span><text:span text:style-name="T17">3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"</text:span><text:span text:style-name="T1">)</text:span><text:span text:style-name="T4">;</text:span></text:p>
      <text:p text:style-name="P6"><text:span text:style-name="T3"><text:s text:c="6"/></text:span><text:span text:style-name="T1">x = </text:span><text:span text:style-name="T17">9</text:span><text:span text:style-name="T4">;</text:span></text:p>
      <text:p text:style-name="P6"><text:span text:style-name="T3"><text:s text:c="6"/></text:span><text:span text:style-name="T1">y++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"</text:span><text:span text:style-name="T1">)</text:span><text:span text:style-name="T4">;</text:span></text:p>
      <text:p text:style-name="P6"><text:span text:style-name="T3"><text:s text:c="6"/></text:span><text:span text:style-name="T1">x = x + </text:span><text:span text:style-name="T17">3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"</text:span><text:span text:style-name="T1">)</text:span><text:span text:style-name="T4">;</text:span></text:p>
      <text:p text:style-name="P6"><text:span text:style-name="T3"><text:s text:c="6"/></text:span><text:span text:style-name="T1">x = x + </text:span><text:span text:style-name="T17">2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"</text:span><text:span text:style-name="T1">)</text:span><text:span text:style-name="T4">;</text:span></text:p>
      <text:p text:style-name="P6"><text:span text:style-name="T3"><text:s text:c="6"/></text:span><text:span text:style-name="T1">x = x + </text:span><text:span text:style-name="T17">4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"</text:span><text:span text:style-name="T1">)</text:span><text:span text:style-name="T4">;</text:span></text:p>
      <text:p text:style-name="P6"><text:span text:style-name="T3"><text:s text:c="6"/></text:span><text:span text:style-name="T1">x = x + </text:span><text:span text:style-name="T17">2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<text:s text:c="2"/>"</text:span><text:span text:style-name="T1">)</text:span><text:span text:style-name="T4">;</text:span></text:p>
      <text:p text:style-name="P6"><text:span text:style-name="T3"><text:s text:c="6"/></text:span><text:span text:style-name="T1">x = x + </text:span><text:span text:style-name="T17">5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<text:s text:c="3"/>"</text:span><text:span text:style-name="T1">)</text:span><text:span text:style-name="T4">;</text:span></text:p>
      <text:p text:style-name="P6"><text:span text:style-name="T3"><text:s text:c="6"/></text:span><text:span text:style-name="T1">x = </text:span><text:span text:style-name="T17">9</text:span><text:span text:style-name="T4">;</text:span></text:p>
      <text:p text:style-name="P6"><text:span text:style-name="T3"><text:s text:c="6"/></text:span><text:span text:style-name="T1">y++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"</text:span><text:span text:style-name="T1">)</text:span><text:span text:style-name="T4">;</text:span></text:p>
      <text:p text:style-name="P6"><text:span text:style-name="T3"><text:s text:c="6"/></text:span><text:span text:style-name="T1">x = x + </text:span><text:span text:style-name="T17">3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"</text:span><text:span text:style-name="T1">)</text:span><text:span text:style-name="T4">;</text:span></text:p>
      <text:p text:style-name="P6"><text:span text:style-name="T3"><text:s text:c="6"/></text:span><text:span text:style-name="T1">x = x + </text:span><text:span text:style-name="T17">3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"</text:span><text:span text:style-name="T1">)</text:span><text:span text:style-name="T4">;</text:span></text:p>
      <text:p text:style-name="P6"><text:span text:style-name="T3"><text:s text:c="6"/></text:span><text:span text:style-name="T1">x = x + </text:span><text:span text:style-name="T17">2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"</text:span><text:span text:style-name="T1">)</text:span><text:span text:style-name="T4">;</text:span></text:p>
      <text:p text:style-name="P6"><text:span text:style-name="T3"><text:s text:c="6"/></text:span><text:span text:style-name="T1">x = x + </text:span><text:span text:style-name="T17">3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"</text:span><text:span text:style-name="T1">)</text:span><text:span text:style-name="T4">;</text:span></text:p>
      <text:p text:style-name="P6"><text:span text:style-name="T3"><text:s text:c="6"/></text:span><text:span text:style-name="T1">x = x + </text:span><text:span text:style-name="T17">5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"</text:span><text:span text:style-name="T1">)</text:span><text:span text:style-name="T4">;</text:span></text:p>
      <text:p text:style-name="P6"><text:span text:style-name="T3"><text:s text:c="6"/></text:span><text:span text:style-name="T1">x = x + </text:span><text:span text:style-name="T17">2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"</text:span><text:span text:style-name="T1">)</text:span><text:span text:style-name="T4">;</text:span></text:p>
      <text:p text:style-name="P6"><text:span text:style-name="T3"><text:s text:c="6"/></text:span><text:span text:style-name="T1">x = </text:span><text:span text:style-name="T17">10</text:span><text:span text:style-name="T4">;</text:span></text:p>
      <text:p text:style-name="P6"><text:span text:style-name="T3"><text:s text:c="6"/></text:span><text:span text:style-name="T1">y++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<text:s/>"</text:span><text:span text:style-name="T1">)</text:span><text:span text:style-name="T4">;</text:span></text:p>
      <text:p text:style-name="P6"><text:span text:style-name="T3"><text:s text:c="6"/></text:span><text:span text:style-name="T1">x = x + </text:span><text:span text:style-name="T17">6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"</text:span><text:span text:style-name="T1">)</text:span><text:span text:style-name="T4">;</text:span></text:p>
      <text:p text:style-name="P6"><text:span text:style-name="T3"><text:s text:c="6"/></text:span><text:span text:style-name="T1">x = x + </text:span><text:span text:style-name="T17">4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<text:s text:c="3"/>"</text:span><text:span text:style-name="T1">)</text:span><text:span text:style-name="T4">;</text:span></text:p>
      <text:p text:style-name="P6"><text:span text:style-name="T3"><text:s text:c="6"/></text:span><text:span text:style-name="T1">x = x + </text:span><text:span text:style-name="T17">5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"</text:span><text:span text:style-name="T1">)</text:span><text:span text:style-name="T4">;</text:span></text:p>
      <text:p text:style-name="P6"><text:span text:style-name="T3"><text:s text:c="6"/></text:span><text:span text:style-name="T1">x = x + </text:span><text:span text:style-name="T17">3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 "</text:span><text:span text:style-name="T1">)</text:span><text:span text:style-name="T4">;</text:span></text:p>
      <text:p text:style-name="P6"><text:span text:style-name="T3"><text:s text:c="6"/></text:span><text:span text:style-name="T1">y++</text:span><text:span text:style-name="T4">;</text:span></text:p>
      <text:p text:style-name="P6"><text:span text:style-name="T3"><text:s text:c="6"/></text:span><text:span text:style-name="T1">y++</text:span><text:span text:style-name="T4">;</text:span></text:p>
      <text:p text:style-name="P6"><text:span text:style-name="T3"><text:s text:c="6"/></text:span><text:span text:style-name="T1">y++</text:span><text:span text:style-name="T4">;</text:span></text:p>
      <text:p text:style-name="P6"><text:soft-page-break/><text:span text:style-name="T3"><text:s text:c="6"/></text:span><text:span text:style-name="T1">x = </text:span><text:span text:style-name="T17">10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6"/></text:span><text:span text:style-name="T1">Console.</text:span><text:span text:style-name="T2">setForeground</text:span><text:span text:style-name="T1">(Color.</text:span><text:span text:style-name="T13">BLACK</text:span><text:span text:style-name="T1">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Your score:" </text:span><text:span text:style-name="T1">+ (</text:span><text:span text:style-name="T13">snake</text:span><text:span text:style-name="T1">.getLength() - ISnake.</text:span><text:span text:style-name="T13">DEFAULT_START_LENGTH</text:span><text:span text:style-name="T1">))</text:span><text:span text:style-name="T4">;</text:span></text:p>
      <text:p text:style-name="P6"><text:span text:style-name="T3"><text:s text:c="6"/></text:span><text:span text:style-name="T1">Console.</text:span><text:span text:style-name="T2">displayOn</text:span><text:span text:style-name="T1">()</text:span><text:span text:style-name="T4">;</text:span></text:p>
      <text:p text:style-name="P6"><text:span text:style-name="T3"><text:s text:c="6"/></text:span><text:span text:style-name="T1">Console.</text:span><text:span text:style-name="T2">displayOff</text:span><text:span text:style-name="T1">()</text:span><text:span text:style-name="T4">;</text:span></text:p>
      <text:p text:style-name="P6"><text:span text:style-name="T3"><text:s text:c="3"/></text:span><text:span text:style-name="T1">}</text:span></text:p>
      <text:p text:style-name="P6"><text:s text:c="3"/><text:span text:style-name="T6">/**</text:span></text:p>
      <text:p text:style-name="P6"><text:span text:style-name="T5"><text:s text:c="4"/></text:span><text:span text:style-name="T6">* </text:span><text:span text:style-name="T7">@return </text:span><text:span text:style-name="T6">the appleBody</text:span></text:p>
      <text:p text:style-name="P2"><text:s text:c="4"/><text:span text:style-name="T2">*/</text:span></text:p>
      <text:p text:style-name="P6"><text:span text:style-name="T5"><text:s text:c="3"/></text:span><text:span text:style-name="T4">public </text:span><text:span text:style-name="T1">Body </text:span><text:span text:style-name="T10">getAppleBody</text:span><text:span text:style-name="T1">() {</text:span></text:p>
      <text:p text:style-name="P6"><text:s text:c="6"/><text:span text:style-name="T4">return </text:span><text:span text:style-name="T13">appleBody</text:span><text:span text:style-name="T4">;</text:span></text:p>
      <text:p text:style-name="P6"><text:span text:style-name="T3"><text:s text:c="3"/></text:span><text:span text:style-name="T1">}</text:span></text:p>
      <text:p text:style-name="P6"><text:s text:c="3"/><text:span text:style-name="T6">/**</text:span></text:p>
      <text:p text:style-name="P2"><text:s text:c="4"/><text:span text:style-name="T2">* Draw the snake based on values in snake.body (LinkedList).</text:span></text:p>
      <text:p text:style-name="P2"><text:s text:c="4"/><text:span text:style-name="T2">*/</text:span></text:p>
      <text:p text:style-name="P6"><text:span text:style-name="T5"><text:s text:c="3"/></text:span><text:span text:style-name="T4">private static void </text:span><text:span text:style-name="T10">drawSnake</text:span><text:span text:style-name="T1">() {</text:span></text:p>
      <text:p text:style-name="P6"><text:s text:c="6"/><text:span text:style-name="T1">Console.</text:span><text:span text:style-name="T2">setForeground</text:span><text:span text:style-name="T1">(Color.</text:span><text:span text:style-name="T13">DARK_GRAY</text:span><text:span text:style-name="T1">)</text:span><text:span text:style-name="T4">;</text:span></text:p>
      <text:p text:style-name="P6"><text:span text:style-name="T3"><text:s text:c="6"/></text:span><text:span text:style-name="T1">Console.</text:span><text:span text:style-name="T2">setBackground</text:span><text:span text:style-name="T1">(Color.</text:span><text:span text:style-name="T13">GREEN</text:span><text:span text:style-name="T1">)</text:span><text:span text:style-name="T4">;</text:span></text:p>
      <text:p text:style-name="P6"><text:span text:style-name="T3"><text:s text:c="6"/></text:span><text:span text:style-name="T4">for </text:span><text:span text:style-name="T1">(</text:span><text:span text:style-name="T4">int </text:span><text:span text:style-name="T1">i = </text:span><text:span text:style-name="T17">0</text:span><text:span text:style-name="T4">; </text:span><text:span text:style-name="T1">i &lt; ISnake.</text:span><text:span text:style-name="T13">body</text:span><text:span text:style-name="T1">.size()</text:span><text:span text:style-name="T4">; </text:span><text:span text:style-name="T1">i++) {</text:span></text:p>
      <text:p text:style-name="P6"><text:s text:c="9"/><text:span text:style-name="T4">int </text:span><text:span text:style-name="T1">x = ISnake.</text:span><text:span text:style-name="T13">body</text:span><text:span text:style-name="T1">.get(i).getPositionX()</text:span><text:span text:style-name="T4">;</text:span></text:p>
      <text:p text:style-name="P6"><text:span text:style-name="T3"><text:s text:c="9"/></text:span><text:span text:style-name="T4">int </text:span><text:span text:style-name="T1">y = ISnake.</text:span><text:span text:style-name="T13">body</text:span><text:span text:style-name="T1">.get(i).getPositionY()</text:span><text:span text:style-name="T4">;</text:span></text:p>
      <text:p text:style-name="P6"><text:span text:style-name="T3"><text:s text:c="9"/></text:span><text:span text:style-name="T1">Console.</text:span><text:span text:style-name="T2">gotoXY</text:span><text:span text:style-name="T1">(x</text:span><text:span text:style-name="T4">, </text:span><text:span text:style-name="T1">y)</text:span><text:span text:style-name="T4">;</text:span></text:p>
      <text:p text:style-name="P6"><text:span text:style-name="T3"><text:s text:c="9"/></text:span><text:span text:style-name="T1">Console.</text:span><text:span text:style-name="T2">write</text:span><text:span text:style-name="T1">(</text:span><text:span text:style-name="T22">"~"</text:span><text:span text:style-name="T1">)</text:span><text:span text:style-name="T4">;</text:span></text:p>
      <text:p text:style-name="P6"><text:span text:style-name="T3"><text:s text:c="6"/></text:span><text:span text:style-name="T1">}</text:span></text:p>
      <text:p text:style-name="P6"><text:s text:c="3"/><text:span text:style-name="T1">}</text:span></text:p>
      <text:p text:style-name="P6"><text:s text:c="3"/><text:span text:style-name="T6">/**</text:span></text:p>
      <text:p text:style-name="P2"><text:s text:c="4"/><text:span text:style-name="T2">* Draw the apple and the instructions.</text:span></text:p>
      <text:p text:style-name="P2"><text:s text:c="4"/><text:span text:style-name="T2">*/</text:span></text:p>
      <text:p text:style-name="P6"><text:span text:style-name="T5"><text:s text:c="3"/></text:span><text:span text:style-name="T4">private static void </text:span><text:span text:style-name="T10">drawApple</text:span><text:span text:style-name="T1">() {</text:span></text:p>
      <text:p text:style-name="P6"><text:s text:c="6"/><text:span text:style-name="T1">Console.</text:span><text:span text:style-name="T2">setForeground</text:span><text:span text:style-name="T1">(Color.</text:span><text:span text:style-name="T13">WHITE</text:span><text:span text:style-name="T1">)</text:span><text:span text:style-name="T4">;</text:span></text:p>
      <text:p text:style-name="P6"><text:span text:style-name="T3"><text:s text:c="6"/></text:span><text:span text:style-name="T1">Console.</text:span><text:span text:style-name="T2">setBackground</text:span><text:span text:style-name="T1">(Color.</text:span><text:span text:style-name="T13">BLACK</text:span><text:span text:style-name="T1">)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</text:span><text:span text:style-name="T17">0</text:span><text:span text:style-name="T4">, </text:span><text:span text:style-name="T17">0</text:span><text:span text:style-name="T1">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w: up, a: left, s: down, d: right"</text:span><text:span text:style-name="T1">)</text:span><text:span text:style-name="T4">;</text:span></text:p>
      <text:p text:style-name="P6"><text:span text:style-name="T3"><text:s text:c="6"/></text:span><text:span text:style-name="T1">Console.</text:span><text:span text:style-name="T2">setBackground</text:span><text:span text:style-name="T1">(Color.</text:span><text:span text:style-name="T13">RED</text:span><text:span text:style-name="T1">)</text:span><text:span text:style-name="T4">;</text:span></text:p>
      <text:p text:style-name="P6"><text:span text:style-name="T3"><text:s text:c="6"/></text:span><text:span text:style-name="T1">Console.</text:span><text:span text:style-name="T2">setForeground</text:span><text:span text:style-name="T1">(Color.</text:span><text:span text:style-name="T13">GREEN</text:span><text:span text:style-name="T1">)</text:span><text:span text:style-name="T4">;</text:span></text:p>
      <text:p text:style-name="P6"><text:span text:style-name="T3"><text:s text:c="6"/></text:span><text:span text:style-name="T1">Console.</text:span><text:span text:style-name="T2">gotoXY</text:span><text:span text:style-name="T1">(</text:span><text:span text:style-name="T13">appleBody</text:span><text:span text:style-name="T1">.getPositionX()</text:span><text:span text:style-name="T4">, </text:span><text:span text:style-name="T13">appleBody</text:span><text:span text:style-name="T1">.getPositionY())</text:span><text:span text:style-name="T4">;</text:span></text:p>
      <text:p text:style-name="P6"><text:span text:style-name="T3"><text:s text:c="6"/></text:span><text:span text:style-name="T1">Console.</text:span><text:span text:style-name="T2">write</text:span><text:span text:style-name="T1">(</text:span><text:span text:style-name="T22">"O"</text:span><text:span text:style-name="T1">)</text:span><text:span text:style-name="T4">;</text:span></text:p>
      <text:p text:style-name="P6"><text:span text:style-name="T3"><text:s text:c="6"/></text:span><text:span text:style-name="T1">Console.</text:span><text:span text:style-name="T2">setForeground</text:span><text:span text:style-name="T1">(Color.</text:span><text:span text:style-name="T13">WHITE</text:span><text:span text:style-name="T1">)</text:span><text:span text:style-name="T4">;</text:span></text:p>
      <text:p text:style-name="P6"><text:span text:style-name="T3"><text:s text:c="6"/></text:span><text:span text:style-name="T1">Console.</text:span><text:span text:style-name="T2">setBackground</text:span><text:span text:style-name="T1">(Color.</text:span><text:span text:style-name="T13">BLACK</text:span><text:span text:style-name="T1">)</text:span><text:span text:style-name="T4">;</text:span></text:p>
      <text:p text:style-name="P6"><text:span text:style-name="T3"><text:s text:c="3"/></text:span><text:span text:style-name="T1">}</text:span></text:p>
      <text:p text:style-name="P6"><text:s text:c="3"/><text:span text:style-name="T6">/**</text:span></text:p>
      <text:p text:style-name="P2"><text:s text:c="4"/><text:span text:style-name="T2">* Every time the snake eats an apple, a new apple has to be set.</text:span></text:p>
      <text:p text:style-name="P2"><text:s text:c="4"/><text:span text:style-name="T2">*/</text:span></text:p>
      <text:p text:style-name="P6"><text:span text:style-name="T5"><text:s text:c="3"/></text:span><text:span text:style-name="T4">public void </text:span><text:span text:style-name="T10">setApple</text:span><text:span text:style-name="T1">() {</text:span></text:p>
      <text:p text:style-name="P6"><text:s text:c="6"/><text:span text:style-name="T19">// apple must fit in the console columns and rows</text:span></text:p>
      <text:p text:style-name="P6"><text:span text:style-name="T18"><text:s text:c="6"/></text:span><text:span text:style-name="T4">double </text:span><text:span text:style-name="T1">x = -</text:span><text:span text:style-name="T17">1</text:span><text:span text:style-name="T4">;</text:span></text:p>
      <text:p text:style-name="P6"><text:span text:style-name="T3"><text:s text:c="6"/></text:span><text:span text:style-name="T4">double </text:span><text:span text:style-name="T1">y = -</text:span><text:span text:style-name="T17">1</text:span><text:span text:style-name="T4">;</text:span></text:p>
      <text:p text:style-name="P6"><text:span text:style-name="T3"><text:s text:c="6"/></text:span><text:span text:style-name="T4">do </text:span><text:span text:style-name="T1">{</text:span></text:p>
      <text:p text:style-name="P6"><text:s text:c="9"/><text:span text:style-name="T1">x = Math.</text:span><text:span text:style-name="T2">round</text:span><text:span text:style-name="T1">(Math.</text:span><text:span text:style-name="T2">random</text:span><text:span text:style-name="T1">() * Console.</text:span><text:span text:style-name="T13">DEFAULT_COLS</text:span><text:span text:style-name="T1">)</text:span><text:span text:style-name="T4">;</text:span></text:p>
      <text:p text:style-name="P6"><text:span text:style-name="T3"><text:s text:c="9"/></text:span><text:span text:style-name="T1">y = Math.</text:span><text:span text:style-name="T2">round</text:span><text:span text:style-name="T1">(Math.</text:span><text:span text:style-name="T2">random</text:span><text:span text:style-name="T1">() * (Console.</text:span><text:span text:style-name="T13">DEFAULT_ROWS </text:span><text:span text:style-name="T1">- </text:span><text:span text:style-name="T17">2</text:span><text:span text:style-name="T1">)) + </text:span><text:span text:style-name="T17">1</text:span><text:span text:style-name="T4">;</text:span></text:p>
      <text:p text:style-name="P6"><text:span text:style-name="T3"><text:s text:c="9"/></text:span><text:span text:style-name="T13">appleBody</text:span><text:span text:style-name="T1">.setPositionX((</text:span><text:span text:style-name="T4">int</text:span><text:span text:style-name="T1">) x)</text:span><text:span text:style-name="T4">;</text:span></text:p>
      <text:p text:style-name="P6"><text:span text:style-name="T3"><text:s text:c="9"/></text:span><text:span text:style-name="T13">appleBody</text:span><text:span text:style-name="T1">.setPositionY((</text:span><text:span text:style-name="T4">int</text:span><text:span text:style-name="T1">) y)</text:span><text:span text:style-name="T4">;</text:span></text:p>
      <text:p text:style-name="P6"><text:span text:style-name="T3"><text:s text:c="6"/></text:span><text:span text:style-name="T1">} </text:span><text:span text:style-name="T4">while </text:span><text:span text:style-name="T1">(ISnake.</text:span><text:span text:style-name="T13">body</text:span><text:span text:style-name="T1">.contains(</text:span><text:span text:style-name="T13">appleBody</text:span><text:span text:style-name="T1">) || (</text:span><text:span text:style-name="T13">appleBody</text:span><text:span text:style-name="T1">.getPositionX() == Console.</text:span><text:span text:style-name="T13">DEFAULT_COLS </text:span><text:span text:style-name="T1">- </text:span><text:span text:style-name="T17">1</text:span></text:p>
      <text:p text:style-name="P6"><text:span text:style-name="T16"><text:s text:c="12"/></text:span><text:span text:style-name="T1">&amp;&amp; </text:span><text:span text:style-name="T13">appleBody</text:span><text:span text:style-name="T1">.getPositionY() == Console.</text:span><text:span text:style-name="T13">DEFAULT_ROWS </text:span><text:span text:style-name="T1">- </text:span><text:span text:style-name="T17">1</text:span><text:span text:style-name="T1">))</text:span><text:span text:style-name="T4">;</text:span></text:p>
      <text:p text:style-name="P6"><text:span text:style-name="T3"><text:s text:c="6"/></text:span><text:span text:style-name="T2">drawApple</text:span><text:span text:style-name="T1">()</text:span><text:span text:style-name="T4">;</text:span></text:p>
      <text:p text:style-name="P6"><text:span text:style-name="T3"><text:s text:c="3"/></text:span><text:span text:style-name="T1">}</text:span></text:p>
      <text:p text:style-name="P1">}</text:p>
      <text:p text:style-name="P7"><text:span text:style-name="T3">package </text:span>snake<text:span text:style-name="T3">;</text:span></text:p>
      <text:p text:style-name="P7"><text:span text:style-name="T3">import </text:span>java.awt.Color<text:span text:style-name="T3">;</text:span></text:p>
      <text:p text:style-name="P7"><text:soft-page-break/><text:span text:style-name="T3">import </text:span>java.awt.Dimension<text:span text:style-name="T3">;</text:span></text:p>
      <text:p text:style-name="P7"><text:span text:style-name="T3">import </text:span>java.awt.Font<text:span text:style-name="T3">;</text:span></text:p>
      <text:p text:style-name="P7"><text:span text:style-name="T3">import </text:span>java.awt.Graphics<text:span text:style-name="T3">;</text:span></text:p>
      <text:p text:style-name="P7"><text:span text:style-name="T3">import </text:span>java.awt.KeyEventDispatcher<text:span text:style-name="T3">;</text:span></text:p>
      <text:p text:style-name="P7"><text:span text:style-name="T3">import </text:span>java.awt.KeyboardFocusManager<text:span text:style-name="T3">;</text:span></text:p>
      <text:p text:style-name="P7"><text:span text:style-name="T3">import </text:span>java.awt.Toolkit<text:span text:style-name="T3">;</text:span></text:p>
      <text:p text:style-name="P7"><text:span text:style-name="T3">import </text:span>java.awt.event.ActionEvent<text:span text:style-name="T3">;</text:span></text:p>
      <text:p text:style-name="P7"><text:span text:style-name="T3">import </text:span>java.awt.event.ActionListener<text:span text:style-name="T3">;</text:span></text:p>
      <text:p text:style-name="P7"><text:span text:style-name="T3">import </text:span>java.awt.event.KeyEvent<text:span text:style-name="T3">;</text:span></text:p>
      <text:p text:style-name="P7"><text:span text:style-name="T3">import </text:span>java.awt.event.KeyListener<text:span text:style-name="T3">;</text:span></text:p>
      <text:p text:style-name="P7"><text:span text:style-name="T3">import </text:span>java.awt.image.BufferedImage<text:span text:style-name="T3">;</text:span></text:p>
      <text:p text:style-name="P7"><text:span text:style-name="T3">import </text:span>java.util.concurrent.CountDownLatch<text:span text:style-name="T3">;</text:span></text:p>
      <text:p text:style-name="P7"><text:span text:style-name="T3">import </text:span>javax.swing.JFrame<text:span text:style-name="T3">;</text:span></text:p>
      <text:p text:style-name="P7"><text:span text:style-name="T3">import </text:span>javax.swing.JPanel<text:span text:style-name="T3">;</text:span></text:p>
      <text:p text:style-name="P7"><text:span text:style-name="T3">import </text:span>javax.swing.Timer<text:span text:style-name="T3">;</text:span></text:p>
      <text:p text:style-name="P3">/** </text:p>
      <text:p text:style-name="P2"><text:s/><text:span text:style-name="T2">* Old-School-Konsole-Fenster angelehnt an die CRT-Unit von Borland.</text:span></text:p>
      <text:p text:style-name="P2"><text:s/><text:span text:style-name="T2">* </text:span></text:p>
      <text:p text:style-name="P6"><text:span text:style-name="T5"><text:s/></text:span><text:span text:style-name="T6">* </text:span><text:span text:style-name="T7">@author </text:span><text:span text:style-name="T6">Denny Schneeweiß und Sven Löffler</text:span></text:p>
      <text:p text:style-name="P2"><text:s/><text:span text:style-name="T2">*/</text:span></text:p>
      <text:p text:style-name="P7"><text:span text:style-name="T3">public class </text:span>Console <text:span text:style-name="T3">implements </text:span>KeyListener {</text:p>
      <text:p text:style-name="P6"><text:s text:c="6"/></text:p>
      <text:p text:style-name="P6"><text:s text:c="3"/><text:span text:style-name="T19">// -------------------------------------------------------------------------------</text:span></text:p>
      <text:p text:style-name="P6"><text:span text:style-name="T18"><text:s text:c="3"/></text:span><text:span text:style-name="T6">/** Singleton-Variable */</text:span></text:p>
      <text:p text:style-name="P6"><text:span text:style-name="T5"><text:s text:c="3"/></text:span><text:span text:style-name="T4">private static </text:span><text:span text:style-name="T1">Console </text:span><text:span text:style-name="T13">INSTANCE </text:span><text:span text:style-name="T1">= </text:span><text:span text:style-name="T4">null;</text:span></text:p>
      <text:p text:style-name="P8"><text:s text:c="3"/></text:p>
      <text:p text:style-name="P6"><text:span text:style-name="T3"><text:s text:c="3"/></text:span><text:span text:style-name="T19">// ----------------------------------------------------------------------------</text:span></text:p>
      <text:p text:style-name="P6"><text:span text:style-name="T18"><text:s text:c="3"/></text:span><text:span text:style-name="T4">static final int </text:span><text:span text:style-name="T13">DEFAULT_COLS </text:span><text:span text:style-name="T1">= </text:span><text:span text:style-name="T17">40</text:span><text:span text:style-name="T4">;</text:span></text:p>
      <text:p text:style-name="P6"><text:span text:style-name="T3"><text:s text:c="3"/></text:span><text:span text:style-name="T4">static final int </text:span><text:span text:style-name="T13">DEFAULT_ROWS </text:span><text:span text:style-name="T1">= </text:span><text:span text:style-name="T17">27</text:span><text:span text:style-name="T4">; <text:s text:c="6"/></text:span></text:p>
      <text:p text:style-name="P6"><text:span text:style-name="T3"><text:s text:c="3"/></text:span><text:span text:style-name="T4">private static final </text:span><text:span text:style-name="T1">String </text:span><text:span text:style-name="T13">DEFAULT_TITLE </text:span><text:span text:style-name="T1">= </text:span><text:span text:style-name="T22">"PSCB Console"</text:span><text:span text:style-name="T4">;</text:span></text:p>
      <text:p text:style-name="P6"><text:span text:style-name="T3"><text:s text:c="3"/></text:span><text:span text:style-name="T4">private static final int </text:span><text:span text:style-name="T13">DEFAULT_COL_WIDTH </text:span><text:span text:style-name="T1">= </text:span><text:span text:style-name="T17">20</text:span><text:span text:style-name="T4">;</text:span></text:p>
      <text:p text:style-name="P6"><text:span text:style-name="T3"><text:s text:c="3"/></text:span><text:span text:style-name="T4">private static final int </text:span><text:span text:style-name="T13">DEFAULT_ROW_HEIGHT </text:span><text:span text:style-name="T1">= </text:span><text:span text:style-name="T17">24</text:span><text:span text:style-name="T4">;</text:span></text:p>
      <text:p text:style-name="P6"><text:span text:style-name="T3"><text:s text:c="3"/></text:span><text:span text:style-name="T4">private static final int </text:span><text:span text:style-name="T13">PADDING </text:span><text:span text:style-name="T1">= </text:span><text:span text:style-name="T17">10</text:span><text:span text:style-name="T4">;</text:span></text:p>
      <text:p text:style-name="P8"><text:s text:c="3"/></text:p>
      <text:p text:style-name="P6"><text:span text:style-name="T3"><text:s text:c="3"/></text:span><text:span text:style-name="T4">private static final int </text:span><text:span text:style-name="T13">FONT_UP_SHIFT </text:span><text:span text:style-name="T1">= </text:span><text:span text:style-name="T17">4</text:span><text:span text:style-name="T4">;</text:span></text:p>
      <text:p text:style-name="P6"><text:span text:style-name="T3"><text:s text:c="3"/></text:span><text:span text:style-name="T4">private static final int </text:span><text:span text:style-name="T13">FONT_RIGHT_MARGIN </text:span><text:span text:style-name="T1">= </text:span><text:span text:style-name="T17">3</text:span><text:span text:style-name="T4">;</text:span></text:p>
      <text:p text:style-name="P6"><text:span text:style-name="T3"><text:s text:c="3"/></text:span><text:span text:style-name="T19">// ----------------------------------------------------------------------------</text:span></text:p>
      <text:p text:style-name="P4"><text:s text:c="3"/></text:p>
      <text:p text:style-name="P6"><text:span text:style-name="T18"><text:s text:c="3"/></text:span><text:span text:style-name="T4">private int </text:span><text:span text:style-name="T12">cols <text:s text:c="5"/></text:span><text:span text:style-name="T1">= </text:span><text:span text:style-name="T13">DEFAULT_COLS</text:span><text:span text:style-name="T4">;</text:span></text:p>
      <text:p text:style-name="P6"><text:span text:style-name="T3"><text:s text:c="3"/></text:span><text:span text:style-name="T4">private int </text:span><text:span text:style-name="T12">rows <text:s text:c="5"/></text:span><text:span text:style-name="T1">= </text:span><text:span text:style-name="T13">DEFAULT_ROWS</text:span><text:span text:style-name="T4">; <text:s text:c="3"/></text:span></text:p>
      <text:p text:style-name="P6"><text:span text:style-name="T3"><text:s text:c="3"/></text:span><text:span text:style-name="T4">private int </text:span><text:span text:style-name="T12">colWidth <text:s text:c="2"/></text:span><text:span text:style-name="T1">= </text:span><text:span text:style-name="T13">DEFAULT_COL_WIDTH</text:span><text:span text:style-name="T4">;</text:span></text:p>
      <text:p text:style-name="P6"><text:span text:style-name="T3"><text:s text:c="3"/></text:span><text:span text:style-name="T4">private int </text:span><text:span text:style-name="T12">rowHeight <text:s/></text:span><text:span text:style-name="T1">= </text:span><text:span text:style-name="T13">DEFAULT_ROW_HEIGHT</text:span><text:span text:style-name="T4">;</text:span></text:p>
      <text:p text:style-name="P8"><text:s text:c="6"/></text:p>
      <text:p text:style-name="P6"><text:span text:style-name="T3"><text:s text:c="3"/></text:span><text:span text:style-name="T4">private </text:span><text:span text:style-name="T1">Font </text:span><text:span text:style-name="T12">font </text:span><text:span text:style-name="T1">= </text:span><text:span text:style-name="T4">new </text:span><text:span text:style-name="T1">Font(</text:span><text:span text:style-name="T22">"Arial"</text:span><text:span text:style-name="T4">, </text:span><text:span text:style-name="T1">Font.</text:span><text:span text:style-name="T13">BOLD</text:span><text:span text:style-name="T4">, </text:span><text:span text:style-name="T17">20</text:span><text:span text:style-name="T1">)</text:span><text:span text:style-name="T4">;</text:span></text:p>
      <text:p text:style-name="P8"><text:s text:c="3"/></text:p>
      <text:p text:style-name="P6"><text:span text:style-name="T3"><text:s text:c="3"/></text:span><text:span text:style-name="T19">// ----------------------------------------------------------------------------</text:span></text:p>
      <text:p text:style-name="P4"><text:s text:c="3"/></text:p>
      <text:p text:style-name="P6"><text:span text:style-name="T18"><text:s text:c="3"/></text:span><text:span text:style-name="T4">private int </text:span><text:span text:style-name="T12">bufferedimageWidth</text:span><text:span text:style-name="T4">;</text:span></text:p>
      <text:p text:style-name="P6"><text:span text:style-name="T3"><text:s text:c="3"/></text:span><text:span text:style-name="T4">private int </text:span><text:span text:style-name="T12">bufferedimageHeight</text:span><text:span text:style-name="T4">;</text:span></text:p>
      <text:p text:style-name="P6"><text:span text:style-name="T3"><text:s text:c="3"/></text:span><text:span text:style-name="T4">private </text:span><text:span text:style-name="T1">BufferedImage </text:span><text:span text:style-name="T12">frontBuffer</text:span><text:span text:style-name="T4">;</text:span></text:p>
      <text:p text:style-name="P6"><text:span text:style-name="T3"><text:s text:c="3"/></text:span><text:span text:style-name="T4">private </text:span><text:span text:style-name="T1">BufferedImage </text:span><text:span text:style-name="T12">backBuffer</text:span><text:span text:style-name="T4">;</text:span></text:p>
      <text:p text:style-name="P6"><text:span text:style-name="T3"><text:s text:c="3"/></text:span><text:span text:style-name="T4">private </text:span><text:span text:style-name="T1">BufferedImage </text:span><text:span text:style-name="T12">imgBuffer1</text:span><text:span text:style-name="T4">;</text:span></text:p>
      <text:p text:style-name="P6"><text:span text:style-name="T3"><text:s text:c="3"/></text:span><text:span text:style-name="T4">private </text:span><text:span text:style-name="T1">BufferedImage </text:span><text:span text:style-name="T12">imgBuffer2</text:span><text:span text:style-name="T4">;</text:span></text:p>
      <text:p text:style-name="P6"><text:span text:style-name="T3"><text:s text:c="3"/></text:span><text:span text:style-name="T4">private </text:span><text:span text:style-name="T1">Graphics </text:span><text:span text:style-name="T12">backBufferGraphics</text:span><text:span text:style-name="T4">;</text:span></text:p>
      <text:p text:style-name="P6"><text:span text:style-name="T3"><text:s text:c="3"/></text:span><text:span text:style-name="T4">private </text:span><text:span text:style-name="T1">JFrame </text:span><text:span text:style-name="T12">frame</text:span><text:span text:style-name="T4">;</text:span></text:p>
      <text:p text:style-name="P6"><text:span text:style-name="T3"><text:s text:c="3"/></text:span><text:span text:style-name="T4">private </text:span><text:span text:style-name="T1">JPanel </text:span><text:span text:style-name="T12">drawPanel</text:span><text:span text:style-name="T4">;</text:span></text:p>
      <text:p text:style-name="P6"><text:span text:style-name="T3"><text:s text:c="3"/></text:span><text:span text:style-name="T4">private int </text:span><text:span text:style-name="T12">cursorX </text:span><text:span text:style-name="T1">= </text:span><text:span text:style-name="T17">0</text:span><text:span text:style-name="T4">;</text:span></text:p>
      <text:p text:style-name="P6"><text:span text:style-name="T3"><text:s text:c="3"/></text:span><text:span text:style-name="T4">private int </text:span><text:span text:style-name="T12">cursorY </text:span><text:span text:style-name="T1">= </text:span><text:span text:style-name="T17">0</text:span><text:span text:style-name="T4">;</text:span></text:p>
      <text:p text:style-name="P6"><text:span text:style-name="T3"><text:s text:c="3"/></text:span><text:span text:style-name="T4">private </text:span><text:span text:style-name="T1">Color </text:span><text:span text:style-name="T12">background </text:span><text:span text:style-name="T1">= Color.</text:span><text:span text:style-name="T13">BLACK</text:span><text:span text:style-name="T4">;</text:span></text:p>
      <text:p text:style-name="P6"><text:span text:style-name="T3"><text:s text:c="3"/></text:span><text:span text:style-name="T4">private </text:span><text:span text:style-name="T1">Color </text:span><text:span text:style-name="T12">foreground </text:span><text:span text:style-name="T1">= Color.</text:span><text:span text:style-name="T13">WHITE</text:span><text:span text:style-name="T4">;</text:span></text:p>
      <text:p text:style-name="P6"><text:soft-page-break/><text:span text:style-name="T3"><text:s text:c="3"/></text:span><text:span text:style-name="T4">private boolean </text:span><text:span text:style-name="T12">drawInstantly </text:span><text:span text:style-name="T1">= </text:span><text:span text:style-name="T4">true;</text:span></text:p>
      <text:p text:style-name="P6"><text:span text:style-name="T3"><text:s text:c="3"/></text:span><text:span text:style-name="T4">private boolean </text:span><text:span text:style-name="T12">showGrid </text:span><text:span text:style-name="T1">= </text:span><text:span text:style-name="T4">false;</text:span></text:p>
      <text:p text:style-name="P6"><text:span text:style-name="T3"><text:s text:c="3"/></text:span><text:span text:style-name="T4">private boolean </text:span><text:span text:style-name="T12">showCursor </text:span><text:span text:style-name="T1">= </text:span><text:span text:style-name="T4">false;</text:span></text:p>
      <text:p text:style-name="P6"><text:span text:style-name="T3"><text:s text:c="3"/></text:span><text:span text:style-name="T19">// ----------------------------------------------------------------------------</text:span></text:p>
      <text:p text:style-name="P4"><text:s text:c="3"/></text:p>
      <text:p text:style-name="P6"><text:span text:style-name="T18"><text:s text:c="3"/></text:span><text:span text:style-name="T4">private static </text:span><text:span text:style-name="T1">Console </text:span><text:span text:style-name="T10">instance</text:span><text:span text:style-name="T1">() {</text:span></text:p>
      <text:p text:style-name="P6"><text:s text:c="3"/></text:p>
      <text:p text:style-name="P6"><text:s text:c="6"/><text:span text:style-name="T19">// prüfen, ob das Singleton schon erzeugt wurde</text:span></text:p>
      <text:p text:style-name="P6"><text:span text:style-name="T18"><text:s text:c="6"/></text:span><text:span text:style-name="T4">if</text:span><text:span text:style-name="T1">(</text:span><text:span text:style-name="T13">INSTANCE </text:span><text:span text:style-name="T1">== </text:span><text:span text:style-name="T4">null</text:span><text:span text:style-name="T1">) {</text:span></text:p>
      <text:p text:style-name="P6"><text:s text:c="9"/></text:p>
      <text:p text:style-name="P6"><text:s text:c="9"/><text:span text:style-name="T19">// Console-Singleton erzeugen</text:span></text:p>
      <text:p text:style-name="P6"><text:span text:style-name="T18"><text:s text:c="9"/></text:span><text:span text:style-name="T13">INSTANCE </text:span><text:span text:style-name="T1">= </text:span><text:span text:style-name="T4">new </text:span><text:span text:style-name="T1">Console(</text:span><text:span text:style-name="T13">DEFAULT_TITLE</text:span><text:span text:style-name="T4">, </text:span><text:span text:style-name="T13">DEFAULT_ROWS</text:span><text:span text:style-name="T4">, </text:span><text:span text:style-name="T13">DEFAULT_COLS</text:span><text:span text:style-name="T1">)</text:span><text:span text:style-name="T4">; <text:s text:c="6"/></text:span></text:p>
      <text:p text:style-name="P6"><text:span text:style-name="T3"><text:s text:c="6"/></text:span><text:span text:style-name="T1">}</text:span></text:p>
      <text:p text:style-name="P6"><text:s text:c="6"/></text:p>
      <text:p text:style-name="P6"><text:s text:c="6"/><text:span text:style-name="T19">// Singleton zurückliefern </text:span></text:p>
      <text:p text:style-name="P6"><text:span text:style-name="T18"><text:s text:c="6"/></text:span><text:span text:style-name="T4">return </text:span><text:span text:style-name="T13">INSTANCE</text:span><text:span text:style-name="T4">; <text:s text:c="8"/></text:span></text:p>
      <text:p text:style-name="P6"><text:span text:style-name="T3"><text:s text:c="3"/></text:span><text:span text:style-name="T1">} <text:s/></text:span></text:p>
      <text:p text:style-name="P6"><text:s text:c="3"/></text:p>
      <text:p text:style-name="P6"><text:s text:c="3"/><text:span text:style-name="T19">// ----------------------------------------------------------------------------</text:span></text:p>
      <text:p text:style-name="P4"><text:s text:c="3"/></text:p>
      <text:p text:style-name="P6"><text:span text:style-name="T18"><text:s text:c="3"/></text:span><text:span text:style-name="T4">private </text:span><text:span text:style-name="T1">ColorChar[][] </text:span><text:span text:style-name="T12">inhalt </text:span><text:span text:style-name="T1">= </text:span><text:span text:style-name="T4">null;</text:span></text:p>
      <text:p text:style-name="P8"><text:s text:c="3"/></text:p>
      <text:p text:style-name="P6"><text:span text:style-name="T3"><text:s text:c="3"/></text:span><text:span text:style-name="T4">private <text:s/></text:span><text:span text:style-name="T10">Console</text:span><text:span text:style-name="T1">(String titel</text:span><text:span text:style-name="T4">, int </text:span><text:span text:style-name="T1">rows</text:span><text:span text:style-name="T4">, int </text:span><text:span text:style-name="T1">cols) {</text:span></text:p>
      <text:p text:style-name="P6"><text:s text:c="6"/></text:p>
      <text:p text:style-name="P6"><text:s text:c="6"/><text:span text:style-name="T4">this</text:span><text:span text:style-name="T1">.</text:span><text:span text:style-name="T12">rows </text:span><text:span text:style-name="T1">= rows</text:span><text:span text:style-name="T4">;</text:span></text:p>
      <text:p text:style-name="P6"><text:span text:style-name="T3"><text:s text:c="6"/></text:span><text:span text:style-name="T4">this</text:span><text:span text:style-name="T1">.</text:span><text:span text:style-name="T12">cols </text:span><text:span text:style-name="T1">= cols</text:span><text:span text:style-name="T4">;</text:span></text:p>
      <text:p text:style-name="P8"><text:s text:c="12"/></text:p>
      <text:p text:style-name="P6"><text:span text:style-name="T3"><text:s text:c="6"/></text:span><text:span text:style-name="T12">frame </text:span><text:span text:style-name="T1">= </text:span><text:span text:style-name="T4">new </text:span><text:span text:style-name="T1">JFrame(titel)</text:span><text:span text:style-name="T4">;</text:span></text:p>
      <text:p text:style-name="P6"><text:span text:style-name="T3"><text:s text:c="6"/></text:span><text:span text:style-name="T12">frame</text:span><text:span text:style-name="T1">.setDefaultCloseOperation(JFrame.</text:span><text:span text:style-name="T13">EXIT_ON_CLOSE</text:span><text:span text:style-name="T1">)</text:span><text:span text:style-name="T4">;</text:span></text:p>
      <text:p text:style-name="P6"><text:span text:style-name="T3"><text:s text:c="6"/></text:span><text:span text:style-name="T12">frame</text:span><text:span text:style-name="T1">.setSize(</text:span><text:span text:style-name="T4">this</text:span><text:span text:style-name="T1">.</text:span><text:span text:style-name="T12">cols </text:span><text:span text:style-name="T1">* </text:span><text:span text:style-name="T4">this</text:span><text:span text:style-name="T1">.</text:span><text:span text:style-name="T12">colWidth </text:span><text:span text:style-name="T1">+ </text:span><text:span text:style-name="T17">60</text:span><text:span text:style-name="T4">, this</text:span><text:span text:style-name="T1">.</text:span><text:span text:style-name="T12">rows </text:span><text:span text:style-name="T1">* </text:span><text:span text:style-name="T4">this</text:span><text:span text:style-name="T1">.</text:span><text:span text:style-name="T12">rowHeight </text:span><text:span text:style-name="T1">+ </text:span><text:span text:style-name="T17">60</text:span><text:span text:style-name="T1">)</text:span><text:span text:style-name="T4">;</text:span></text:p>
      <text:p text:style-name="P6"><text:span text:style-name="T3"><text:s text:c="6"/></text:span><text:span text:style-name="T12">frame</text:span><text:span text:style-name="T1">.addKeyListener(</text:span><text:span text:style-name="T4">this</text:span><text:span text:style-name="T1">)</text:span><text:span text:style-name="T4">;</text:span></text:p>
      <text:p text:style-name="P8"><text:s text:c="6"/></text:p>
      <text:p text:style-name="P6"><text:span text:style-name="T3"><text:s text:c="6"/></text:span><text:span text:style-name="T19">// ----------------------------------------------------------------------------</text:span></text:p>
      <text:p text:style-name="P4"><text:s text:c="6"/><text:span text:style-name="T1">// Zeichenmethode überschreiben, sodass der FrontBuffer genutzt wird.</text:span></text:p>
      <text:p text:style-name="P4"><text:s text:c="6"/><text:span text:style-name="T1">// Repaint wird vom Timer angestoßen.</text:span></text:p>
      <text:p text:style-name="P6"><text:span text:style-name="T18"><text:s text:c="6"/></text:span><text:span text:style-name="T12">drawPanel </text:span><text:span text:style-name="T1">= </text:span><text:span text:style-name="T4">new </text:span><text:span text:style-name="T1">JPanel(</text:span><text:span text:style-name="T4">false</text:span><text:span text:style-name="T1">) {</text:span></text:p>
      <text:p text:style-name="P6"><text:s text:c="9"/><text:span text:style-name="T4">private static final long </text:span><text:span text:style-name="T13">serialVersionUID </text:span><text:span text:style-name="T1">= </text:span><text:span text:style-name="T17">1L</text:span><text:span text:style-name="T4">;</text:span></text:p>
      <text:p text:style-name="P6"><text:span text:style-name="T3"><text:s text:c="9"/></text:span><text:span text:style-name="T21">@Override</text:span></text:p>
      <text:p text:style-name="P6"><text:span text:style-name="T20"><text:s text:c="9"/></text:span><text:span text:style-name="T4">protected void </text:span><text:span text:style-name="T10">paintComponent</text:span><text:span text:style-name="T1">(Graphics g) {</text:span></text:p>
      <text:p text:style-name="P6"><text:s text:c="12"/></text:p>
      <text:p text:style-name="P6"><text:s text:c="12"/><text:span text:style-name="T4">super</text:span><text:span text:style-name="T1">.paintComponent(g)</text:span><text:span text:style-name="T4">;</text:span></text:p>
      <text:p text:style-name="P8"><text:s text:c="24"/></text:p>
      <text:p text:style-name="P6"><text:span text:style-name="T3"><text:s text:c="12"/></text:span><text:span text:style-name="T4">if</text:span><text:span text:style-name="T1">(</text:span><text:span text:style-name="T12">frontBuffer </text:span><text:span text:style-name="T1">!= </text:span><text:span text:style-name="T4">null</text:span><text:span text:style-name="T1">) {</text:span></text:p>
      <text:p text:style-name="P6"><text:s text:c="15"/></text:p>
      <text:p text:style-name="P6"><text:s text:c="15"/><text:span text:style-name="T19">// Synchronisation auf den FrontBuffer (blockieren, wenn der gerade geändert wird)</text:span></text:p>
      <text:p text:style-name="P6"><text:span text:style-name="T18"><text:s text:c="15"/></text:span><text:span text:style-name="T4">synchronized </text:span><text:span text:style-name="T1">(</text:span><text:span text:style-name="T12">frontBuffer</text:span><text:span text:style-name="T1">) {</text:span></text:p>
      <text:p text:style-name="P6"><text:s text:c="24"/></text:p>
      <text:p text:style-name="P6"><text:s text:c="18"/><text:span text:style-name="T4">if </text:span><text:span text:style-name="T1">(</text:span><text:span text:style-name="T12">frontBuffer </text:span><text:span text:style-name="T1">!= </text:span><text:span text:style-name="T4">null</text:span><text:span text:style-name="T1">) {</text:span></text:p>
      <text:p text:style-name="P6"><text:s text:c="21"/><text:span text:style-name="T1">g.drawImage(</text:span><text:span text:style-name="T12">frontBuffer</text:span><text:span text:style-name="T4">, </text:span><text:span text:style-name="T17">0</text:span><text:span text:style-name="T4">, </text:span><text:span text:style-name="T17">0</text:span><text:span text:style-name="T4">, </text:span><text:span text:style-name="T1">getWidth()</text:span><text:span text:style-name="T4">, </text:span><text:span text:style-name="T1">getHeight()</text:span><text:span text:style-name="T4">, null</text:span><text:span text:style-name="T1">)</text:span><text:span text:style-name="T4">;</text:span></text:p>
      <text:p text:style-name="P6"><text:span text:style-name="T3"><text:s text:c="18"/></text:span><text:span text:style-name="T1">} <text:s text:c="10"/></text:span></text:p>
      <text:p text:style-name="P6"><text:s text:c="15"/><text:span text:style-name="T1">}</text:span></text:p>
      <text:p text:style-name="P6"><text:s text:c="12"/><text:span text:style-name="T1">}</text:span></text:p>
      <text:p text:style-name="P6"><text:s text:c="12"/></text:p>
      <text:p text:style-name="P6"><text:s text:c="9"/><text:span text:style-name="T1">}</text:span></text:p>
      <text:p text:style-name="P6"><text:s text:c="9"/></text:p>
      <text:p text:style-name="P6"><text:s text:c="6"/><text:span text:style-name="T1">}</text:span><text:span text:style-name="T4">;</text:span></text:p>
      <text:p text:style-name="P8"><text:s text:c="6"/></text:p>
      <text:p text:style-name="P6"><text:span text:style-name="T3"><text:s text:c="6"/></text:span><text:span text:style-name="T19">// </text:span><text:soft-page-break/><text:span text:style-name="T19">---------------------------------------------------------------------------- <text:s text:c="12"/></text:span></text:p>
      <text:p text:style-name="P4"><text:s text:c="6"/><text:span text:style-name="T1">// Animationstimer, der Buffer wird alle XX Millisekunden neu dargestellt</text:span></text:p>
      <text:p text:style-name="P4"><text:s text:c="6"/></text:p>
      <text:p text:style-name="P6"><text:span text:style-name="T18"><text:s text:c="6"/></text:span><text:span text:style-name="T1">Timer animationTimer = </text:span><text:span text:style-name="T4">new </text:span><text:span text:style-name="T1">Timer(</text:span><text:span text:style-name="T17">30</text:span><text:span text:style-name="T4">, new </text:span><text:span text:style-name="T1">ActionListener() {</text:span></text:p>
      <text:p text:style-name="P6"><text:s text:c="9"/></text:p>
      <text:p text:style-name="P6"><text:s text:c="9"/><text:span text:style-name="T21">@Override</text:span></text:p>
      <text:p text:style-name="P6"><text:span text:style-name="T20"><text:s text:c="9"/></text:span><text:span text:style-name="T4">public void </text:span><text:span text:style-name="T10">actionPerformed</text:span><text:span text:style-name="T1">(ActionEvent e) {</text:span></text:p>
      <text:p text:style-name="P6"><text:s text:c="12"/><text:span text:style-name="T12">drawPanel</text:span><text:span text:style-name="T1">.repaint()</text:span><text:span text:style-name="T4">; <text:s text:c="11"/></text:span></text:p>
      <text:p text:style-name="P6"><text:span text:style-name="T3"><text:s text:c="9"/></text:span><text:span text:style-name="T1">}</text:span></text:p>
      <text:p text:style-name="P6"><text:s text:c="6"/><text:span text:style-name="T1">})</text:span><text:span text:style-name="T4">;</text:span></text:p>
      <text:p text:style-name="P8"><text:s text:c="6"/></text:p>
      <text:p text:style-name="P6"><text:span text:style-name="T3"><text:s text:c="6"/></text:span><text:span text:style-name="T1">animationTimer.start()</text:span><text:span text:style-name="T4">; <text:s text:c="9"/></text:span></text:p>
      <text:p text:style-name="P6"><text:span text:style-name="T3"><text:s text:c="6"/></text:span><text:span text:style-name="T19">// ----------------------------------------------------------------------------</text:span></text:p>
      <text:p text:style-name="P4"><text:s text:c="6"/></text:p>
      <text:p text:style-name="P4"><text:s text:c="6"/></text:p>
      <text:p text:style-name="P6"><text:span text:style-name="T18"><text:s text:c="6"/></text:span><text:span text:style-name="T12">frame</text:span><text:span text:style-name="T1">.add(</text:span><text:span text:style-name="T12">drawPanel</text:span><text:span text:style-name="T1">)</text:span><text:span text:style-name="T4">;</text:span></text:p>
      <text:p text:style-name="P6"><text:span text:style-name="T3"><text:s text:c="6"/></text:span><text:span text:style-name="T1">Dimension d = Toolkit.</text:span><text:span text:style-name="T2">getDefaultToolkit</text:span><text:span text:style-name="T1">().getScreenSize()</text:span><text:span text:style-name="T4">;</text:span></text:p>
      <text:p text:style-name="P6"><text:span text:style-name="T3"><text:s text:c="6"/></text:span><text:span text:style-name="T12">frame</text:span><text:span text:style-name="T1">.setLocation((d.</text:span><text:span text:style-name="T12">width </text:span><text:span text:style-name="T1">- </text:span><text:span text:style-name="T12">frame</text:span><text:span text:style-name="T1">.getSize().</text:span><text:span text:style-name="T12">width</text:span><text:span text:style-name="T1">) / </text:span><text:span text:style-name="T17">2</text:span><text:span text:style-name="T4">, </text:span><text:span text:style-name="T1">(d.</text:span><text:span text:style-name="T12">height </text:span><text:span text:style-name="T1">- </text:span><text:span text:style-name="T12">frame</text:span><text:span text:style-name="T1">.getSize().</text:span><text:span text:style-name="T12">height</text:span><text:span text:style-name="T1">) / </text:span><text:span text:style-name="T17">2</text:span><text:span text:style-name="T1">)</text:span><text:span text:style-name="T4">;</text:span></text:p>
      <text:p text:style-name="P6"><text:span text:style-name="T3"><text:s text:c="6"/></text:span><text:span text:style-name="T12">frame</text:span><text:span text:style-name="T1">.setVisible(</text:span><text:span text:style-name="T4">true</text:span><text:span text:style-name="T1">)</text:span><text:span text:style-name="T4">;</text:span></text:p>
      <text:p text:style-name="P8"><text:s text:c="6"/></text:p>
      <text:p text:style-name="P6"><text:span text:style-name="T3"><text:s text:c="6"/></text:span><text:span text:style-name="T19">// ----------------------------------------------------------------------------</text:span></text:p>
      <text:p text:style-name="P4"><text:s text:c="6"/><text:span text:style-name="T1">// Double-Buffering aufsetzen</text:span></text:p>
      <text:p text:style-name="P4"><text:s text:c="6"/></text:p>
      <text:p text:style-name="P6"><text:span text:style-name="T18"><text:s text:c="6"/></text:span><text:span text:style-name="T12">bufferedimageWidth </text:span><text:span text:style-name="T1">= </text:span><text:span text:style-name="T12">drawPanel</text:span><text:span text:style-name="T1">.getWidth()</text:span><text:span text:style-name="T4">;</text:span></text:p>
      <text:p text:style-name="P6"><text:span text:style-name="T3"><text:s text:c="6"/></text:span><text:span text:style-name="T12">bufferedimageHeight </text:span><text:span text:style-name="T1">= </text:span><text:span text:style-name="T12">drawPanel</text:span><text:span text:style-name="T1">.getHeight()</text:span><text:span text:style-name="T4">;</text:span></text:p>
      <text:p text:style-name="P8"><text:s text:c="6"/></text:p>
      <text:p text:style-name="P6"><text:span text:style-name="T3"><text:s text:c="6"/></text:span><text:span text:style-name="T12">imgBuffer1 </text:span><text:span text:style-name="T1">= </text:span><text:span text:style-name="T4">new </text:span><text:span text:style-name="T1">BufferedImage(</text:span><text:span text:style-name="T12">bufferedimageWidth</text:span><text:span text:style-name="T4">, </text:span><text:span text:style-name="T12">bufferedimageHeight</text:span><text:span text:style-name="T4">, </text:span><text:span text:style-name="T1">BufferedImage.</text:span><text:span text:style-name="T13">TYPE_INT_RGB</text:span><text:span text:style-name="T1">)</text:span><text:span text:style-name="T4">;</text:span></text:p>
      <text:p text:style-name="P6"><text:span text:style-name="T3"><text:s text:c="6"/></text:span><text:span text:style-name="T12">imgBuffer2 </text:span><text:span text:style-name="T1">= </text:span><text:span text:style-name="T4">new </text:span><text:span text:style-name="T1">BufferedImage(</text:span><text:span text:style-name="T12">bufferedimageWidth</text:span><text:span text:style-name="T4">, </text:span><text:span text:style-name="T12">bufferedimageHeight</text:span><text:span text:style-name="T4">, </text:span><text:span text:style-name="T1">BufferedImage.</text:span><text:span text:style-name="T13">TYPE_INT_RGB</text:span><text:span text:style-name="T1">)</text:span><text:span text:style-name="T4">;</text:span></text:p>
      <text:p text:style-name="P8"><text:s text:c="6"/></text:p>
      <text:p text:style-name="P6"><text:span text:style-name="T3"><text:s text:c="6"/></text:span><text:span text:style-name="T12">frontBuffer </text:span><text:span text:style-name="T1">= </text:span><text:span text:style-name="T12">imgBuffer1</text:span><text:span text:style-name="T4">;</text:span></text:p>
      <text:p text:style-name="P6"><text:span text:style-name="T3"><text:s text:c="6"/></text:span><text:span text:style-name="T12">backBuffer </text:span><text:span text:style-name="T1">= </text:span><text:span text:style-name="T12">imgBuffer2</text:span><text:span text:style-name="T4">;</text:span></text:p>
      <text:p text:style-name="P6"><text:span text:style-name="T3"><text:s text:c="6"/></text:span><text:span text:style-name="T12">backBufferGraphics </text:span><text:span text:style-name="T1">= </text:span><text:span text:style-name="T12">backBuffer</text:span><text:span text:style-name="T1">.getGraphics()</text:span><text:span text:style-name="T4">;</text:span></text:p>
      <text:p text:style-name="P8"><text:s text:c="6"/></text:p>
      <text:p text:style-name="P6"><text:span text:style-name="T3"><text:s text:c="6"/></text:span><text:span text:style-name="T12">backBufferGraphics</text:span><text:span text:style-name="T1">.setColor(</text:span><text:span text:style-name="T12">background</text:span><text:span text:style-name="T1">)</text:span><text:span text:style-name="T4">;</text:span></text:p>
      <text:p text:style-name="P6"><text:span text:style-name="T3"><text:s text:c="6"/></text:span><text:span text:style-name="T12">backBufferGraphics</text:span><text:span text:style-name="T1">.fillRect(</text:span><text:span text:style-name="T17">0</text:span><text:span text:style-name="T4">, </text:span><text:span text:style-name="T17">0</text:span><text:span text:style-name="T4">, </text:span><text:span text:style-name="T12">bufferedimageWidth</text:span><text:span text:style-name="T4">, </text:span><text:span text:style-name="T12">bufferedimageHeight</text:span><text:span text:style-name="T1">)</text:span><text:span text:style-name="T4">;</text:span></text:p>
      <text:p text:style-name="P8"><text:s text:c="12"/></text:p>
      <text:p text:style-name="P6"><text:span text:style-name="T3"><text:s text:c="6"/></text:span><text:span text:style-name="T19">// ----------------------------------------------------------------------------</text:span></text:p>
      <text:p text:style-name="P4"><text:s text:c="6"/><text:span text:style-name="T1">// Inhalts-Array initialisieren</text:span></text:p>
      <text:p text:style-name="P4"><text:s text:c="6"/></text:p>
      <text:p text:style-name="P6"><text:span text:style-name="T18"><text:s text:c="6"/></text:span><text:span text:style-name="T4">this</text:span><text:span text:style-name="T1">.</text:span><text:span text:style-name="T12">inhalt </text:span><text:span text:style-name="T1">= </text:span><text:span text:style-name="T4">new </text:span><text:span text:style-name="T1">ColorChar[</text:span><text:span text:style-name="T4">this</text:span><text:span text:style-name="T1">.</text:span><text:span text:style-name="T12">cols</text:span><text:span text:style-name="T1">][</text:span><text:span text:style-name="T4">this</text:span><text:span text:style-name="T1">.</text:span><text:span text:style-name="T12">rows</text:span><text:span text:style-name="T1">]</text:span><text:span text:style-name="T4">;</text:span></text:p>
      <text:p text:style-name="P8"><text:s text:c="6"/></text:p>
      <text:p text:style-name="P6"><text:span text:style-name="T3"><text:s text:c="6"/></text:span><text:span text:style-name="T4">for </text:span><text:span text:style-name="T1">(</text:span><text:span text:style-name="T4">int </text:span><text:span text:style-name="T1">x = </text:span><text:span text:style-name="T17">0</text:span><text:span text:style-name="T4">; </text:span><text:span text:style-name="T1">x &lt; </text:span><text:span text:style-name="T4">this</text:span><text:span text:style-name="T1">.</text:span><text:span text:style-name="T12">cols</text:span><text:span text:style-name="T4">; </text:span><text:span text:style-name="T1">x++) {</text:span></text:p>
      <text:p text:style-name="P6"><text:s text:c="9"/><text:span text:style-name="T4">for </text:span><text:span text:style-name="T1">(</text:span><text:span text:style-name="T4">int </text:span><text:span text:style-name="T1">y = </text:span><text:span text:style-name="T17">0</text:span><text:span text:style-name="T4">; </text:span><text:span text:style-name="T1">y &lt; </text:span><text:span text:style-name="T4">this</text:span><text:span text:style-name="T1">.</text:span><text:span text:style-name="T12">rows </text:span><text:span text:style-name="T4">; </text:span><text:span text:style-name="T1">y++) {</text:span></text:p>
      <text:p text:style-name="P6"><text:s text:c="12"/><text:span text:style-name="T12">inhalt</text:span><text:span text:style-name="T1">[x][y] = </text:span><text:span text:style-name="T4">new </text:span><text:span text:style-name="T1">ColorChar(</text:span><text:span text:style-name="T22">' '</text:span><text:span text:style-name="T4">, this</text:span><text:span text:style-name="T1">.</text:span><text:span text:style-name="T12">foreground</text:span><text:span text:style-name="T4">,this</text:span><text:span text:style-name="T1">.</text:span><text:span text:style-name="T12">background</text:span><text:span text:style-name="T1">)</text:span><text:span text:style-name="T4">;</text:span></text:p>
      <text:p text:style-name="P6"><text:span text:style-name="T3"><text:s text:c="9"/></text:span><text:span text:style-name="T1">}</text:span></text:p>
      <text:p text:style-name="P6"><text:s text:c="6"/><text:span text:style-name="T1">}</text:span></text:p>
      <text:p text:style-name="P6"><text:s text:c="6"/></text:p>
      <text:p text:style-name="P6"><text:s text:c="6"/><text:span text:style-name="T12">backBuffer</text:span><text:span text:style-name="T1">.getGraphics().setFont(</text:span><text:span text:style-name="T4">this</text:span><text:span text:style-name="T1">.</text:span><text:span text:style-name="T12">font</text:span><text:span text:style-name="T1">)</text:span><text:span text:style-name="T4">; <text:s text:c="5"/></text:span></text:p>
      <text:p text:style-name="P6"><text:span text:style-name="T3"><text:s text:c="6"/></text:span><text:span text:style-name="T12">frontBuffer</text:span><text:span text:style-name="T1">.getGraphics().setFont(</text:span><text:span text:style-name="T4">this</text:span><text:span text:style-name="T1">.</text:span><text:span text:style-name="T12">font</text:span><text:span text:style-name="T1">)</text:span><text:span text:style-name="T4">;</text:span></text:p>
      <text:p text:style-name="P6"><text:span text:style-name="T3"><text:s text:c="6"/></text:span><text:span text:style-name="T12">frame</text:span><text:span text:style-name="T1">.repaint()</text:span><text:span text:style-name="T4">;</text:span></text:p>
      <text:p text:style-name="P6"><text:span text:style-name="T3"><text:s text:c="3"/></text:span><text:span text:style-name="T1">}</text:span></text:p>
      <text:p text:style-name="P6"><text:s text:c="3"/><text:span text:style-name="T6">/** Setzt den Cursor an die übergebenen Koordinaten innerhalb der Console */</text:span></text:p>
      <text:p text:style-name="P6"><text:span text:style-name="T5"><text:s text:c="3"/></text:span><text:span text:style-name="T4">public static void </text:span><text:span text:style-name="T10">gotoXY</text:span><text:span text:style-name="T1">(</text:span><text:span text:style-name="T4">int </text:span><text:span text:style-name="T1">x</text:span><text:span text:style-name="T4">, int </text:span><text:span text:style-name="T1">y) {</text:span></text:p>
      <text:p text:style-name="P6"><text:s text:c="3"/></text:p>
      <text:p text:style-name="P6"><text:s text:c="6"/><text:span text:style-name="T2">instance</text:span><text:span text:style-name="T1">().setCursorXYP(x</text:span><text:span text:style-name="T4">, </text:span><text:span text:style-name="T1">y)</text:span><text:span text:style-name="T4">;</text:span></text:p>
      <text:p text:style-name="P8"><text:s text:c="6"/></text:p>
      <text:p text:style-name="P6"><text:span text:style-name="T3"><text:s text:c="6"/></text:span><text:span text:style-name="T4">if</text:span><text:span text:style-name="T1">(</text:span><text:span text:style-name="T2">instance</text:span><text:span text:style-name="T1">().</text:span><text:span text:style-name="T12">drawInstantly</text:span><text:span text:style-name="T1">) {</text:span></text:p>
      <text:p text:style-name="P6"><text:soft-page-break/><text:s text:c="9"/><text:span text:style-name="T2">instance</text:span><text:span text:style-name="T1">().drawArray()</text:span><text:span text:style-name="T4">;</text:span></text:p>
      <text:p text:style-name="P6"><text:span text:style-name="T3"><text:s text:c="6"/></text:span><text:span text:style-name="T1">}</text:span></text:p>
      <text:p text:style-name="P6"><text:s text:c="3"/><text:span text:style-name="T1">}</text:span></text:p>
      <text:p text:style-name="P6"><text:s text:c="3"/></text:p>
      <text:p text:style-name="P6"><text:s text:c="3"/><text:span text:style-name="T4">private void </text:span><text:span text:style-name="T10">setCursorXYP</text:span><text:span text:style-name="T1">(</text:span><text:span text:style-name="T4">int </text:span><text:span text:style-name="T1">x</text:span><text:span text:style-name="T4">, int </text:span><text:span text:style-name="T1">y) {</text:span></text:p>
      <text:p text:style-name="P6"><text:s text:c="12"/></text:p>
      <text:p text:style-name="P6"><text:s text:c="6"/><text:span text:style-name="T4">if</text:span><text:span text:style-name="T1">(x &gt;= </text:span><text:span text:style-name="T4">this</text:span><text:span text:style-name="T1">.</text:span><text:span text:style-name="T12">cols</text:span><text:span text:style-name="T1">) {</text:span></text:p>
      <text:p text:style-name="P6"><text:s text:c="9"/><text:span text:style-name="T4">this</text:span><text:span text:style-name="T1">.</text:span><text:span text:style-name="T12">cursorX </text:span><text:span text:style-name="T1">= </text:span><text:span text:style-name="T4">this</text:span><text:span text:style-name="T1">.</text:span><text:span text:style-name="T12">cols</text:span><text:span text:style-name="T1">-</text:span><text:span text:style-name="T17">1</text:span><text:span text:style-name="T4">; <text:s text:c="9"/></text:span></text:p>
      <text:p text:style-name="P6"><text:span text:style-name="T3"><text:s text:c="6"/></text:span><text:span text:style-name="T1">}</text:span></text:p>
      <text:p text:style-name="P6"><text:s text:c="6"/><text:span text:style-name="T4">else if</text:span><text:span text:style-name="T1">(x &lt; </text:span><text:span text:style-name="T17">0</text:span><text:span text:style-name="T1">) {</text:span></text:p>
      <text:p text:style-name="P6"><text:s text:c="9"/><text:span text:style-name="T4">this</text:span><text:span text:style-name="T1">.</text:span><text:span text:style-name="T12">cursorX </text:span><text:span text:style-name="T1">= </text:span><text:span text:style-name="T17">0</text:span><text:span text:style-name="T4">;</text:span></text:p>
      <text:p text:style-name="P6"><text:span text:style-name="T3"><text:s text:c="6"/></text:span><text:span text:style-name="T1">}</text:span></text:p>
      <text:p text:style-name="P6"><text:s text:c="6"/><text:span text:style-name="T4">else </text:span><text:span text:style-name="T1">{ </text:span></text:p>
      <text:p text:style-name="P6"><text:s text:c="9"/><text:span text:style-name="T4">this</text:span><text:span text:style-name="T1">.</text:span><text:span text:style-name="T12">cursorX </text:span><text:span text:style-name="T1">= x</text:span><text:span text:style-name="T4">; <text:s text:c="4"/></text:span></text:p>
      <text:p text:style-name="P6"><text:span text:style-name="T3"><text:s text:c="6"/></text:span><text:span text:style-name="T1">}</text:span></text:p>
      <text:p text:style-name="P6"><text:s text:c="6"/></text:p>
      <text:p text:style-name="P6"><text:s text:c="6"/><text:span text:style-name="T4">if</text:span><text:span text:style-name="T1">(y &gt;= </text:span><text:span text:style-name="T4">this</text:span><text:span text:style-name="T1">.</text:span><text:span text:style-name="T12">rows</text:span><text:span text:style-name="T1">) {</text:span></text:p>
      <text:p text:style-name="P6"><text:s text:c="9"/><text:span text:style-name="T4">this</text:span><text:span text:style-name="T1">.</text:span><text:span text:style-name="T12">cursorY </text:span><text:span text:style-name="T1">= </text:span><text:span text:style-name="T4">this</text:span><text:span text:style-name="T1">.</text:span><text:span text:style-name="T12">rows</text:span><text:span text:style-name="T1">-</text:span><text:span text:style-name="T17">1</text:span><text:span text:style-name="T4">; <text:s text:c="9"/></text:span></text:p>
      <text:p text:style-name="P6"><text:span text:style-name="T3"><text:s text:c="6"/></text:span><text:span text:style-name="T1">}</text:span></text:p>
      <text:p text:style-name="P6"><text:s text:c="6"/><text:span text:style-name="T4">else if</text:span><text:span text:style-name="T1">(y &lt; </text:span><text:span text:style-name="T17">0</text:span><text:span text:style-name="T1">) {</text:span></text:p>
      <text:p text:style-name="P6"><text:s text:c="9"/><text:span text:style-name="T4">this</text:span><text:span text:style-name="T1">.</text:span><text:span text:style-name="T12">cursorY </text:span><text:span text:style-name="T1">= </text:span><text:span text:style-name="T17">0</text:span><text:span text:style-name="T4">;</text:span></text:p>
      <text:p text:style-name="P6"><text:span text:style-name="T3"><text:s text:c="6"/></text:span><text:span text:style-name="T1">}</text:span></text:p>
      <text:p text:style-name="P6"><text:s text:c="6"/><text:span text:style-name="T4">else </text:span><text:span text:style-name="T1">{ </text:span></text:p>
      <text:p text:style-name="P6"><text:s text:c="9"/><text:span text:style-name="T4">this</text:span><text:span text:style-name="T1">.</text:span><text:span text:style-name="T12">cursorY </text:span><text:span text:style-name="T1">= y</text:span><text:span text:style-name="T4">; <text:s text:c="4"/></text:span></text:p>
      <text:p text:style-name="P6"><text:span text:style-name="T3"><text:s text:c="6"/></text:span><text:span text:style-name="T1">}</text:span></text:p>
      <text:p text:style-name="P6"><text:s text:c="3"/><text:span text:style-name="T1">}</text:span></text:p>
      <text:p text:style-name="P6"><text:s text:c="3"/><text:span text:style-name="T19">// ----------------------------------------------------------------------------</text:span></text:p>
      <text:p text:style-name="P6"><text:span text:style-name="T18"><text:s text:c="3"/></text:span><text:span text:style-name="T6">/** Setzt die Hintergrundfarbe. */</text:span></text:p>
      <text:p text:style-name="P6"><text:span text:style-name="T5"><text:s text:c="3"/></text:span><text:span text:style-name="T4">public static void </text:span><text:span text:style-name="T10">setBackground</text:span><text:span text:style-name="T1">(Color background) {</text:span></text:p>
      <text:p text:style-name="P6"><text:s text:c="6"/></text:p>
      <text:p text:style-name="P6"><text:s text:c="6"/><text:span text:style-name="T2">instance</text:span><text:span text:style-name="T1">().</text:span><text:span text:style-name="T12">background </text:span><text:span text:style-name="T1">= background</text:span><text:span text:style-name="T4">;</text:span></text:p>
      <text:p text:style-name="P6"><text:span text:style-name="T3"><text:s text:c="3"/></text:span><text:span text:style-name="T1">}</text:span></text:p>
      <text:p text:style-name="P6"><text:s text:c="3"/></text:p>
      <text:p text:style-name="P6"><text:s text:c="3"/><text:span text:style-name="T19">// ----------------------------------------------------------------------------</text:span></text:p>
      <text:p text:style-name="P6"><text:span text:style-name="T18"><text:s text:c="3"/></text:span><text:span text:style-name="T6">/** Setzt die Vordergrundfarbe. */</text:span></text:p>
      <text:p text:style-name="P6"><text:span text:style-name="T5"><text:s text:c="3"/></text:span><text:span text:style-name="T4">public static void </text:span><text:span text:style-name="T10">setForeground</text:span><text:span text:style-name="T1">(Color foreground) { <text:s text:c="5"/></text:span></text:p>
      <text:p text:style-name="P6"><text:s text:c="6"/><text:span text:style-name="T2">instance</text:span><text:span text:style-name="T1">().</text:span><text:span text:style-name="T12">foreground </text:span><text:span text:style-name="T1">= foreground</text:span><text:span text:style-name="T4">;</text:span></text:p>
      <text:p text:style-name="P6"><text:span text:style-name="T3"><text:s text:c="3"/></text:span><text:span text:style-name="T1">}</text:span></text:p>
      <text:p text:style-name="P6"><text:s text:c="3"/><text:span text:style-name="T19">// ----------------------------------------------------------------------------</text:span></text:p>
      <text:p text:style-name="P6"><text:span text:style-name="T18"><text:s text:c="3"/></text:span><text:span text:style-name="T6">/** Setzt das übergebene Zeichen an die aktuelle Cursor-Position mit</text:span></text:p>
      <text:p text:style-name="P2"><text:s text:c="4"/><text:span text:style-name="T2">* <text:s/>den momenten gültigen Einstellungen für Vorder- und Hintergrundfarbe.</text:span></text:p>
      <text:p text:style-name="P2"><text:s text:c="4"/><text:span text:style-name="T2">*/</text:span></text:p>
      <text:p text:style-name="P2"><text:s text:c="3"/></text:p>
      <text:p text:style-name="P6"><text:span text:style-name="T5"><text:s text:c="3"/></text:span><text:span text:style-name="T4">public static void </text:span><text:span text:style-name="T10">setChar</text:span><text:span text:style-name="T1">(</text:span><text:span text:style-name="T4">char </text:span><text:span text:style-name="T1">c) {</text:span></text:p>
      <text:p text:style-name="P6"><text:s text:c="6"/><text:span text:style-name="T1">Console instance = </text:span><text:span text:style-name="T2">instance</text:span><text:span text:style-name="T1">()</text:span><text:span text:style-name="T4">;</text:span></text:p>
      <text:p text:style-name="P8"><text:s text:c="12"/></text:p>
      <text:p text:style-name="P6"><text:span text:style-name="T3"><text:s text:c="6"/></text:span><text:span text:style-name="T1">instance.</text:span><text:span text:style-name="T12">inhalt</text:span><text:span text:style-name="T1">[instance.</text:span><text:span text:style-name="T12">cursorX</text:span><text:span text:style-name="T1">][instance.</text:span><text:span text:style-name="T12">cursorY</text:span><text:span text:style-name="T1">].setCharacter(c)</text:span><text:span text:style-name="T4">;</text:span></text:p>
      <text:p text:style-name="P6"><text:span text:style-name="T3"><text:s text:c="6"/></text:span><text:span text:style-name="T1">instance.</text:span><text:span text:style-name="T12">inhalt</text:span><text:span text:style-name="T1">[instance.</text:span><text:span text:style-name="T12">cursorX</text:span><text:span text:style-name="T1">][instance.</text:span><text:span text:style-name="T12">cursorY</text:span><text:span text:style-name="T1">].setForgroundColor(instance.</text:span><text:span text:style-name="T12">foreground</text:span><text:span text:style-name="T1">)</text:span><text:span text:style-name="T4">;</text:span></text:p>
      <text:p text:style-name="P6"><text:span text:style-name="T3"><text:s text:c="6"/></text:span><text:span text:style-name="T1">instance.</text:span><text:span text:style-name="T12">inhalt</text:span><text:span text:style-name="T1">[instance.</text:span><text:span text:style-name="T12">cursorX</text:span><text:span text:style-name="T1">][instance.</text:span><text:span text:style-name="T12">cursorY</text:span><text:span text:style-name="T1">].setBackgroundColor(instance.</text:span><text:span text:style-name="T12">background</text:span><text:span text:style-name="T1">)</text:span><text:span text:style-name="T4">;</text:span></text:p>
      <text:p text:style-name="P6"><text:span text:style-name="T3"><text:s text:c="6"/></text:span><text:span text:style-name="T4">if</text:span><text:span text:style-name="T1">(instance.</text:span><text:span text:style-name="T12">drawInstantly</text:span><text:span text:style-name="T1">) {</text:span></text:p>
      <text:p text:style-name="P6"><text:s text:c="9"/><text:span text:style-name="T1">instance.drawArray()</text:span><text:span text:style-name="T4">;</text:span></text:p>
      <text:p text:style-name="P6"><text:span text:style-name="T3"><text:s text:c="6"/></text:span><text:span text:style-name="T1">}</text:span></text:p>
      <text:p text:style-name="P6"><text:s text:c="3"/><text:span text:style-name="T1">}</text:span></text:p>
      <text:p text:style-name="P6"><text:s text:c="3"/></text:p>
      <text:p text:style-name="P6"><text:s text:c="3"/><text:span text:style-name="T19">// ----------------------------------------------------------------------------</text:span></text:p>
      <text:p text:style-name="P6"><text:span text:style-name="T18"><text:s text:c="3"/></text:span><text:span text:style-name="T6">/** Schreibt die übergebene Zeichenkette mit den aktuellen Einstellungen für Vorder- </text:span></text:p>
      <text:p text:style-name="P2"><text:s text:c="4"/><text:span text:style-name="T2">* <text:s/>und Hintergrundfarbe. </text:span></text:p>
      <text:p text:style-name="P2"><text:soft-page-break/><text:s text:c="4"/><text:span text:style-name="T2">*/</text:span></text:p>
      <text:p text:style-name="P6"><text:span text:style-name="T5"><text:s text:c="3"/></text:span><text:span text:style-name="T4">public static void </text:span><text:span text:style-name="T10">write</text:span><text:span text:style-name="T1">(String s) {</text:span></text:p>
      <text:p text:style-name="P6"><text:s text:c="6"/></text:p>
      <text:p text:style-name="P6"><text:s text:c="6"/><text:span text:style-name="T2">instance</text:span><text:span text:style-name="T1">().writeP(s)</text:span><text:span text:style-name="T4">;</text:span></text:p>
      <text:p text:style-name="P6"><text:span text:style-name="T3"><text:s text:c="3"/></text:span><text:span text:style-name="T1">}</text:span></text:p>
      <text:p text:style-name="P6"><text:s text:c="3"/></text:p>
      <text:p text:style-name="P6"><text:s text:c="3"/><text:span text:style-name="T19">// ----------------------------------------------------------------------------</text:span></text:p>
      <text:p text:style-name="P6"><text:span text:style-name="T18"><text:s text:c="3"/></text:span><text:span text:style-name="T6">/** Schreibt die übergebene Zeichenkette mit den aktuellen Einstellungen für Vorder- </text:span></text:p>
      <text:p text:style-name="P2"><text:s text:c="4"/><text:span text:style-name="T2">* <text:s/>und Hintergrundfarbe und fügt einen Zeilenumbruch an.</text:span></text:p>
      <text:p text:style-name="P2"><text:s text:c="4"/><text:span text:style-name="T2">*/ <text:s text:c="3"/></text:span></text:p>
      <text:p text:style-name="P6"><text:span text:style-name="T5"><text:s text:c="3"/></text:span><text:span text:style-name="T4">public static void </text:span><text:span text:style-name="T10">writeln</text:span><text:span text:style-name="T1">(String s) {</text:span></text:p>
      <text:p text:style-name="P6"><text:s text:c="6"/></text:p>
      <text:p text:style-name="P6"><text:s text:c="6"/><text:span text:style-name="T2">instance</text:span><text:span text:style-name="T1">().writeP(s + </text:span><text:span text:style-name="T22">'</text:span><text:span text:style-name="T4">\n</text:span><text:span text:style-name="T22">'</text:span><text:span text:style-name="T1">)</text:span><text:span text:style-name="T4">;</text:span></text:p>
      <text:p text:style-name="P6"><text:span text:style-name="T3"><text:s text:c="3"/></text:span><text:span text:style-name="T1">}</text:span></text:p>
      <text:p text:style-name="P6"><text:s text:c="3"/></text:p>
      <text:p text:style-name="P6"><text:s text:c="3"/><text:span text:style-name="T19">// ----------------------------------------------------------------------------</text:span></text:p>
      <text:p text:style-name="P6"><text:span text:style-name="T18"><text:s text:c="3"/></text:span><text:span text:style-name="T6">/** Bewirkt einen Zeilenumbruch. */</text:span></text:p>
      <text:p text:style-name="P6"><text:span text:style-name="T5"><text:s text:c="3"/></text:span><text:span text:style-name="T4">public static void </text:span><text:span text:style-name="T10">writeln</text:span><text:span text:style-name="T1">() {</text:span></text:p>
      <text:p text:style-name="P6"><text:s text:c="6"/></text:p>
      <text:p text:style-name="P6"><text:s text:c="6"/><text:span text:style-name="T2">instance</text:span><text:span text:style-name="T1">().writeP(</text:span><text:span text:style-name="T22">"</text:span><text:span text:style-name="T4">\n</text:span><text:span text:style-name="T22">"</text:span><text:span text:style-name="T1">)</text:span><text:span text:style-name="T4">;</text:span></text:p>
      <text:p text:style-name="P6"><text:span text:style-name="T3"><text:s text:c="3"/></text:span><text:span text:style-name="T1">}</text:span></text:p>
      <text:p text:style-name="P6"><text:s text:c="6"/></text:p>
      <text:p text:style-name="P6"><text:s text:c="3"/><text:span text:style-name="T19">// ---------------------------------------------------------------------------- <text:s text:c="3"/></text:span></text:p>
      <text:p text:style-name="P6"><text:span text:style-name="T18"><text:s text:c="3"/></text:span><text:span text:style-name="T4">private void </text:span><text:span text:style-name="T10">writeP</text:span><text:span text:style-name="T1">(String s) {</text:span></text:p>
      <text:p text:style-name="P6"><text:s text:c="6"/></text:p>
      <text:p text:style-name="P6"><text:s text:c="6"/><text:span text:style-name="T4">for </text:span><text:span text:style-name="T1">(</text:span><text:span text:style-name="T4">int </text:span><text:span text:style-name="T1">i = </text:span><text:span text:style-name="T17">0</text:span><text:span text:style-name="T4">; </text:span><text:span text:style-name="T1">i &lt; s.length()</text:span><text:span text:style-name="T4">; </text:span><text:span text:style-name="T1">i++) {</text:span></text:p>
      <text:p text:style-name="P6"><text:s text:c="9"/></text:p>
      <text:p text:style-name="P6"><text:s text:c="9"/><text:span text:style-name="T4">char </text:span><text:span text:style-name="T1">ch = s.charAt(i)</text:span><text:span text:style-name="T4">;</text:span></text:p>
      <text:p text:style-name="P8"><text:s text:c="9"/></text:p>
      <text:p text:style-name="P6"><text:span text:style-name="T3"><text:s text:c="9"/></text:span><text:span text:style-name="T4">if</text:span><text:span text:style-name="T1">(Character.</text:span><text:span text:style-name="T2">isWhitespace</text:span><text:span text:style-name="T1">(ch) &amp;&amp; ch != </text:span><text:span text:style-name="T22">'</text:span><text:span text:style-name="T4">\n</text:span><text:span text:style-name="T22">' </text:span><text:span text:style-name="T1">&amp;&amp; ch != </text:span><text:span text:style-name="T22">' '</text:span><text:span text:style-name="T1">) {</text:span></text:p>
      <text:p text:style-name="P6"><text:s text:c="12"/></text:p>
      <text:p text:style-name="P6"><text:s text:c="12"/><text:span text:style-name="T4">continue;</text:span></text:p>
      <text:p text:style-name="P6"><text:span text:style-name="T3"><text:s text:c="9"/></text:span><text:span text:style-name="T1">}</text:span></text:p>
      <text:p text:style-name="P6"><text:s text:c="9"/></text:p>
      <text:p text:style-name="P6"><text:s text:c="9"/><text:span text:style-name="T4">if</text:span><text:span text:style-name="T1">(s.charAt(i) == </text:span><text:span text:style-name="T22">'</text:span><text:span text:style-name="T4">\n</text:span><text:span text:style-name="T22">'</text:span><text:span text:style-name="T1">) {</text:span></text:p>
      <text:p text:style-name="P6"><text:s text:c="21"/></text:p>
      <text:p text:style-name="P6"><text:s text:c="12"/><text:span text:style-name="T12">cursorX </text:span><text:span text:style-name="T1">= </text:span><text:span text:style-name="T17">0</text:span><text:span text:style-name="T4">;</text:span></text:p>
      <text:p text:style-name="P6"><text:span text:style-name="T3"><text:s text:c="12"/></text:span><text:span text:style-name="T12">cursorY</text:span><text:span text:style-name="T1">++</text:span><text:span text:style-name="T4">;</text:span></text:p>
      <text:p text:style-name="P6"><text:span text:style-name="T3"><text:s text:c="9"/></text:span><text:span text:style-name="T1">}</text:span></text:p>
      <text:p text:style-name="P6"><text:s text:c="9"/><text:span text:style-name="T4">else </text:span><text:span text:style-name="T1">{</text:span></text:p>
      <text:p text:style-name="P6"><text:s text:c="9"/></text:p>
      <text:p text:style-name="P6"><text:s text:c="12"/><text:span text:style-name="T4">this</text:span><text:span text:style-name="T1">.</text:span><text:span text:style-name="T12">inhalt</text:span><text:span text:style-name="T1">[</text:span><text:span text:style-name="T4">this</text:span><text:span text:style-name="T1">.</text:span><text:span text:style-name="T12">cursorX</text:span><text:span text:style-name="T1">][</text:span><text:span text:style-name="T4">this</text:span><text:span text:style-name="T1">.</text:span><text:span text:style-name="T12">cursorY</text:span><text:span text:style-name="T1">].setCharacter(s.charAt(i))</text:span><text:span text:style-name="T4">;</text:span></text:p>
      <text:p text:style-name="P6"><text:span text:style-name="T3"><text:s text:c="12"/></text:span><text:span text:style-name="T4">this</text:span><text:span text:style-name="T1">.</text:span><text:span text:style-name="T12">inhalt</text:span><text:span text:style-name="T1">[</text:span><text:span text:style-name="T4">this</text:span><text:span text:style-name="T1">.</text:span><text:span text:style-name="T12">cursorX</text:span><text:span text:style-name="T1">][</text:span><text:span text:style-name="T4">this</text:span><text:span text:style-name="T1">.</text:span><text:span text:style-name="T12">cursorY</text:span><text:span text:style-name="T1">].setForgroundColor(</text:span><text:span text:style-name="T4">this</text:span><text:span text:style-name="T1">.</text:span><text:span text:style-name="T12">foreground</text:span><text:span text:style-name="T1">)</text:span><text:span text:style-name="T4">;</text:span></text:p>
      <text:p text:style-name="P6"><text:span text:style-name="T3"><text:s text:c="12"/></text:span><text:span text:style-name="T4">this</text:span><text:span text:style-name="T1">.</text:span><text:span text:style-name="T12">inhalt</text:span><text:span text:style-name="T1">[</text:span><text:span text:style-name="T4">this</text:span><text:span text:style-name="T1">.</text:span><text:span text:style-name="T12">cursorX</text:span><text:span text:style-name="T1">][</text:span><text:span text:style-name="T4">this</text:span><text:span text:style-name="T1">.</text:span><text:span text:style-name="T12">cursorY</text:span><text:span text:style-name="T1">].setBackgroundColor(</text:span><text:span text:style-name="T4">this</text:span><text:span text:style-name="T1">.</text:span><text:span text:style-name="T12">background</text:span><text:span text:style-name="T1">)</text:span><text:span text:style-name="T4">;</text:span></text:p>
      <text:p text:style-name="P6"><text:span text:style-name="T3"><text:s text:c="12"/></text:span><text:span text:style-name="T12">cursorX</text:span><text:span text:style-name="T1">++</text:span><text:span text:style-name="T4">;</text:span></text:p>
      <text:p text:style-name="P8"><text:s text:c="12"/></text:p>
      <text:p text:style-name="P6"><text:span text:style-name="T3"><text:s text:c="12"/></text:span><text:span text:style-name="T4">if </text:span><text:span text:style-name="T1">(</text:span><text:span text:style-name="T12">cursorX </text:span><text:span text:style-name="T1">&gt;= </text:span><text:span text:style-name="T4">this</text:span><text:span text:style-name="T1">.</text:span><text:span text:style-name="T12">cols</text:span><text:span text:style-name="T1">) {</text:span></text:p>
      <text:p text:style-name="P6"><text:s text:c="15"/><text:span text:style-name="T12">cursorX </text:span><text:span text:style-name="T1">= </text:span><text:span text:style-name="T17">0</text:span><text:span text:style-name="T4">;</text:span></text:p>
      <text:p text:style-name="P6"><text:span text:style-name="T3"><text:s text:c="15"/></text:span><text:span text:style-name="T12">cursorY</text:span><text:span text:style-name="T1">++</text:span><text:span text:style-name="T4">;</text:span></text:p>
      <text:p text:style-name="P6"><text:span text:style-name="T3"><text:s text:c="12"/></text:span><text:span text:style-name="T1">}</text:span></text:p>
      <text:p text:style-name="P6"><text:s text:c="9"/><text:span text:style-name="T1">}</text:span></text:p>
      <text:p text:style-name="P6"><text:s text:c="18"/></text:p>
      <text:p text:style-name="P6"><text:s text:c="9"/><text:span text:style-name="T4">if </text:span><text:span text:style-name="T1">(</text:span><text:span text:style-name="T12">cursorY </text:span><text:span text:style-name="T1">&gt;= </text:span><text:span text:style-name="T4">this</text:span><text:span text:style-name="T1">.</text:span><text:span text:style-name="T12">rows</text:span><text:span text:style-name="T1">) {</text:span></text:p>
      <text:p text:style-name="P6"><text:s text:c="12"/></text:p>
      <text:p text:style-name="P6"><text:s text:c="12"/><text:span text:style-name="T1">Color fg = </text:span><text:span text:style-name="T12">inhalt</text:span><text:span text:style-name="T1">[</text:span><text:span text:style-name="T4">this</text:span><text:span text:style-name="T1">.</text:span><text:span text:style-name="T12">cols</text:span><text:span text:style-name="T1">-</text:span><text:span text:style-name="T17">1</text:span><text:span text:style-name="T1">][</text:span><text:span text:style-name="T4">this</text:span><text:span text:style-name="T1">.</text:span><text:span text:style-name="T12">rows</text:span><text:span text:style-name="T1">-</text:span><text:span text:style-name="T17">1</text:span><text:span text:style-name="T1">].</text:span><text:span text:style-name="T12">forgroundColor</text:span><text:span text:style-name="T4">;</text:span></text:p>
      <text:p text:style-name="P6"><text:span text:style-name="T3"><text:s text:c="12"/></text:span><text:span text:style-name="T1">Color bg = </text:span><text:span text:style-name="T12">inhalt</text:span><text:span text:style-name="T1">[</text:span><text:span text:style-name="T4">this</text:span><text:span text:style-name="T1">.</text:span><text:span text:style-name="T12">cols</text:span><text:span text:style-name="T1">-</text:span><text:span text:style-name="T17">1</text:span><text:span text:style-name="T1">][</text:span><text:span text:style-name="T4">this</text:span><text:span text:style-name="T1">.</text:span><text:span text:style-name="T12">rows</text:span><text:span text:style-name="T1">-</text:span><text:span text:style-name="T17">1</text:span><text:span text:style-name="T1">].</text:span><text:span text:style-name="T12">backgroundColor</text:span><text:span text:style-name="T4">;</text:span></text:p>
      <text:p text:style-name="P8"><text:s text:c="12"/></text:p>
      <text:p text:style-name="P6"><text:span text:style-name="T3"><text:s text:c="12"/></text:span><text:span text:style-name="T12">cursorY </text:span><text:span text:style-name="T1">= </text:span><text:span text:style-name="T4">this</text:span><text:span text:style-name="T1">.</text:span><text:span text:style-name="T12">rows </text:span><text:span text:style-name="T1">-</text:span><text:span text:style-name="T17">1</text:span><text:span text:style-name="T4">;</text:span></text:p>
      <text:p text:style-name="P6"><text:soft-page-break/><text:span text:style-name="T3"><text:s text:c="12"/></text:span><text:span text:style-name="T4">for </text:span><text:span text:style-name="T1">(</text:span><text:span text:style-name="T4">int </text:span><text:span text:style-name="T1">x = </text:span><text:span text:style-name="T17">0</text:span><text:span text:style-name="T4">; </text:span><text:span text:style-name="T1">x &lt; </text:span><text:span text:style-name="T4">this</text:span><text:span text:style-name="T1">.</text:span><text:span text:style-name="T12">cols</text:span><text:span text:style-name="T4">; </text:span><text:span text:style-name="T1">x++) {</text:span></text:p>
      <text:p text:style-name="P6"><text:s text:c="15"/><text:span text:style-name="T4">for </text:span><text:span text:style-name="T1">(</text:span><text:span text:style-name="T4">int </text:span><text:span text:style-name="T1">y = </text:span><text:span text:style-name="T17">1</text:span><text:span text:style-name="T4">; </text:span><text:span text:style-name="T1">y &lt; </text:span><text:span text:style-name="T4">this</text:span><text:span text:style-name="T1">.</text:span><text:span text:style-name="T12">rows</text:span><text:span text:style-name="T4">; </text:span><text:span text:style-name="T1">y++) {</text:span></text:p>
      <text:p text:style-name="P6"><text:s text:c="18"/></text:p>
      <text:p text:style-name="P6"><text:s text:c="18"/><text:span text:style-name="T12">inhalt</text:span><text:span text:style-name="T1">[x][y-</text:span><text:span text:style-name="T17">1</text:span><text:span text:style-name="T1">].</text:span><text:span text:style-name="T12">character </text:span><text:span text:style-name="T1">= </text:span><text:span text:style-name="T12">inhalt</text:span><text:span text:style-name="T1">[x][y].</text:span><text:span text:style-name="T12">character</text:span><text:span text:style-name="T4">;</text:span></text:p>
      <text:p text:style-name="P6"><text:span text:style-name="T3"><text:s text:c="18"/></text:span><text:span text:style-name="T12">inhalt</text:span><text:span text:style-name="T1">[x][y-</text:span><text:span text:style-name="T17">1</text:span><text:span text:style-name="T1">].</text:span><text:span text:style-name="T12">forgroundColor </text:span><text:span text:style-name="T1">= </text:span><text:span text:style-name="T12">inhalt</text:span><text:span text:style-name="T1">[x][y].</text:span><text:span text:style-name="T12">forgroundColor</text:span><text:span text:style-name="T4">;</text:span></text:p>
      <text:p text:style-name="P6"><text:span text:style-name="T3"><text:s text:c="18"/></text:span><text:span text:style-name="T12">inhalt</text:span><text:span text:style-name="T1">[x][y-</text:span><text:span text:style-name="T17">1</text:span><text:span text:style-name="T1">].</text:span><text:span text:style-name="T12">backgroundColor </text:span><text:span text:style-name="T1">= </text:span><text:span text:style-name="T12">inhalt</text:span><text:span text:style-name="T1">[x][y].</text:span><text:span text:style-name="T12">backgroundColor</text:span><text:span text:style-name="T4">;</text:span></text:p>
      <text:p text:style-name="P6"><text:span text:style-name="T3"><text:s text:c="15"/></text:span><text:span text:style-name="T1">}</text:span></text:p>
      <text:p text:style-name="P6"><text:s text:c="12"/><text:span text:style-name="T1">}</text:span></text:p>
      <text:p text:style-name="P6"><text:s text:c="12"/></text:p>
      <text:p text:style-name="P6"><text:s text:c="12"/><text:span text:style-name="T19">// neue Zeile mit den aktuellen Pinseleinstellungen belegen (HG, BG, Leer)</text:span></text:p>
      <text:p text:style-name="P6"><text:span text:style-name="T18"><text:s text:c="12"/></text:span><text:span text:style-name="T4">for </text:span><text:span text:style-name="T1">(</text:span><text:span text:style-name="T4">int </text:span><text:span text:style-name="T1">x = </text:span><text:span text:style-name="T17">0</text:span><text:span text:style-name="T4">; </text:span><text:span text:style-name="T1">x &lt; </text:span><text:span text:style-name="T4">this</text:span><text:span text:style-name="T1">.</text:span><text:span text:style-name="T12">cols</text:span><text:span text:style-name="T4">; </text:span><text:span text:style-name="T1">x++) { <text:s text:c="13"/></text:span></text:p>
      <text:p text:style-name="P6"><text:s text:c="15"/><text:span text:style-name="T12">inhalt</text:span><text:span text:style-name="T1">[x][</text:span><text:span text:style-name="T4">this</text:span><text:span text:style-name="T1">.</text:span><text:span text:style-name="T12">rows</text:span><text:span text:style-name="T1">-</text:span><text:span text:style-name="T17">1</text:span><text:span text:style-name="T1">].</text:span><text:span text:style-name="T12">character </text:span><text:span text:style-name="T1">= </text:span><text:span text:style-name="T22">' '</text:span><text:span text:style-name="T4">;</text:span></text:p>
      <text:p text:style-name="P6"><text:span text:style-name="T3"><text:s text:c="15"/></text:span><text:span text:style-name="T12">inhalt</text:span><text:span text:style-name="T1">[x][</text:span><text:span text:style-name="T4">this</text:span><text:span text:style-name="T1">.</text:span><text:span text:style-name="T12">rows</text:span><text:span text:style-name="T1">-</text:span><text:span text:style-name="T17">1</text:span><text:span text:style-name="T1">].</text:span><text:span text:style-name="T12">forgroundColor </text:span><text:span text:style-name="T1">= fg</text:span><text:span text:style-name="T4">; </text:span><text:span text:style-name="T19">// this.foreground;</text:span></text:p>
      <text:p text:style-name="P6"><text:span text:style-name="T18"><text:s text:c="15"/></text:span><text:span text:style-name="T12">inhalt</text:span><text:span text:style-name="T1">[x][</text:span><text:span text:style-name="T4">this</text:span><text:span text:style-name="T1">.</text:span><text:span text:style-name="T12">rows</text:span><text:span text:style-name="T1">-</text:span><text:span text:style-name="T17">1</text:span><text:span text:style-name="T1">].</text:span><text:span text:style-name="T12">backgroundColor </text:span><text:span text:style-name="T1">= bg</text:span><text:span text:style-name="T4">; </text:span><text:span text:style-name="T19">// this.background; <text:s text:c="14"/></text:span></text:p>
      <text:p text:style-name="P6"><text:span text:style-name="T18"><text:s text:c="12"/></text:span><text:span text:style-name="T1">}</text:span></text:p>
      <text:p text:style-name="P6"><text:s text:c="9"/><text:span text:style-name="T1">}</text:span></text:p>
      <text:p text:style-name="P6"><text:s text:c="6"/><text:span text:style-name="T1">}</text:span></text:p>
      <text:p text:style-name="P6"><text:s text:c="6"/><text:span text:style-name="T4">if</text:span><text:span text:style-name="T1">(</text:span><text:span text:style-name="T4">this</text:span><text:span text:style-name="T1">.</text:span><text:span text:style-name="T12">drawInstantly</text:span><text:span text:style-name="T1">) {</text:span></text:p>
      <text:p text:style-name="P6"><text:s text:c="9"/><text:span text:style-name="T1">drawArray()</text:span><text:span text:style-name="T4">;</text:span></text:p>
      <text:p text:style-name="P6"><text:span text:style-name="T3"><text:s text:c="6"/></text:span><text:span text:style-name="T1">}</text:span></text:p>
      <text:p text:style-name="P6"><text:s text:c="3"/><text:span text:style-name="T1">}</text:span></text:p>
      <text:p text:style-name="P6"><text:s text:c="3"/></text:p>
      <text:p text:style-name="P6"><text:s text:c="3"/><text:span text:style-name="T19">// ----------------------------------------------------------------------------</text:span></text:p>
      <text:p text:style-name="P6"><text:span text:style-name="T18"><text:s text:c="3"/></text:span><text:span text:style-name="T6">/** Löscht die Konsole und setzt die Einstellunge für Vorder- und </text:span></text:p>
      <text:p text:style-name="P2"><text:s text:c="4"/><text:span text:style-name="T2">* <text:s/>Hintergrundfarbe aller Zeichen auf die aktuellen Einstellungen der Konsole. </text:span></text:p>
      <text:p text:style-name="P2"><text:s text:c="4"/><text:span text:style-name="T2">*/</text:span></text:p>
      <text:p text:style-name="P6"><text:span text:style-name="T5"><text:s text:c="3"/></text:span><text:span text:style-name="T4">public static void </text:span><text:span text:style-name="T10">clear</text:span><text:span text:style-name="T1">() {</text:span></text:p>
      <text:p text:style-name="P6"><text:s text:c="3"/></text:p>
      <text:p text:style-name="P6"><text:s text:c="6"/><text:span text:style-name="T2">instance</text:span><text:span text:style-name="T1">().clearP()</text:span><text:span text:style-name="T4">;</text:span></text:p>
      <text:p text:style-name="P6"><text:span text:style-name="T3"><text:s text:c="3"/></text:span><text:span text:style-name="T1">}</text:span></text:p>
      <text:p text:style-name="P6"><text:s text:c="3"/></text:p>
      <text:p text:style-name="P6"><text:s text:c="3"/><text:span text:style-name="T19">// ----------------------------------------------------------------------------</text:span></text:p>
      <text:p text:style-name="P6"><text:span text:style-name="T18"><text:s text:c="3"/></text:span><text:span text:style-name="T4">private void </text:span><text:span text:style-name="T10">clearP</text:span><text:span text:style-name="T1">() {</text:span></text:p>
      <text:p text:style-name="P6"><text:s text:c="6"/></text:p>
      <text:p text:style-name="P6"><text:s text:c="6"/><text:span text:style-name="T4">this</text:span><text:span text:style-name="T1">.setCursorXYP(</text:span><text:span text:style-name="T17">0</text:span><text:span text:style-name="T4">, </text:span><text:span text:style-name="T17">0</text:span><text:span text:style-name="T1">)</text:span><text:span text:style-name="T4">;</text:span></text:p>
      <text:p text:style-name="P8"><text:s text:c="6"/></text:p>
      <text:p text:style-name="P6"><text:span text:style-name="T3"><text:s text:c="6"/></text:span><text:span text:style-name="T4">for </text:span><text:span text:style-name="T1">(</text:span><text:span text:style-name="T4">int </text:span><text:span text:style-name="T1">x = </text:span><text:span text:style-name="T17">0</text:span><text:span text:style-name="T4">; </text:span><text:span text:style-name="T1">x &lt; </text:span><text:span text:style-name="T4">this</text:span><text:span text:style-name="T1">.</text:span><text:span text:style-name="T12">cols</text:span><text:span text:style-name="T4">; </text:span><text:span text:style-name="T1">x++) {</text:span></text:p>
      <text:p text:style-name="P6"><text:s text:c="9"/><text:span text:style-name="T4">for </text:span><text:span text:style-name="T1">(</text:span><text:span text:style-name="T4">int </text:span><text:span text:style-name="T1">y = </text:span><text:span text:style-name="T17">0</text:span><text:span text:style-name="T4">; </text:span><text:span text:style-name="T1">y &lt; </text:span><text:span text:style-name="T4">this</text:span><text:span text:style-name="T1">.</text:span><text:span text:style-name="T12">rows</text:span><text:span text:style-name="T4">; </text:span><text:span text:style-name="T1">y++) {</text:span></text:p>
      <text:p text:style-name="P6"><text:s text:c="12"/></text:p>
      <text:p text:style-name="P6"><text:s text:c="12"/><text:span text:style-name="T12">inhalt</text:span><text:span text:style-name="T1">[x][y].</text:span><text:span text:style-name="T12">character </text:span><text:span text:style-name="T1">= </text:span><text:span text:style-name="T22">' '</text:span><text:span text:style-name="T4">;</text:span></text:p>
      <text:p text:style-name="P6"><text:span text:style-name="T3"><text:s text:c="12"/></text:span><text:span text:style-name="T12">inhalt</text:span><text:span text:style-name="T1">[x][y].</text:span><text:span text:style-name="T12">backgroundColor </text:span><text:span text:style-name="T1">= </text:span><text:span text:style-name="T4">this</text:span><text:span text:style-name="T1">.</text:span><text:span text:style-name="T12">background</text:span><text:span text:style-name="T4">;</text:span></text:p>
      <text:p text:style-name="P6"><text:span text:style-name="T3"><text:s text:c="12"/></text:span><text:span text:style-name="T12">inhalt</text:span><text:span text:style-name="T1">[x][y].</text:span><text:span text:style-name="T12">forgroundColor </text:span><text:span text:style-name="T1">= </text:span><text:span text:style-name="T4">this</text:span><text:span text:style-name="T1">.</text:span><text:span text:style-name="T12">foreground</text:span><text:span text:style-name="T4">; <text:s text:c="9"/></text:span></text:p>
      <text:p text:style-name="P6"><text:span text:style-name="T3"><text:s text:c="9"/></text:span><text:span text:style-name="T1">}</text:span></text:p>
      <text:p text:style-name="P6"><text:s text:c="6"/><text:span text:style-name="T1">}</text:span></text:p>
      <text:p text:style-name="P6"><text:s text:c="6"/></text:p>
      <text:p text:style-name="P6"><text:s text:c="6"/><text:span text:style-name="T4">if</text:span><text:span text:style-name="T1">(</text:span><text:span text:style-name="T4">this</text:span><text:span text:style-name="T1">.</text:span><text:span text:style-name="T12">drawInstantly</text:span><text:span text:style-name="T1">) {</text:span></text:p>
      <text:p text:style-name="P6"><text:s text:c="9"/><text:span text:style-name="T1">drawArray()</text:span><text:span text:style-name="T4">;</text:span></text:p>
      <text:p text:style-name="P6"><text:span text:style-name="T3"><text:s text:c="6"/></text:span><text:span text:style-name="T1">}</text:span></text:p>
      <text:p text:style-name="P6"><text:s text:c="3"/><text:span text:style-name="T1">}</text:span></text:p>
      <text:p text:style-name="P6"><text:s text:c="3"/></text:p>
      <text:p text:style-name="P6"><text:s text:c="3"/></text:p>
      <text:p text:style-name="P6"><text:s text:c="3"/><text:span text:style-name="T19">// ----------------------------------------------------------------------------</text:span></text:p>
      <text:p text:style-name="P6"><text:span text:style-name="T18"><text:s text:c="3"/></text:span><text:span text:style-name="T6">/** Zeichnet das Array neu in den Backbuffer und macht anschließend den Buffertausch. */</text:span></text:p>
      <text:p text:style-name="P2"><text:s text:c="3"/></text:p>
      <text:p text:style-name="P6"><text:span text:style-name="T5"><text:s text:c="3"/></text:span><text:span text:style-name="T4">private void </text:span><text:span text:style-name="T10">drawArray</text:span><text:span text:style-name="T1">() {</text:span></text:p>
      <text:p text:style-name="P6"><text:s text:c="6"/></text:p>
      <text:p text:style-name="P6"><text:s text:c="6"/><text:span text:style-name="T12">backBufferGraphics</text:span><text:span text:style-name="T1">.setFont(</text:span><text:span text:style-name="T4">this</text:span><text:span text:style-name="T1">.</text:span><text:span text:style-name="T12">font</text:span><text:span text:style-name="T1">)</text:span><text:span text:style-name="T4">;</text:span></text:p>
      <text:p text:style-name="P8"><text:s text:c="6"/></text:p>
      <text:p text:style-name="P6"><text:soft-page-break/><text:span text:style-name="T3"><text:s text:c="6"/></text:span><text:span text:style-name="T12">backBufferGraphics</text:span><text:span text:style-name="T1">.clearRect(</text:span><text:span text:style-name="T17">0</text:span><text:span text:style-name="T4">, </text:span><text:span text:style-name="T17">0</text:span><text:span text:style-name="T4">, </text:span><text:span text:style-name="T12">bufferedimageWidth</text:span><text:span text:style-name="T4">, </text:span><text:span text:style-name="T12">bufferedimageHeight</text:span><text:span text:style-name="T1">)</text:span><text:span text:style-name="T4">;</text:span></text:p>
      <text:p text:style-name="P8"><text:s text:c="6"/></text:p>
      <text:p text:style-name="P6"><text:span text:style-name="T3"><text:s text:c="6"/></text:span><text:span text:style-name="T4">for </text:span><text:span text:style-name="T1">(</text:span><text:span text:style-name="T4">int </text:span><text:span text:style-name="T1">x = </text:span><text:span text:style-name="T17">0</text:span><text:span text:style-name="T4">; </text:span><text:span text:style-name="T1">x &lt; </text:span><text:span text:style-name="T4">this</text:span><text:span text:style-name="T1">.</text:span><text:span text:style-name="T12">cols</text:span><text:span text:style-name="T4">; </text:span><text:span text:style-name="T1">x++) {</text:span></text:p>
      <text:p text:style-name="P6"><text:s text:c="9"/><text:span text:style-name="T4">for </text:span><text:span text:style-name="T1">(</text:span><text:span text:style-name="T4">int </text:span><text:span text:style-name="T1">y = </text:span><text:span text:style-name="T17">0</text:span><text:span text:style-name="T4">; </text:span><text:span text:style-name="T1">y &lt; </text:span><text:span text:style-name="T4">this</text:span><text:span text:style-name="T1">.</text:span><text:span text:style-name="T12">rows</text:span><text:span text:style-name="T4">; </text:span><text:span text:style-name="T1">y++) {</text:span></text:p>
      <text:p text:style-name="P6"><text:s text:c="12"/></text:p>
      <text:p text:style-name="P6"><text:s text:c="12"/><text:span text:style-name="T4">if </text:span><text:span text:style-name="T1">(</text:span><text:span text:style-name="T12">inhalt</text:span><text:span text:style-name="T1">[x][y] != </text:span><text:span text:style-name="T4">null</text:span><text:span text:style-name="T1">) {</text:span></text:p>
      <text:p text:style-name="P6"><text:s text:c="15"/></text:p>
      <text:p text:style-name="P6"><text:s text:c="12"/></text:p>
      <text:p text:style-name="P6"><text:s text:c="15"/><text:span text:style-name="T12">backBufferGraphics</text:span><text:span text:style-name="T1">.setColor(</text:span><text:span text:style-name="T12">inhalt</text:span><text:span text:style-name="T1">[x][y].getBackgroundColor())</text:span><text:span text:style-name="T4">; <text:s text:c="18"/></text:span></text:p>
      <text:p text:style-name="P8"><text:s text:c="15"/></text:p>
      <text:p text:style-name="P6"><text:span text:style-name="T3"><text:s text:c="15"/></text:span><text:span text:style-name="T12">backBufferGraphics</text:span><text:span text:style-name="T1">.fillRect (</text:span></text:p>
      <text:p text:style-name="P6"><text:s text:c="21"/><text:span text:style-name="T13">PADDING </text:span><text:span text:style-name="T1">+ x * </text:span><text:span text:style-name="T4">this</text:span><text:span text:style-name="T1">.</text:span><text:span text:style-name="T12">colWidth</text:span><text:span text:style-name="T4">, </text:span></text:p>
      <text:p text:style-name="P6"><text:span text:style-name="T3"><text:s text:c="21"/></text:span><text:span text:style-name="T13">PADDING </text:span><text:span text:style-name="T1">+ y * </text:span><text:span text:style-name="T4">this</text:span><text:span text:style-name="T1">.</text:span><text:span text:style-name="T12">rowHeight</text:span><text:span text:style-name="T4">,</text:span></text:p>
      <text:p text:style-name="P6"><text:span text:style-name="T3"><text:s text:c="21"/></text:span><text:span text:style-name="T4">this</text:span><text:span text:style-name="T1">.</text:span><text:span text:style-name="T12">colWidth</text:span><text:span text:style-name="T4">,</text:span></text:p>
      <text:p text:style-name="P6"><text:span text:style-name="T3"><text:s text:c="21"/></text:span><text:span text:style-name="T4">this</text:span><text:span text:style-name="T1">.</text:span><text:span text:style-name="T12">rowHeight</text:span></text:p>
      <text:p text:style-name="P6"><text:span text:style-name="T11"><text:s text:c="18"/></text:span><text:span text:style-name="T1">)</text:span><text:span text:style-name="T4">;</text:span></text:p>
      <text:p text:style-name="P8"><text:s text:c="18"/></text:p>
      <text:p text:style-name="P8"><text:s text:c="15"/></text:p>
      <text:p text:style-name="P6"><text:span text:style-name="T3"><text:s text:c="15"/></text:span><text:span text:style-name="T4">if</text:span><text:span text:style-name="T1">(</text:span><text:span text:style-name="T4">this</text:span><text:span text:style-name="T1">.</text:span><text:span text:style-name="T12">showGrid</text:span><text:span text:style-name="T1">) {</text:span></text:p>
      <text:p text:style-name="P6"><text:s text:c="18"/></text:p>
      <text:p text:style-name="P6"><text:s text:c="18"/><text:span text:style-name="T12">backBufferGraphics</text:span><text:span text:style-name="T1">.setColor(Color.</text:span><text:span text:style-name="T13">GRAY</text:span><text:span text:style-name="T1">)</text:span><text:span text:style-name="T4">;</text:span></text:p>
      <text:p text:style-name="P8"><text:s text:c="15"/></text:p>
      <text:p text:style-name="P6"><text:span text:style-name="T3"><text:s text:c="18"/></text:span><text:span text:style-name="T12">backBufferGraphics</text:span><text:span text:style-name="T1">.drawRect (</text:span></text:p>
      <text:p text:style-name="P6"><text:s text:c="24"/><text:span text:style-name="T13">PADDING </text:span><text:span text:style-name="T1">+ x * </text:span><text:span text:style-name="T4">this</text:span><text:span text:style-name="T1">.</text:span><text:span text:style-name="T12">colWidth</text:span><text:span text:style-name="T4">, </text:span></text:p>
      <text:p text:style-name="P6"><text:span text:style-name="T3"><text:s text:c="24"/></text:span><text:span text:style-name="T13">PADDING </text:span><text:span text:style-name="T1">+ y * </text:span><text:span text:style-name="T4">this</text:span><text:span text:style-name="T1">.</text:span><text:span text:style-name="T12">rowHeight</text:span><text:span text:style-name="T4">,</text:span></text:p>
      <text:p text:style-name="P6"><text:span text:style-name="T3"><text:s text:c="24"/></text:span><text:span text:style-name="T4">this</text:span><text:span text:style-name="T1">.</text:span><text:span text:style-name="T12">colWidth</text:span><text:span text:style-name="T4">,</text:span></text:p>
      <text:p text:style-name="P6"><text:span text:style-name="T3"><text:s text:c="24"/></text:span><text:span text:style-name="T4">this</text:span><text:span text:style-name="T1">.</text:span><text:span text:style-name="T12">rowHeight</text:span></text:p>
      <text:p text:style-name="P6"><text:span text:style-name="T11"><text:s text:c="18"/></text:span><text:span text:style-name="T1">)</text:span><text:span text:style-name="T4">;</text:span></text:p>
      <text:p text:style-name="P6"><text:span text:style-name="T3"><text:s text:c="15"/></text:span><text:span text:style-name="T1">}</text:span></text:p>
      <text:p text:style-name="P6"><text:s text:c="15"/></text:p>
      <text:p text:style-name="P6"><text:s text:c="15"/><text:span text:style-name="T12">backBufferGraphics</text:span><text:span text:style-name="T1">.setColor(</text:span><text:span text:style-name="T12">inhalt</text:span><text:span text:style-name="T1">[x][y].getForgroundColor())</text:span><text:span text:style-name="T4">;</text:span></text:p>
      <text:p text:style-name="P8"><text:s text:c="15"/></text:p>
      <text:p text:style-name="P6"><text:span text:style-name="T3"><text:s text:c="15"/></text:span><text:span text:style-name="T12">backBufferGraphics</text:span><text:span text:style-name="T1">.drawString (</text:span></text:p>
      <text:p text:style-name="P6"><text:s text:c="18"/><text:span text:style-name="T12">inhalt</text:span><text:span text:style-name="T1">[x][y].getCharacter() + </text:span><text:span text:style-name="T22">""</text:span><text:span text:style-name="T4">, </text:span></text:p>
      <text:p text:style-name="P6"><text:span text:style-name="T3"><text:s text:c="18"/></text:span><text:span text:style-name="T13">PADDING </text:span><text:span text:style-name="T1">+ x * </text:span><text:span text:style-name="T4">this</text:span><text:span text:style-name="T1">.</text:span><text:span text:style-name="T12">colWidth </text:span><text:span text:style-name="T1">+ </text:span><text:span text:style-name="T13">FONT_RIGHT_MARGIN</text:span><text:span text:style-name="T4">,</text:span></text:p>
      <text:p text:style-name="P6"><text:span text:style-name="T3"><text:s text:c="18"/></text:span><text:span text:style-name="T13">PADDING </text:span><text:span text:style-name="T1">+ y * </text:span><text:span text:style-name="T4">this</text:span><text:span text:style-name="T1">.</text:span><text:span text:style-name="T12">rowHeight </text:span><text:span text:style-name="T1">+ </text:span><text:span text:style-name="T4">this</text:span><text:span text:style-name="T1">.</text:span><text:span text:style-name="T12">rowHeight </text:span><text:span text:style-name="T1">- </text:span><text:span text:style-name="T13">FONT_UP_SHIFT</text:span></text:p>
      <text:p text:style-name="P6"><text:span text:style-name="T11"><text:s text:c="15"/></text:span><text:span text:style-name="T1">)</text:span><text:span text:style-name="T4">;</text:span></text:p>
      <text:p text:style-name="P8"><text:s text:c="15"/></text:p>
      <text:p text:style-name="P6"><text:span text:style-name="T3"><text:s text:c="12"/></text:span><text:span text:style-name="T1">}</text:span></text:p>
      <text:p text:style-name="P6"><text:s text:c="9"/><text:span text:style-name="T1">}</text:span></text:p>
      <text:p text:style-name="P6"><text:s text:c="6"/><text:span text:style-name="T1">}</text:span></text:p>
      <text:p text:style-name="P6"><text:s text:c="6"/></text:p>
      <text:p text:style-name="P6"><text:s text:c="6"/><text:span text:style-name="T4">if</text:span><text:span text:style-name="T1">(</text:span><text:span text:style-name="T4">this</text:span><text:span text:style-name="T1">.</text:span><text:span text:style-name="T12">showCursor</text:span><text:span text:style-name="T1">) {</text:span></text:p>
      <text:p text:style-name="P6"><text:s text:c="9"/></text:p>
      <text:p text:style-name="P6"><text:s text:c="9"/><text:span text:style-name="T12">backBufferGraphics</text:span><text:span text:style-name="T1">.setColor(Color.</text:span><text:span text:style-name="T13">white</text:span><text:span text:style-name="T1">)</text:span><text:span text:style-name="T4">;</text:span></text:p>
      <text:p text:style-name="P6"><text:span text:style-name="T3"><text:s text:c="9"/></text:span><text:span text:style-name="T12">backBufferGraphics</text:span><text:span text:style-name="T1">.drawRect(</text:span></text:p>
      <text:p text:style-name="P6"><text:s text:c="15"/><text:span text:style-name="T13">PADDING </text:span><text:span text:style-name="T1">+ </text:span><text:span text:style-name="T4">this</text:span><text:span text:style-name="T1">.</text:span><text:span text:style-name="T12">cursorX </text:span><text:span text:style-name="T1">* </text:span><text:span text:style-name="T4">this</text:span><text:span text:style-name="T1">.</text:span><text:span text:style-name="T12">colWidth</text:span><text:span text:style-name="T4">, </text:span></text:p>
      <text:p text:style-name="P6"><text:span text:style-name="T3"><text:s text:c="15"/></text:span><text:span text:style-name="T13">PADDING </text:span><text:span text:style-name="T1">+ </text:span><text:span text:style-name="T4">this</text:span><text:span text:style-name="T1">.</text:span><text:span text:style-name="T12">cursorY </text:span><text:span text:style-name="T1">* </text:span><text:span text:style-name="T4">this</text:span><text:span text:style-name="T1">.</text:span><text:span text:style-name="T12">rowHeight</text:span><text:span text:style-name="T4">,</text:span></text:p>
      <text:p text:style-name="P6"><text:span text:style-name="T3"><text:s text:c="15"/></text:span><text:span text:style-name="T4">this</text:span><text:span text:style-name="T1">.</text:span><text:span text:style-name="T12">colWidth</text:span><text:span text:style-name="T4">,</text:span></text:p>
      <text:p text:style-name="P6"><text:span text:style-name="T3"><text:s text:c="15"/></text:span><text:span text:style-name="T4">this</text:span><text:span text:style-name="T1">.</text:span><text:span text:style-name="T12">rowHeight</text:span></text:p>
      <text:p text:style-name="P6"><text:span text:style-name="T11"><text:s text:c="12"/></text:span><text:span text:style-name="T1">)</text:span><text:span text:style-name="T4">;</text:span></text:p>
      <text:p text:style-name="P6"><text:span text:style-name="T3"><text:s text:c="6"/></text:span><text:span text:style-name="T1">}</text:span></text:p>
      <text:p text:style-name="P6"><text:s text:c="6"/></text:p>
      <text:p text:style-name="P6"><text:s text:c="6"/></text:p>
      <text:p text:style-name="P6"><text:s text:c="6"/><text:span text:style-name="T12">backBufferGraphics</text:span><text:span text:style-name="T1">.setColor(Color.</text:span><text:span text:style-name="T13">WHITE</text:span><text:span text:style-name="T1">)</text:span><text:span text:style-name="T4">;</text:span></text:p>
      <text:p text:style-name="P6"><text:span text:style-name="T3"><text:s text:c="6"/></text:span><text:span text:style-name="T12">backBufferGraphics</text:span><text:span text:style-name="T1">.drawRect(</text:span></text:p>
      <text:p text:style-name="P6"><text:s text:c="12"/><text:span text:style-name="T13">PADDING </text:span><text:span text:style-name="T1">-</text:span><text:span text:style-name="T17">1</text:span><text:span text:style-name="T4">, </text:span></text:p>
      <text:p text:style-name="P6"><text:span text:style-name="T3"><text:s text:c="12"/></text:span><text:span text:style-name="T13">PADDING </text:span><text:span text:style-name="T1">-</text:span><text:span text:style-name="T17">1</text:span><text:span text:style-name="T4">,</text:span></text:p>
      <text:p text:style-name="P6"><text:span text:style-name="T3"><text:s text:c="12"/></text:span><text:span text:style-name="T4">this</text:span><text:span text:style-name="T1">.</text:span><text:span text:style-name="T12">cols </text:span><text:span text:style-name="T1">* </text:span><text:span text:style-name="T4">this</text:span><text:span text:style-name="T1">.</text:span><text:span text:style-name="T12">colWidth </text:span><text:span text:style-name="T1">+ </text:span><text:span text:style-name="T17">1</text:span><text:span text:style-name="T4">,</text:span></text:p>
      <text:p text:style-name="P6"><text:span text:style-name="T3"><text:s text:c="12"/></text:span><text:span text:style-name="T4">this</text:span><text:span text:style-name="T1">.</text:span><text:span text:style-name="T12">rows </text:span><text:span text:style-name="T1">* </text:span><text:span text:style-name="T4">this</text:span><text:span text:style-name="T1">.</text:span><text:span text:style-name="T12">rowHeight </text:span><text:span text:style-name="T1">+ </text:span><text:span text:style-name="T17">1</text:span></text:p>
      <text:p text:style-name="P6"><text:span text:style-name="T16"><text:s text:c="9"/></text:span><text:span text:style-name="T1">)</text:span><text:span text:style-name="T4">;</text:span></text:p>
      <text:p text:style-name="P8"><text:s text:c="6"/></text:p>
      <text:p text:style-name="P8"><text:s text:c="6"/></text:p>
      <text:p text:style-name="P8"><text:soft-page-break/><text:s text:c="6"/></text:p>
      <text:p text:style-name="P6"><text:span text:style-name="T3"><text:s text:c="6"/></text:span><text:span text:style-name="T19">// frame.repaint();</text:span></text:p>
      <text:p text:style-name="P6"><text:span text:style-name="T18"><text:s text:c="6"/></text:span><text:span text:style-name="T1">switchBuffer()</text:span><text:span text:style-name="T4">;</text:span></text:p>
      <text:p text:style-name="P6"><text:span text:style-name="T3"><text:s text:c="3"/></text:span><text:span text:style-name="T1">}</text:span></text:p>
      <text:p text:style-name="P6"><text:s text:c="3"/></text:p>
      <text:p text:style-name="P6"><text:s text:c="3"/><text:span text:style-name="T19">// ----------------------------------------------------------------------------</text:span></text:p>
      <text:p text:style-name="P6"><text:span text:style-name="T18"><text:s text:c="3"/></text:span><text:span text:style-name="T6">/** Lässt das Programm für die angegebene Zeit warten. */</text:span></text:p>
      <text:p text:style-name="P6"><text:span text:style-name="T5"><text:s text:c="3"/></text:span><text:span text:style-name="T4">public static void </text:span><text:span text:style-name="T10">wait</text:span><text:span text:style-name="T1">(</text:span><text:span text:style-name="T4">int </text:span><text:span text:style-name="T1">time) {</text:span></text:p>
      <text:p text:style-name="P6"><text:s text:c="6"/></text:p>
      <text:p text:style-name="P6"><text:s text:c="6"/><text:span text:style-name="T4">try </text:span><text:span text:style-name="T1">{</text:span></text:p>
      <text:p text:style-name="P6"><text:s text:c="9"/><text:span text:style-name="T1">Thread.</text:span><text:span text:style-name="T2">sleep</text:span><text:span text:style-name="T1">(time)</text:span><text:span text:style-name="T4">;</text:span></text:p>
      <text:p text:style-name="P6"><text:span text:style-name="T3"><text:s text:c="6"/></text:span><text:span text:style-name="T1">} </text:span><text:span text:style-name="T4">catch </text:span><text:span text:style-name="T1">(InterruptedException e) {</text:span></text:p>
      <text:p text:style-name="P6"><text:s text:c="9"/><text:span text:style-name="T1">e.printStackTrace()</text:span><text:span text:style-name="T4">;</text:span></text:p>
      <text:p text:style-name="P6"><text:span text:style-name="T3"><text:s text:c="6"/></text:span><text:span text:style-name="T1">}</text:span></text:p>
      <text:p text:style-name="P6"><text:s text:c="3"/><text:span text:style-name="T1">}</text:span></text:p>
      <text:p text:style-name="P6"><text:s text:c="3"/><text:span text:style-name="T19">// ----------------------------------------------------------------------------</text:span></text:p>
      <text:p text:style-name="P6"><text:span text:style-name="T18"><text:s text:c="3"/></text:span><text:span text:style-name="T6">/** Sorgt dafür, dass die folgenden Konsolenaktionen nicht dargestellt werden,</text:span></text:p>
      <text:p text:style-name="P2"><text:s text:c="4"/><text:span text:style-name="T2">* <text:s/>bis displayOn() aufgerufen wird. Dient zur Beschleunigung und wirkt sich nur</text:span></text:p>
      <text:p text:style-name="P2"><text:s text:c="4"/><text:span text:style-name="T2">* <text:s/>auf Schreib- und Zeichenmethoden aus. </text:span></text:p>
      <text:p text:style-name="P2"><text:s text:c="4"/><text:span text:style-name="T2">*/</text:span></text:p>
      <text:p text:style-name="P6"><text:span text:style-name="T5"><text:s text:c="3"/></text:span><text:span text:style-name="T4">public static void </text:span><text:span text:style-name="T10">displayOff</text:span><text:span text:style-name="T1">() {</text:span></text:p>
      <text:p text:style-name="P6"><text:s text:c="6"/></text:p>
      <text:p text:style-name="P6"><text:s text:c="6"/><text:span text:style-name="T2">instance</text:span><text:span text:style-name="T1">().drawArray()</text:span><text:span text:style-name="T4">;</text:span></text:p>
      <text:p text:style-name="P6"><text:span text:style-name="T3"><text:s text:c="6"/></text:span><text:span text:style-name="T2">instance</text:span><text:span text:style-name="T1">().</text:span><text:span text:style-name="T12">drawInstantly </text:span><text:span text:style-name="T1">= </text:span><text:span text:style-name="T4">false;</text:span></text:p>
      <text:p text:style-name="P6"><text:span text:style-name="T3"><text:s text:c="3"/></text:span><text:span text:style-name="T1">}</text:span></text:p>
      <text:p text:style-name="P6"><text:s text:c="3"/></text:p>
      <text:p text:style-name="P6"><text:s text:c="3"/><text:span text:style-name="T6">/** Aktualisiert die Anzeige der Konsole, sofern vorher displayOff()</text:span></text:p>
      <text:p text:style-name="P2"><text:s text:c="4"/><text:span text:style-name="T2">* <text:s/>aufgerufen wurde.</text:span></text:p>
      <text:p text:style-name="P2"><text:s text:c="4"/><text:span text:style-name="T2">*/</text:span></text:p>
      <text:p text:style-name="P6"><text:span text:style-name="T5"><text:s text:c="3"/></text:span><text:span text:style-name="T4">public static void </text:span><text:span text:style-name="T10">displayOn</text:span><text:span text:style-name="T1">() {</text:span></text:p>
      <text:p text:style-name="P6"><text:s text:c="6"/></text:p>
      <text:p text:style-name="P6"><text:s text:c="6"/><text:span text:style-name="T2">instance</text:span><text:span text:style-name="T1">().</text:span><text:span text:style-name="T12">drawInstantly </text:span><text:span text:style-name="T1">= </text:span><text:span text:style-name="T4">true;</text:span></text:p>
      <text:p text:style-name="P6"><text:span text:style-name="T3"><text:s text:c="6"/></text:span><text:span text:style-name="T2">instance</text:span><text:span text:style-name="T1">().drawArray()</text:span><text:span text:style-name="T4">; <text:s text:c="6"/></text:span></text:p>
      <text:p text:style-name="P6"><text:span text:style-name="T3"><text:s text:c="3"/></text:span><text:span text:style-name="T1">}</text:span></text:p>
      <text:p text:style-name="P6"><text:s text:c="3"/><text:span text:style-name="T19">// ---------------------------------------------------------------------------- <text:s text:c="3"/></text:span></text:p>
      <text:p text:style-name="P6"><text:span text:style-name="T18"><text:s text:c="3"/></text:span><text:span text:style-name="T6">/** Unterbricht das Programm so lange, bis die Leertaste gedrückt wurde. */</text:span></text:p>
      <text:p text:style-name="P6"><text:span text:style-name="T5"><text:s text:c="3"/></text:span><text:span text:style-name="T4">public static void </text:span><text:span text:style-name="T10">waitSpaceKey</text:span><text:span text:style-name="T1">() { <text:s text:c="6"/></text:span></text:p>
      <text:p text:style-name="P6"><text:s text:c="6"/></text:p>
      <text:p text:style-name="P6"><text:s text:c="6"/><text:span text:style-name="T2">instance</text:span><text:span text:style-name="T1">().waitKeyP()</text:span><text:span text:style-name="T4">;</text:span></text:p>
      <text:p text:style-name="P6"><text:span text:style-name="T3"><text:s text:c="3"/></text:span><text:span text:style-name="T1">}</text:span></text:p>
      <text:p text:style-name="P6"><text:s text:c="3"/><text:span text:style-name="T19">// ----------------------------------------------------------------------------</text:span></text:p>
      <text:p text:style-name="P6"><text:span text:style-name="T18"><text:s text:c="3"/></text:span><text:span text:style-name="T4">private void </text:span><text:span text:style-name="T10">waitKeyP</text:span><text:span text:style-name="T1">() {</text:span></text:p>
      <text:p text:style-name="P6"><text:s text:c="7"/><text:span text:style-name="T4">final </text:span><text:span text:style-name="T1">CountDownLatch latch = </text:span><text:span text:style-name="T4">new </text:span><text:span text:style-name="T1">CountDownLatch(</text:span><text:span text:style-name="T17">2</text:span><text:span text:style-name="T1">)</text:span><text:span text:style-name="T4">;</text:span></text:p>
      <text:p text:style-name="P6"><text:span text:style-name="T3"><text:s text:c="7"/></text:span><text:span text:style-name="T1">KeyEventDispatcher dispatcher = </text:span><text:span text:style-name="T4">new </text:span><text:span text:style-name="T1">KeyEventDispatcher() {</text:span></text:p>
      <text:p text:style-name="P6"><text:s text:c="10"/></text:p>
      <text:p text:style-name="P6"><text:s text:c="11"/><text:span text:style-name="T19">// Anonymous class invoked from EDT</text:span></text:p>
      <text:p text:style-name="P6"><text:span text:style-name="T18"><text:s text:c="11"/></text:span><text:span text:style-name="T4">public boolean </text:span><text:span text:style-name="T10">dispatchKeyEvent</text:span><text:span text:style-name="T1">(KeyEvent e) {</text:span></text:p>
      <text:p text:style-name="P6"><text:s text:c="15"/><text:span text:style-name="T4">if </text:span><text:span text:style-name="T1">(e.getKeyCode() == KeyEvent.</text:span><text:span text:style-name="T13">VK_SPACE</text:span><text:span text:style-name="T1">)</text:span></text:p>
      <text:p text:style-name="P6"><text:s text:c="19"/><text:span text:style-name="T23">latch</text:span><text:span text:style-name="T1">.countDown()</text:span><text:span text:style-name="T4">;</text:span></text:p>
      <text:p text:style-name="P8"><text:s text:c="15"/><text:span text:style-name="T1">return false;</text:span></text:p>
      <text:p text:style-name="P6"><text:span text:style-name="T3"><text:s text:c="11"/></text:span><text:span text:style-name="T1">}</text:span></text:p>
      <text:p text:style-name="P6"><text:s text:c="7"/><text:span text:style-name="T1">}</text:span><text:span text:style-name="T4">;</text:span></text:p>
      <text:p text:style-name="P6"><text:span text:style-name="T3"><text:s text:c="7"/></text:span><text:span text:style-name="T1">KeyboardFocusManager.</text:span><text:span text:style-name="T2">getCurrentKeyboardFocusManager</text:span><text:span text:style-name="T1">().addKeyEventDispatcher(dispatcher)</text:span><text:span text:style-name="T4">;</text:span></text:p>
      <text:p text:style-name="P6"><text:span text:style-name="T3"><text:s text:c="7"/></text:span><text:span text:style-name="T4">try </text:span><text:span text:style-name="T1">{</text:span></text:p>
      <text:p text:style-name="P6"><text:s text:c="9"/><text:span text:style-name="T1">latch.await()</text:span><text:span text:style-name="T4">;</text:span></text:p>
      <text:p text:style-name="P6"><text:span text:style-name="T3"><text:s text:c="6"/></text:span><text:span text:style-name="T1">} </text:span><text:span text:style-name="T4">catch </text:span><text:span text:style-name="T1">(InterruptedException e1) {</text:span></text:p>
      <text:p text:style-name="P6"><text:soft-page-break/><text:s text:c="9"/></text:p>
      <text:p text:style-name="P6"><text:s text:c="9"/><text:span text:style-name="T1">e1.printStackTrace()</text:span><text:span text:style-name="T4">;</text:span></text:p>
      <text:p text:style-name="P6"><text:span text:style-name="T3"><text:s text:c="6"/></text:span><text:span text:style-name="T1">} </text:span></text:p>
      <text:p text:style-name="P6"><text:s text:c="7"/><text:span text:style-name="T19">// current thread waits here until countDown() is called</text:span></text:p>
      <text:p text:style-name="P6"><text:span text:style-name="T18"><text:s text:c="7"/></text:span><text:span text:style-name="T1">KeyboardFocusManager.</text:span><text:span text:style-name="T2">getCurrentKeyboardFocusManager</text:span><text:span text:style-name="T1">().removeKeyEventDispatcher(dispatcher)</text:span><text:span text:style-name="T4">;</text:span></text:p>
      <text:p text:style-name="P8"><text:s text:c="7"/></text:p>
      <text:p text:style-name="P8"><text:s text:c="7"/></text:p>
      <text:p text:style-name="P6"><text:span text:style-name="T3"><text:s text:c="7"/></text:span><text:span text:style-name="T4">try </text:span><text:span text:style-name="T1">{</text:span></text:p>
      <text:p text:style-name="P6"><text:s text:c="9"/><text:span text:style-name="T1">Thread.</text:span><text:span text:style-name="T2">sleep</text:span><text:span text:style-name="T1">(</text:span><text:span text:style-name="T17">50</text:span><text:span text:style-name="T1">)</text:span><text:span text:style-name="T4">;</text:span></text:p>
      <text:p text:style-name="P6"><text:span text:style-name="T3"><text:s text:c="6"/></text:span><text:span text:style-name="T1">} </text:span><text:span text:style-name="T4">catch </text:span><text:span text:style-name="T1">(InterruptedException e1) { <text:s text:c="6"/></text:span></text:p>
      <text:p text:style-name="P6"><text:s text:c="9"/><text:span text:style-name="T1">e1.printStackTrace()</text:span><text:span text:style-name="T4">;</text:span></text:p>
      <text:p text:style-name="P6"><text:span text:style-name="T3"><text:s text:c="6"/></text:span><text:span text:style-name="T1">}</text:span></text:p>
      <text:p text:style-name="P6"><text:s text:c="3"/><text:span text:style-name="T1">}</text:span></text:p>
      <text:p text:style-name="P6"><text:s text:c="3"/></text:p>
      <text:p text:style-name="P6"><text:s text:c="3"/><text:span text:style-name="T19">// ----------------------------------------------------------------------------</text:span></text:p>
      <text:p text:style-name="P6"><text:span text:style-name="T18"><text:s text:c="3"/></text:span><text:span text:style-name="T6">/** Wartet auf einen Tastendruck und gibt den Zeichencode als char-Wert zurück. */</text:span></text:p>
      <text:p text:style-name="P6"><text:span text:style-name="T5"><text:s text:c="3"/></text:span><text:span text:style-name="T4">public static char </text:span><text:span text:style-name="T10">readKey</text:span><text:span text:style-name="T1">() {</text:span></text:p>
      <text:p text:style-name="P6"><text:s text:c="6"/></text:p>
      <text:p text:style-name="P6"><text:s text:c="6"/><text:span text:style-name="T4">return </text:span><text:span text:style-name="T2">instance</text:span><text:span text:style-name="T1">().readKeyP()</text:span><text:span text:style-name="T4">;</text:span></text:p>
      <text:p text:style-name="P6"><text:span text:style-name="T3"><text:s text:c="3"/></text:span><text:span text:style-name="T1">}</text:span></text:p>
      <text:p text:style-name="P6"><text:s text:c="3"/></text:p>
      <text:p text:style-name="P6"><text:s text:c="3"/><text:span text:style-name="T19">// ----------------------------------------------------------------------------</text:span></text:p>
      <text:p text:style-name="P6"><text:span text:style-name="T18"><text:s text:c="3"/></text:span><text:span text:style-name="T4">private class </text:span><text:span text:style-name="T1">KeyChar {</text:span></text:p>
      <text:p text:style-name="P6"><text:s text:c="6"/></text:p>
      <text:p text:style-name="P6"><text:s text:c="6"/><text:span text:style-name="T4">private char </text:span><text:span text:style-name="T12">ch</text:span><text:span text:style-name="T4">;</text:span></text:p>
      <text:p text:style-name="P6"><text:span text:style-name="T3"><text:s text:c="6"/></text:span><text:span text:style-name="T4">public void </text:span><text:span text:style-name="T10">setChar</text:span><text:span text:style-name="T1">(</text:span><text:span text:style-name="T4">char </text:span><text:span text:style-name="T1">c) {</text:span></text:p>
      <text:p text:style-name="P6"><text:s text:c="9"/><text:span text:style-name="T4">this</text:span><text:span text:style-name="T1">.</text:span><text:span text:style-name="T12">ch </text:span><text:span text:style-name="T1">= c</text:span><text:span text:style-name="T4">;</text:span></text:p>
      <text:p text:style-name="P6"><text:span text:style-name="T3"><text:s text:c="6"/></text:span><text:span text:style-name="T1">}</text:span></text:p>
      <text:p text:style-name="P6"><text:s text:c="3"/><text:span text:style-name="T1">} <text:s/></text:span></text:p>
      <text:p text:style-name="P6"><text:s text:c="3"/></text:p>
      <text:p text:style-name="P6"><text:s text:c="3"/><text:span text:style-name="T4">private char </text:span><text:span text:style-name="T10">readKeyP</text:span><text:span text:style-name="T1">() {</text:span></text:p>
      <text:p text:style-name="P6"><text:s text:c="6"/></text:p>
      <text:p text:style-name="P6"><text:s text:c="7"/><text:span text:style-name="T4">final </text:span><text:span text:style-name="T1">CountDownLatch latch = </text:span><text:span text:style-name="T4">new </text:span><text:span text:style-name="T1">CountDownLatch(</text:span><text:span text:style-name="T17">2</text:span><text:span text:style-name="T1">)</text:span><text:span text:style-name="T4">;</text:span></text:p>
      <text:p text:style-name="P6"><text:span text:style-name="T3"><text:s text:c="7"/></text:span><text:span text:style-name="T4">final </text:span><text:span text:style-name="T1">KeyChar kc = </text:span><text:span text:style-name="T4">new </text:span><text:span text:style-name="T1">KeyChar()</text:span><text:span text:style-name="T4">;</text:span></text:p>
      <text:p text:style-name="P8"><text:s text:c="7"/></text:p>
      <text:p text:style-name="P6"><text:span text:style-name="T3"><text:s text:c="7"/></text:span><text:span text:style-name="T1">KeyEventDispatcher dispatcher = </text:span><text:span text:style-name="T4">new </text:span><text:span text:style-name="T1">KeyEventDispatcher() {</text:span></text:p>
      <text:p text:style-name="P6"><text:s text:c="11"/><text:span text:style-name="T19">// Anonymous class invoked from EDT</text:span></text:p>
      <text:p text:style-name="P6"><text:span text:style-name="T18"><text:s text:c="11"/></text:span><text:span text:style-name="T4">public boolean </text:span><text:span text:style-name="T10">dispatchKeyEvent</text:span><text:span text:style-name="T1">(KeyEvent e) { <text:s text:c="12"/></text:span></text:p>
      <text:p text:style-name="P6"><text:s text:c="15"/><text:span text:style-name="T23">latch</text:span><text:span text:style-name="T1">.countDown()</text:span><text:span text:style-name="T4">;</text:span></text:p>
      <text:p text:style-name="P6"><text:span text:style-name="T3"><text:s text:c="15"/></text:span><text:span text:style-name="T23">kc</text:span><text:span text:style-name="T1">.setChar(e.getKeyChar())</text:span><text:span text:style-name="T4">;</text:span></text:p>
      <text:p text:style-name="P8"><text:s text:c="15"/><text:span text:style-name="T1">return false;</text:span></text:p>
      <text:p text:style-name="P6"><text:span text:style-name="T3"><text:s text:c="11"/></text:span><text:span text:style-name="T1">}</text:span></text:p>
      <text:p text:style-name="P6"><text:s text:c="7"/><text:span text:style-name="T1">}</text:span><text:span text:style-name="T4">;</text:span></text:p>
      <text:p text:style-name="P8"><text:s text:c="7"/></text:p>
      <text:p text:style-name="P6"><text:span text:style-name="T3"><text:s text:c="7"/></text:span><text:span text:style-name="T1">KeyboardFocusManager.</text:span><text:span text:style-name="T2">getCurrentKeyboardFocusManager</text:span><text:span text:style-name="T1">().addKeyEventDispatcher(dispatcher)</text:span><text:span text:style-name="T4">;</text:span></text:p>
      <text:p text:style-name="P6"><text:span text:style-name="T3"><text:s text:c="7"/></text:span><text:span text:style-name="T4">try </text:span><text:span text:style-name="T1">{</text:span></text:p>
      <text:p text:style-name="P6"><text:s text:c="9"/><text:span text:style-name="T1">latch.await()</text:span><text:span text:style-name="T4">; <text:s text:c="3"/></text:span></text:p>
      <text:p text:style-name="P6"><text:span text:style-name="T3"><text:s text:c="6"/></text:span><text:span text:style-name="T1">} </text:span><text:span text:style-name="T4">catch </text:span><text:span text:style-name="T1">(InterruptedException e1) { <text:s text:c="6"/></text:span></text:p>
      <text:p text:style-name="P6"><text:s text:c="9"/><text:span text:style-name="T1">e1.printStackTrace()</text:span><text:span text:style-name="T4">;</text:span></text:p>
      <text:p text:style-name="P6"><text:span text:style-name="T3"><text:s text:c="6"/></text:span><text:span text:style-name="T1">}</text:span></text:p>
      <text:p text:style-name="P6"><text:s text:c="7"/><text:span text:style-name="T19">// current thread waits here until countDown() is called</text:span></text:p>
      <text:p text:style-name="P6"><text:span text:style-name="T18"><text:s text:c="7"/></text:span><text:span text:style-name="T1">KeyboardFocusManager.</text:span><text:span text:style-name="T2">getCurrentKeyboardFocusManager</text:span><text:span text:style-name="T1">().removeKeyEventDispatcher(dispatcher)</text:span><text:span text:style-name="T4">;</text:span></text:p>
      <text:p text:style-name="P8"><text:s text:c="7"/></text:p>
      <text:p text:style-name="P8"><text:s text:c="7"/></text:p>
      <text:p text:style-name="P6"><text:span text:style-name="T3"><text:s text:c="7"/></text:span><text:span text:style-name="T4">try </text:span><text:span text:style-name="T1">{</text:span></text:p>
      <text:p text:style-name="P6"><text:soft-page-break/><text:s text:c="9"/><text:span text:style-name="T1">Thread.</text:span><text:span text:style-name="T2">sleep</text:span><text:span text:style-name="T1">(</text:span><text:span text:style-name="T17">50</text:span><text:span text:style-name="T1">)</text:span><text:span text:style-name="T4">;</text:span></text:p>
      <text:p text:style-name="P6"><text:span text:style-name="T3"><text:s text:c="6"/></text:span><text:span text:style-name="T1">} </text:span><text:span text:style-name="T4">catch </text:span><text:span text:style-name="T1">(InterruptedException e1) {</text:span></text:p>
      <text:p text:style-name="P6"><text:s text:c="9"/><text:span text:style-name="T1">e1.printStackTrace()</text:span><text:span text:style-name="T4">;</text:span></text:p>
      <text:p text:style-name="P6"><text:span text:style-name="T3"><text:s text:c="6"/></text:span><text:span text:style-name="T1">}</text:span></text:p>
      <text:p text:style-name="P6"><text:s text:c="7"/></text:p>
      <text:p text:style-name="P6"><text:s text:c="7"/><text:span text:style-name="T4">return </text:span><text:span text:style-name="T1">kc.</text:span><text:span text:style-name="T12">ch</text:span><text:span text:style-name="T4">;</text:span></text:p>
      <text:p text:style-name="P6"><text:span text:style-name="T3"><text:s text:c="3"/></text:span><text:span text:style-name="T1">} <text:s/></text:span></text:p>
      <text:p text:style-name="P6"><text:s text:c="3"/></text:p>
      <text:p text:style-name="P6"><text:s text:c="3"/><text:span text:style-name="T19">// ----------------------------------------------------------------------------</text:span></text:p>
      <text:p text:style-name="P6"><text:span text:style-name="T18"><text:s text:c="3"/></text:span><text:span text:style-name="T6">/** Schaltet die Darstellung des Zeilen- und Spaltenrasters ein und aus. */</text:span></text:p>
      <text:p text:style-name="P2"><text:s text:c="3"/></text:p>
      <text:p text:style-name="P6"><text:span text:style-name="T5"><text:s text:c="3"/></text:span><text:span text:style-name="T4">public static void </text:span><text:span text:style-name="T10">showGrid</text:span><text:span text:style-name="T1">(</text:span><text:span text:style-name="T4">boolean </text:span><text:span text:style-name="T1">show) {</text:span></text:p>
      <text:p text:style-name="P6"><text:s text:c="6"/></text:p>
      <text:p text:style-name="P6"><text:s text:c="6"/><text:span text:style-name="T2">instance</text:span><text:span text:style-name="T1">().</text:span><text:span text:style-name="T12">showGrid </text:span><text:span text:style-name="T1">= show</text:span><text:span text:style-name="T4">;</text:span></text:p>
      <text:p text:style-name="P8"><text:s text:c="6"/></text:p>
      <text:p text:style-name="P6"><text:span text:style-name="T3"><text:s text:c="6"/></text:span><text:span text:style-name="T4">if</text:span><text:span text:style-name="T1">(</text:span><text:span text:style-name="T13">INSTANCE</text:span><text:span text:style-name="T1">.</text:span><text:span text:style-name="T12">drawInstantly</text:span><text:span text:style-name="T1">)</text:span></text:p>
      <text:p text:style-name="P6"><text:s text:c="9"/><text:span text:style-name="T2">instance</text:span><text:span text:style-name="T1">().drawArray()</text:span><text:span text:style-name="T4">;</text:span></text:p>
      <text:p text:style-name="P6"><text:span text:style-name="T3"><text:s text:c="3"/></text:span><text:span text:style-name="T1">}</text:span></text:p>
      <text:p text:style-name="P6"><text:s text:c="3"/></text:p>
      <text:p text:style-name="P6"><text:s text:c="3"/><text:span text:style-name="T19">// ----------------------------------------------------------------------------</text:span></text:p>
      <text:p text:style-name="P6"><text:span text:style-name="T18"><text:s text:c="3"/></text:span><text:span text:style-name="T6">/** Schaltet die Darstellung des Cursors ein und aus. */</text:span></text:p>
      <text:p text:style-name="P2"><text:s text:c="3"/></text:p>
      <text:p text:style-name="P6"><text:span text:style-name="T5"><text:s text:c="3"/></text:span><text:span text:style-name="T4">public static void </text:span><text:span text:style-name="T10">showCursor</text:span><text:span text:style-name="T1">(</text:span><text:span text:style-name="T4">boolean </text:span><text:span text:style-name="T1">show) {</text:span></text:p>
      <text:p text:style-name="P6"><text:s text:c="6"/></text:p>
      <text:p text:style-name="P6"><text:s text:c="6"/><text:span text:style-name="T2">instance</text:span><text:span text:style-name="T1">().</text:span><text:span text:style-name="T12">showCursor </text:span><text:span text:style-name="T1">= show</text:span><text:span text:style-name="T4">;</text:span></text:p>
      <text:p text:style-name="P8"><text:s text:c="6"/></text:p>
      <text:p text:style-name="P6"><text:span text:style-name="T3"><text:s text:c="6"/></text:span><text:span text:style-name="T4">if</text:span><text:span text:style-name="T1">(</text:span><text:span text:style-name="T13">INSTANCE</text:span><text:span text:style-name="T1">.</text:span><text:span text:style-name="T12">drawInstantly</text:span><text:span text:style-name="T1">)</text:span></text:p>
      <text:p text:style-name="P6"><text:s text:c="9"/><text:span text:style-name="T2">instance</text:span><text:span text:style-name="T1">().drawArray()</text:span><text:span text:style-name="T4">;</text:span></text:p>
      <text:p text:style-name="P6"><text:span text:style-name="T3"><text:s text:c="3"/></text:span><text:span text:style-name="T1">}</text:span></text:p>
      <text:p text:style-name="P6"><text:s text:c="3"/><text:span text:style-name="T19">// ----------------------------------------------------------------------------</text:span></text:p>
      <text:p text:style-name="P6"><text:span text:style-name="T18"><text:s text:c="3"/></text:span><text:span text:style-name="T4">private class </text:span><text:span text:style-name="T1">ColorChar {</text:span></text:p>
      <text:p text:style-name="P6"><text:s text:c="6"/><text:span text:style-name="T4">private </text:span><text:span text:style-name="T1">Color </text:span><text:span text:style-name="T12">backgroundColor </text:span><text:span text:style-name="T1">= Color.</text:span><text:span text:style-name="T13">BLUE</text:span><text:span text:style-name="T4">;</text:span></text:p>
      <text:p text:style-name="P6"><text:span text:style-name="T3"><text:s text:c="6"/></text:span><text:span text:style-name="T4">private </text:span><text:span text:style-name="T1">Color </text:span><text:span text:style-name="T12">forgroundColor </text:span><text:span text:style-name="T1">= Color.</text:span><text:span text:style-name="T13">YELLOW</text:span><text:span text:style-name="T4">;</text:span></text:p>
      <text:p text:style-name="P6"><text:span text:style-name="T3"><text:s text:c="6"/></text:span><text:span text:style-name="T4">private char </text:span><text:span text:style-name="T12">character</text:span><text:span text:style-name="T4">;</text:span></text:p>
      <text:p text:style-name="P6"><text:span text:style-name="T3"><text:s text:c="6"/></text:span><text:span text:style-name="T4">public </text:span><text:span text:style-name="T10">ColorChar</text:span><text:span text:style-name="T1">(</text:span><text:span text:style-name="T4">char </text:span><text:span text:style-name="T1">character</text:span><text:span text:style-name="T4">, </text:span><text:span text:style-name="T1">Color fgColor</text:span><text:span text:style-name="T4">, </text:span><text:span text:style-name="T1">Color bgColor) {</text:span></text:p>
      <text:p text:style-name="P6"><text:s text:c="9"/><text:span text:style-name="T4">this</text:span><text:span text:style-name="T1">.</text:span><text:span text:style-name="T12">character </text:span><text:span text:style-name="T1">= character</text:span><text:span text:style-name="T4">;</text:span></text:p>
      <text:p text:style-name="P6"><text:span text:style-name="T3"><text:s text:c="9"/></text:span><text:span text:style-name="T4">this</text:span><text:span text:style-name="T1">.</text:span><text:span text:style-name="T12">backgroundColor </text:span><text:span text:style-name="T1">= bgColor</text:span><text:span text:style-name="T4">;</text:span></text:p>
      <text:p text:style-name="P6"><text:span text:style-name="T3"><text:s text:c="9"/></text:span><text:span text:style-name="T4">this</text:span><text:span text:style-name="T1">.</text:span><text:span text:style-name="T12">forgroundColor </text:span><text:span text:style-name="T1">= fgColor</text:span><text:span text:style-name="T4">;</text:span></text:p>
      <text:p text:style-name="P6"><text:span text:style-name="T3"><text:s text:c="6"/></text:span><text:span text:style-name="T1">}</text:span></text:p>
      <text:p text:style-name="P6"><text:s text:c="6"/><text:span text:style-name="T4">public </text:span><text:span text:style-name="T1">Color </text:span><text:span text:style-name="T10">getBackgroundColor</text:span><text:span text:style-name="T1">() {</text:span></text:p>
      <text:p text:style-name="P6"><text:s text:c="9"/><text:span text:style-name="T4">return </text:span><text:span text:style-name="T12">backgroundColor</text:span><text:span text:style-name="T4">;</text:span></text:p>
      <text:p text:style-name="P6"><text:span text:style-name="T3"><text:s text:c="6"/></text:span><text:span text:style-name="T1">}</text:span></text:p>
      <text:p text:style-name="P6"><text:s text:c="6"/><text:span text:style-name="T4">public void </text:span><text:span text:style-name="T10">setBackgroundColor</text:span><text:span text:style-name="T1">(Color backgroundColor) {</text:span></text:p>
      <text:p text:style-name="P6"><text:s text:c="9"/><text:span text:style-name="T4">this</text:span><text:span text:style-name="T1">.</text:span><text:span text:style-name="T12">backgroundColor </text:span><text:span text:style-name="T1">= backgroundColor</text:span><text:span text:style-name="T4">;</text:span></text:p>
      <text:p text:style-name="P6"><text:span text:style-name="T3"><text:s text:c="6"/></text:span><text:span text:style-name="T1">}</text:span></text:p>
      <text:p text:style-name="P6"><text:s text:c="6"/><text:span text:style-name="T4">public </text:span><text:span text:style-name="T1">Color </text:span><text:span text:style-name="T10">getForgroundColor</text:span><text:span text:style-name="T1">() {</text:span></text:p>
      <text:p text:style-name="P6"><text:s text:c="9"/><text:span text:style-name="T4">return </text:span><text:span text:style-name="T12">forgroundColor</text:span><text:span text:style-name="T4">;</text:span></text:p>
      <text:p text:style-name="P6"><text:span text:style-name="T3"><text:s text:c="6"/></text:span><text:span text:style-name="T1">}</text:span></text:p>
      <text:p text:style-name="P6"><text:s text:c="6"/><text:span text:style-name="T4">public void </text:span><text:span text:style-name="T10">setForgroundColor</text:span><text:span text:style-name="T1">(Color forgroundColor) {</text:span></text:p>
      <text:p text:style-name="P6"><text:s text:c="9"/><text:span text:style-name="T4">this</text:span><text:span text:style-name="T1">.</text:span><text:span text:style-name="T12">forgroundColor </text:span><text:span text:style-name="T1">= forgroundColor</text:span><text:span text:style-name="T4">;</text:span></text:p>
      <text:p text:style-name="P6"><text:span text:style-name="T3"><text:s text:c="6"/></text:span><text:span text:style-name="T1">}</text:span></text:p>
      <text:p text:style-name="P6"><text:s text:c="6"/><text:span text:style-name="T4">public char </text:span><text:span text:style-name="T10">getCharacter</text:span><text:span text:style-name="T1">() {</text:span></text:p>
      <text:p text:style-name="P6"><text:s text:c="9"/><text:span text:style-name="T4">return </text:span><text:span text:style-name="T12">character</text:span><text:span text:style-name="T4">;</text:span></text:p>
      <text:p text:style-name="P6"><text:span text:style-name="T3"><text:s text:c="6"/></text:span><text:span text:style-name="T1">}</text:span></text:p>
      <text:p text:style-name="P6"><text:s text:c="6"/><text:span text:style-name="T4">public void </text:span><text:span text:style-name="T10">setCharacter</text:span><text:span text:style-name="T1">(</text:span><text:span text:style-name="T4">char </text:span><text:span text:style-name="T1">character) {</text:span></text:p>
      <text:p text:style-name="P6"><text:s text:c="9"/><text:span text:style-name="T4">this</text:span><text:span text:style-name="T1">.</text:span><text:span text:style-name="T12">character </text:span><text:span text:style-name="T1">= character</text:span><text:span text:style-name="T4">;</text:span></text:p>
      <text:p text:style-name="P6"><text:span text:style-name="T3"><text:s text:c="6"/></text:span><text:span text:style-name="T1">}</text:span></text:p>
      <text:p text:style-name="P6"><text:s text:c="3"/><text:span text:style-name="T1">}</text:span></text:p>
      <text:p text:style-name="P6"><text:s text:c="3"/><text:span text:style-name="T19">// ----------------------------------------------------------------------------</text:span></text:p>
      <text:p text:style-name="P6"><text:span text:style-name="T18"><text:s text:c="3"/></text:span><text:span text:style-name="T6">/** Tauscht Back- und Frontbuffer. */</text:span></text:p>
      <text:p text:style-name="P6"><text:soft-page-break/><text:span text:style-name="T5"><text:s text:c="3"/></text:span><text:span text:style-name="T4">private void </text:span><text:span text:style-name="T10">switchBuffer</text:span><text:span text:style-name="T1">() {</text:span></text:p>
      <text:p text:style-name="P6"><text:s text:c="6"/></text:p>
      <text:p text:style-name="P6"><text:s text:c="6"/><text:span text:style-name="T4">synchronized </text:span><text:span text:style-name="T1">(</text:span><text:span text:style-name="T12">frontBuffer</text:span><text:span text:style-name="T1">) {</text:span></text:p>
      <text:p text:style-name="P6"><text:s text:c="9"/><text:span text:style-name="T4">if</text:span><text:span text:style-name="T1">(</text:span><text:span text:style-name="T12">backBuffer </text:span><text:span text:style-name="T1">== </text:span><text:span text:style-name="T12">imgBuffer1</text:span><text:span text:style-name="T1">) { <text:s text:c="6"/></text:span></text:p>
      <text:p text:style-name="P6"><text:s text:c="12"/></text:p>
      <text:p text:style-name="P6"><text:s text:c="12"/><text:span text:style-name="T12">backBuffer </text:span><text:span text:style-name="T1">= </text:span><text:span text:style-name="T12">imgBuffer2</text:span><text:span text:style-name="T4">;</text:span></text:p>
      <text:p text:style-name="P6"><text:span text:style-name="T3"><text:s text:c="12"/></text:span><text:span text:style-name="T12">frontBuffer </text:span><text:span text:style-name="T1">= </text:span><text:span text:style-name="T12">imgBuffer1</text:span><text:span text:style-name="T4">;</text:span></text:p>
      <text:p text:style-name="P6"><text:span text:style-name="T3"><text:s text:c="9"/></text:span><text:span text:style-name="T1">}</text:span></text:p>
      <text:p text:style-name="P6"><text:s text:c="9"/><text:span text:style-name="T4">else </text:span><text:span text:style-name="T1">{</text:span></text:p>
      <text:p text:style-name="P6"><text:s text:c="12"/><text:span text:style-name="T12">backBuffer </text:span><text:span text:style-name="T1">= </text:span><text:span text:style-name="T12">imgBuffer1</text:span><text:span text:style-name="T4">;</text:span></text:p>
      <text:p text:style-name="P6"><text:span text:style-name="T3"><text:s text:c="12"/></text:span><text:span text:style-name="T12">frontBuffer </text:span><text:span text:style-name="T1">= </text:span><text:span text:style-name="T12">imgBuffer2</text:span><text:span text:style-name="T4">;</text:span></text:p>
      <text:p text:style-name="P6"><text:span text:style-name="T3"><text:s text:c="9"/></text:span><text:span text:style-name="T1">}</text:span></text:p>
      <text:p text:style-name="P6"><text:s text:c="6"/></text:p>
      <text:p text:style-name="P6"><text:s text:c="9"/><text:span text:style-name="T12">backBufferGraphics </text:span><text:span text:style-name="T1">= </text:span><text:span text:style-name="T12">backBuffer</text:span><text:span text:style-name="T1">.getGraphics()</text:span><text:span text:style-name="T4">;</text:span></text:p>
      <text:p text:style-name="P8"><text:s text:c="9"/></text:p>
      <text:p text:style-name="P6"><text:span text:style-name="T3"><text:s text:c="6"/></text:span><text:span text:style-name="T1">}</text:span></text:p>
      <text:p text:style-name="P6"><text:s text:c="3"/></text:p>
      <text:p text:style-name="P6"><text:s text:c="3"/><text:span text:style-name="T1">}</text:span></text:p>
      <text:p text:style-name="P6"><text:s text:c="3"/><text:span text:style-name="T21">@Override</text:span></text:p>
      <text:p text:style-name="P6"><text:span text:style-name="T20"><text:s text:c="3"/></text:span><text:span text:style-name="T4">public void </text:span><text:span text:style-name="T10">keyTyped</text:span><text:span text:style-name="T1">(KeyEvent e) {</text:span></text:p>
      <text:p text:style-name="P6"><text:s text:c="6"/><text:span text:style-name="T19">// </text:span><text:span text:style-name="T25">TODO Auto-generated method stub</text:span></text:p>
      <text:p text:style-name="P6"><text:span text:style-name="T24"><text:s text:c="6"/></text:span><text:span text:style-name="T4">char </text:span><text:span text:style-name="T1">c = e.getKeyChar()</text:span><text:span text:style-name="T4">;</text:span></text:p>
      <text:p text:style-name="P6"><text:span text:style-name="T3"><text:s text:c="6"/></text:span><text:span text:style-name="T1">GameBoard.</text:span><text:span text:style-name="T2">listen</text:span><text:span text:style-name="T1">(c)</text:span><text:span text:style-name="T4">;</text:span></text:p>
      <text:p text:style-name="P8"><text:s text:c="6"/></text:p>
      <text:p text:style-name="P6"><text:span text:style-name="T3"><text:s text:c="3"/></text:span><text:span text:style-name="T1">}</text:span></text:p>
      <text:p text:style-name="P6"><text:s text:c="3"/><text:span text:style-name="T21">@Override</text:span></text:p>
      <text:p text:style-name="P6"><text:span text:style-name="T20"><text:s text:c="3"/></text:span><text:span text:style-name="T4">public void </text:span><text:span text:style-name="T10">keyPressed</text:span><text:span text:style-name="T1">(KeyEvent e) {</text:span></text:p>
      <text:p text:style-name="P6"><text:s text:c="6"/><text:span text:style-name="T19">// </text:span><text:span text:style-name="T25">TODO Auto-generated method stub</text:span></text:p>
      <text:p text:style-name="P6"><text:span text:style-name="T24"><text:s text:c="6"/></text:span><text:span text:style-name="T4">char </text:span><text:span text:style-name="T1">c = e.getKeyChar()</text:span><text:span text:style-name="T4">;</text:span></text:p>
      <text:p text:style-name="P6"><text:span text:style-name="T3"><text:s text:c="6"/></text:span><text:span text:style-name="T1">GameBoard.</text:span><text:span text:style-name="T2">listen</text:span><text:span text:style-name="T1">(c)</text:span><text:span text:style-name="T4">;</text:span></text:p>
      <text:p text:style-name="P6"><text:span text:style-name="T3"><text:s text:c="3"/></text:span><text:span text:style-name="T1">}</text:span></text:p>
      <text:p text:style-name="P6"><text:s text:c="3"/><text:span text:style-name="T21">@Override</text:span></text:p>
      <text:p text:style-name="P6"><text:span text:style-name="T20"><text:s text:c="3"/></text:span><text:span text:style-name="T4">public void </text:span><text:span text:style-name="T10">keyReleased</text:span><text:span text:style-name="T1">(KeyEvent e) {</text:span></text:p>
      <text:p text:style-name="P6"><text:s text:c="6"/><text:span text:style-name="T19">// </text:span><text:span text:style-name="T25">TODO Auto-generated method stub</text:span></text:p>
      <text:p text:style-name="P9"><text:s text:c="6"/></text:p>
      <text:p text:style-name="P6"><text:span text:style-name="T24"><text:s text:c="3"/></text:span><text:span text:style-name="T1">}</text:span></text:p>
      <text:p text:style-name="P6"><text:s text:c="3"/></text:p>
      <text:p text:style-name="P1">}</text:p>
      <text:p text:style-name="P5">//@author maximilian raspe</text:p>
      <text:p text:style-name="P7"><text:span text:style-name="T3">package </text:span>snake<text:span text:style-name="T3">;</text:span></text:p>
      <text:p text:style-name="P7"><text:span text:style-name="T3">public class </text:span>Body {</text:p>
      <text:p text:style-name="P6"><text:s text:c="4"/><text:span text:style-name="T4">private int </text:span><text:span text:style-name="T12">x</text:span><text:span text:style-name="T4">;</text:span></text:p>
      <text:p text:style-name="P6"><text:span text:style-name="T3"><text:s text:c="4"/></text:span><text:span text:style-name="T4">private int </text:span><text:span text:style-name="T12">y</text:span><text:span text:style-name="T4">;</text:span></text:p>
      <text:p text:style-name="P6"><text:span text:style-name="T3"><text:s text:c="4"/></text:span><text:span text:style-name="T19">//constructor der x und y übergeben bekommt und dann x,y setzt</text:span></text:p>
      <text:p text:style-name="P6"><text:span text:style-name="T18"><text:s text:c="4"/></text:span><text:span text:style-name="T4">public </text:span><text:span text:style-name="T10">Body</text:span><text:span text:style-name="T1">(</text:span><text:span text:style-name="T4">int </text:span><text:span text:style-name="T1">x</text:span><text:span text:style-name="T4">, int </text:span><text:span text:style-name="T1">y) {</text:span></text:p>
      <text:p text:style-name="P6"><text:s text:c="8"/><text:span text:style-name="T4">this</text:span><text:span text:style-name="T1">.</text:span><text:span text:style-name="T12">x </text:span><text:span text:style-name="T1">= x</text:span><text:span text:style-name="T4">;</text:span></text:p>
      <text:p text:style-name="P6"><text:span text:style-name="T3"><text:s text:c="8"/></text:span><text:span text:style-name="T4">this</text:span><text:span text:style-name="T1">.</text:span><text:span text:style-name="T12">y </text:span><text:span text:style-name="T1">= y</text:span><text:span text:style-name="T4">;</text:span></text:p>
      <text:p text:style-name="P6"><text:span text:style-name="T3"><text:s text:c="4"/></text:span><text:span text:style-name="T1">}</text:span></text:p>
      <text:p text:style-name="P6"><text:s text:c="4"/><text:span text:style-name="T19">//getter und setter methoden für x und y</text:span></text:p>
      <text:p text:style-name="P6"><text:span text:style-name="T18"><text:s text:c="4"/></text:span><text:span text:style-name="T4">public int </text:span><text:span text:style-name="T10">getPositionX</text:span><text:span text:style-name="T1">() {</text:span></text:p>
      <text:p text:style-name="P6"><text:s text:c="8"/><text:span text:style-name="T4">return </text:span><text:span text:style-name="T12">x</text:span><text:span text:style-name="T4">;</text:span></text:p>
      <text:p text:style-name="P6"><text:span text:style-name="T3"><text:s text:c="4"/></text:span><text:span text:style-name="T1">}</text:span></text:p>
      <text:p text:style-name="P6"><text:s text:c="4"/><text:span text:style-name="T4">public int </text:span><text:span text:style-name="T10">getPositionY</text:span><text:span text:style-name="T1">() {</text:span></text:p>
      <text:p text:style-name="P6"><text:s text:c="8"/><text:span text:style-name="T4">return </text:span><text:span text:style-name="T12">y</text:span><text:span text:style-name="T4">;</text:span></text:p>
      <text:p text:style-name="P6"><text:span text:style-name="T3"><text:s text:c="4"/></text:span><text:span text:style-name="T1">}</text:span></text:p>
      <text:p text:style-name="P6"><text:s text:c="4"/><text:span text:style-name="T4">public void </text:span><text:span text:style-name="T10">setPositionX</text:span><text:span text:style-name="T1">(</text:span><text:span text:style-name="T4">int </text:span><text:span text:style-name="T1">x) {</text:span></text:p>
      <text:p text:style-name="P6"><text:s text:c="8"/><text:span text:style-name="T4">this</text:span><text:span text:style-name="T1">.</text:span><text:span text:style-name="T12">x </text:span><text:span text:style-name="T1">= x</text:span><text:span text:style-name="T4">;</text:span></text:p>
      <text:p text:style-name="P6"><text:span text:style-name="T3"><text:s text:c="4"/></text:span><text:span text:style-name="T1">}</text:span></text:p>
      <text:p text:style-name="P6"><text:s text:c="4"/><text:span text:style-name="T4">public void </text:span><text:span text:style-name="T10">setPositionY</text:span><text:span text:style-name="T1">(</text:span><text:span text:style-name="T4">int </text:span><text:span text:style-name="T1">y) {</text:span></text:p>
      <text:p text:style-name="P6"><text:s text:c="7"/><text:span text:style-name="T4">this</text:span><text:span text:style-name="T1">.</text:span><text:span text:style-name="T12">y </text:span><text:span text:style-name="T1">= y</text:span><text:span text:style-name="T4">;</text:span></text:p>
      <text:p text:style-name="P6"><text:span text:style-name="T3"><text:s text:c="4"/></text:span><text:span text:style-name="T1">}</text:span></text:p>
      <text:p text:style-name="P6"><text:s text:c="4"/><text:span text:style-name="T21">@Override</text:span></text:p>
      <text:p text:style-name="P6"><text:soft-page-break/><text:span text:style-name="T20"><text:s text:c="4"/></text:span><text:span text:style-name="T4">public </text:span><text:span text:style-name="T1">String </text:span><text:span text:style-name="T10">toString</text:span><text:span text:style-name="T1">() {</text:span></text:p>
      <text:p text:style-name="P6"><text:s text:c="8"/><text:span text:style-name="T4">return </text:span><text:span text:style-name="T22">"(" </text:span><text:span text:style-name="T1">+ </text:span><text:span text:style-name="T4">this</text:span><text:span text:style-name="T1">.</text:span><text:span text:style-name="T12">x </text:span><text:span text:style-name="T1">+ </text:span><text:span text:style-name="T22">"," </text:span><text:span text:style-name="T1">+ </text:span><text:span text:style-name="T4">this</text:span><text:span text:style-name="T1">.</text:span><text:span text:style-name="T12">y </text:span><text:span text:style-name="T1">+ </text:span><text:span text:style-name="T22">")"</text:span><text:span text:style-name="T4">;</text:span></text:p>
      <text:p text:style-name="P6"><text:span text:style-name="T3"><text:s text:c="4"/></text:span><text:span text:style-name="T1">}</text:span></text:p>
      <text:p text:style-name="P6"><text:s text:c="4"/><text:span text:style-name="T21">@Override</text:span></text:p>
      <text:p text:style-name="P6"><text:span text:style-name="T20"><text:s text:c="4"/></text:span><text:span text:style-name="T4">public boolean </text:span><text:span text:style-name="T10">equals</text:span><text:span text:style-name="T1">(Object obj) {</text:span></text:p>
      <text:p text:style-name="P6"><text:s text:c="8"/><text:span text:style-name="T4">if</text:span><text:span text:style-name="T1">(!(obj </text:span><text:span text:style-name="T4">instanceof </text:span><text:span text:style-name="T1">Body)) {</text:span></text:p>
      <text:p text:style-name="P6"><text:s text:c="12"/><text:span text:style-name="T4">return false;</text:span></text:p>
      <text:p text:style-name="P6"><text:span text:style-name="T3"><text:s text:c="8"/></text:span><text:span text:style-name="T1">}</text:span></text:p>
      <text:p text:style-name="P6"><text:s text:c="8"/><text:span text:style-name="T1">Body m = (Body) obj</text:span><text:span text:style-name="T4">;</text:span></text:p>
      <text:p text:style-name="P6"><text:span text:style-name="T3"><text:s text:c="8"/></text:span><text:span text:style-name="T4">if</text:span><text:span text:style-name="T1">(</text:span><text:span text:style-name="T4">this</text:span><text:span text:style-name="T1">.</text:span><text:span text:style-name="T12">x </text:span><text:span text:style-name="T1">!= m.</text:span><text:span text:style-name="T12">x</text:span><text:span text:style-name="T1">) {</text:span></text:p>
      <text:p text:style-name="P6"><text:s text:c="12"/><text:span text:style-name="T4">return false;</text:span></text:p>
      <text:p text:style-name="P6"><text:span text:style-name="T3"><text:s text:c="8"/></text:span><text:span text:style-name="T1">}</text:span></text:p>
      <text:p text:style-name="P6"><text:s text:c="8"/><text:span text:style-name="T4">if</text:span><text:span text:style-name="T1">(</text:span><text:span text:style-name="T4">this</text:span><text:span text:style-name="T1">.</text:span><text:span text:style-name="T12">y </text:span><text:span text:style-name="T1">!= m.</text:span><text:span text:style-name="T12">y</text:span><text:span text:style-name="T1">) {</text:span></text:p>
      <text:p text:style-name="P6"><text:s text:c="12"/><text:span text:style-name="T4">return false;</text:span></text:p>
      <text:p text:style-name="P6"><text:span text:style-name="T3"><text:s text:c="8"/></text:span><text:span text:style-name="T1">}</text:span></text:p>
      <text:p text:style-name="P6"><text:s text:c="7"/><text:span text:style-name="T4">return true;</text:span></text:p>
      <text:p text:style-name="P6"><text:span text:style-name="T3"><text:s text:c="4"/></text:span><text:span text:style-name="T1">}</text:span></text:p>
      <text:p text:style-name="P1">}</text:p>
      <text:p text:style-name="Standard">//@author maximilian raspe</text:p>
      <text:p text:style-name="Standard">public class Loewe extends Tier {</text:p>
      <text:p text:style-name="Standard"><text:s text:c="4"/>public Loewe(String tiername) {</text:p>
      <text:p text:style-name="Standard"><text:s text:c="8"/>name = tiername;</text:p>
      <text:p text:style-name="Standard"><text:s text:c="8"/>art = "Löwe";</text:p>
      <text:p text:style-name="Standard"><text:s text:c="8"/>Schreiverhalten bruellen = new Bruellen();</text:p>
      <text:p text:style-name="Standard"><text:s text:c="8"/>schreiverhalten = bruellen;</text:p>
      <text:p text:style-name="Standard"><text:s text:c="4"/>}</text:p>
      <text:p text:style-name="Standard">}</text:p>
      <text:p text:style-name="Standard">//@author maximilian raspe</text:p>
      <text:p text:style-name="Standard">public interface Schreiverhalten {</text:p>
      <text:p text:style-name="Standard"><text:s text:c="4"/>public void schreien();</text:p>
      <text:p text:style-name="Standard">}</text:p>
      <text:p text:style-name="Standard">//@author maximilian raspe</text:p>
      <text:p text:style-name="Standard">public abstract class Tier implements Schreiverhalten {</text:p>
      <text:p text:style-name="Standard"><text:tab/></text:p>
      <text:p text:style-name="Standard"><text:s text:c="4"/>protected Schreiverhalten schreiverhalten;</text:p>
      <text:p text:style-name="Standard"><text:s text:c="4"/>protected String name;</text:p>
      <text:p text:style-name="Standard"><text:s text:c="4"/>protected String art;</text:p>
      <text:p text:style-name="Standard"/>
      <text:p text:style-name="Standard"><text:s text:c="4"/>public String getArt() {</text:p>
      <text:p text:style-name="Standard"><text:s text:c="8"/>return art;</text:p>
      <text:p text:style-name="Standard"><text:s text:c="4"/>}</text:p>
      <text:p text:style-name="Standard"/>
      <text:p text:style-name="Standard"><text:s text:c="4"/>public String getName() {</text:p>
      <text:p text:style-name="Standard"><text:s text:c="8"/>return name;</text:p>
      <text:p text:style-name="Standard"><text:s text:c="4"/>}</text:p>
      <text:p text:style-name="Standard"/>
      <text:p text:style-name="Standard"><text:s text:c="4"/>public Schreiverhalten getSchreiverhalten() {</text:p>
      <text:p text:style-name="Standard"><text:s text:c="8"/>return schreiverhalten;</text:p>
      <text:p text:style-name="Standard"><text:s text:c="4"/>}</text:p>
      <text:p text:style-name="Standard"><text:tab/>//führt schrei aus</text:p>
      <text:p text:style-name="Standard"><text:s text:c="4"/>public void schreien() {</text:p>
      <text:p text:style-name="Standard"><text:s text:c="8"/>schreiverhalten.schreien();</text:p>
      <text:p text:style-name="Standard"><text:s text:c="4"/>}</text:p>
      <text:p text:style-name="Standard"><text:tab/>//gibt namen und art des tieres zurück</text:p>
      <text:p text:style-name="Standard"><text:soft-page-break/><text:s text:c="4"/>public String toString() {</text:p>
      <text:p text:style-name="Standard"><text:s text:c="8"/>return this.getName() + " der " + this.getArt();</text:p>
      <text:p text:style-name="Standard"><text:s text:c="4"/>}</text:p>
      <text:p text:style-name="Standard">}</text:p>
      <text:p text:style-name="Standard">//@author maximilian raspe</text:p>
      <text:p text:style-name="Standard">public class Troeten implements Schreiverhalten {</text:p>
      <text:p text:style-name="Standard"><text:s text:c="4"/>@Override</text:p>
      <text:p text:style-name="Standard"><text:s text:c="4"/>public void schreien() {</text:p>
      <text:p text:style-name="Standard"><text:s text:c="8"/>System.out.println("TÖRÖÖÖ!");</text:p>
      <text:p text:style-name="Standard"><text:s text:c="4"/>}</text:p>
      <text:p text:style-name="Standard">}</text:p>
      <text:p text:style-name="Standard">//@author maximilian raspe</text:p>
      <text:p text:style-name="Standard">public class Wolf extends Tier {</text:p>
      <text:p text:style-name="Standard"/>
      <text:p text:style-name="Standard"><text:s text:c="4"/>public Wolf(String tiername) {</text:p>
      <text:p text:style-name="Standard"><text:s text:c="8"/>name = tiername;</text:p>
      <text:p text:style-name="Standard"><text:s text:c="8"/>art = "Wolf";</text:p>
      <text:p text:style-name="Standard"><text:s text:c="8"/>Schreiverhalten heulen = new Heulen();</text:p>
      <text:p text:style-name="Standard"><text:s text:c="8"/>schreiverhalten = heulen;</text:p>
      <text:p text:style-name="Standard"><text:s text:c="4"/>}</text:p>
      <text:p text:style-name="Standard">}</text:p>
      <text:p text:style-name="Standard">//@author maximilian raspe</text:p>
      <text:p text:style-name="Standard">public class Zoo {</text:p>
      <text:p text:style-name="Standard"><text:s text:c="4"/>public static void main(String[] args) {</text:p>
      <text:p text:style-name="Standard"><text:s text:c="8"/>Tier[] viechaz = new Tier[4];<text:tab/>//erstellt array mit tieren</text:p>
      <text:p text:style-name="Standard"><text:tab/><text:tab/>//füllt array mit neuen tieren und führt diesen aus</text:p>
      <text:p text:style-name="Standard"><text:s text:c="8"/>viechaz[0] = new Elefant("Justus");<text:tab/></text:p>
      <text:p text:style-name="Standard"><text:s text:c="8"/>System.out.println(viechaz[0]);</text:p>
      <text:p text:style-name="Standard"><text:s text:c="8"/>viechaz[0].schreien();</text:p>
      <text:p text:style-name="Standard"><text:s text:c="8"/>if (viechaz[0].getArt() == "Elefant") new Elefant().stampfen();</text:p>
      <text:p text:style-name="Standard"><text:s text:c="8"/>System.out.println();</text:p>
      <text:p text:style-name="Standard"><text:s text:c="8"/>viechaz[1] = new AfrikanischerElefant("Justyn");</text:p>
      <text:p text:style-name="Standard"><text:s text:c="8"/>System.out.println(viechaz[1]);</text:p>
      <text:p text:style-name="Standard"><text:s text:c="8"/>viechaz[1].schreien();</text:p>
      <text:p text:style-name="Standard"><text:s text:c="8"/>if(viechaz[1].getArt() == "Afrikanischer Elefant") {</text:p>
      <text:p text:style-name="Standard"><text:s text:c="12"/>new Elefant().stampfen();</text:p>
      <text:p text:style-name="Standard"><text:s text:c="8"/>}</text:p>
      <text:p text:style-name="Standard"><text:s text:c="8"/>System.out.println();</text:p>
      <text:p text:style-name="Standard"><text:s text:c="8"/>viechaz[2] = new Wolf("Erik");</text:p>
      <text:p text:style-name="Standard"><text:s text:c="8"/>System.out.println(viechaz[2]);</text:p>
      <text:p text:style-name="Standard"><text:s text:c="8"/>viechaz[2].schreien();</text:p>
      <text:p text:style-name="Standard"><text:s text:c="8"/>System.out.println();</text:p>
      <text:p text:style-name="Standard"><text:s text:c="8"/>viechaz[3] = new Loewe("Lobo");</text:p>
      <text:p text:style-name="Standard"><text:s text:c="8"/>System.out.println(viechaz[3]);</text:p>
      <text:p text:style-name="Standard"><text:s text:c="8"/>viechaz[3].schreien();</text:p>
      <text:p text:style-name="Standard"><text:s text:c="8"/>if (viechaz[3].getArt() == "Löwe") System.out.println("Er ist der König der Tiere");</text:p>
      <text:p text:style-name="Standard"/>
      <text:p text:style-name="Standard"/>
      <text:p text:style-name="Standard"><text:s text:c="4"/>}</text:p>
      <text:p text:style-name="Standard"/>
      <text:p text:style-name="Standard">}</text:p>
      <text:p text:style-name="Standard">//@author maximilian raspe</text:p>
      <text:p text:style-name="Standard"><text:soft-page-break/>public class AfrikanischerElefant extends Elefant {</text:p>
      <text:p text:style-name="Standard"><text:tab/>//konstruktor für den afrikanischen elefanten</text:p>
      <text:p text:style-name="Standard"><text:s text:c="4"/>public AfrikanischerElefant(String tiername) {</text:p>
      <text:p text:style-name="Standard"><text:s text:c="8"/>super(tiername);</text:p>
      <text:p text:style-name="Standard"><text:s text:c="8"/>super.art = "Afrikanische Elefant";</text:p>
      <text:p text:style-name="Standard"><text:s text:c="4"/>}</text:p>
      <text:p text:style-name="Standard"><text:tab/>//default konstruktor</text:p>
      <text:p text:style-name="Standard"><text:s text:c="4"/>public AfrikanischerElefant() {</text:p>
      <text:p text:style-name="Standard"><text:s text:c="4"/>}</text:p>
      <text:p text:style-name="Standard"><text:s text:c="4"/>public String zeigeMarkenzeichen() {</text:p>
      <text:p text:style-name="Standard"><text:s text:c="8"/>return name + " wackelt mit seinen großen Ohren";</text:p>
      <text:p text:style-name="Standard"><text:s text:c="4"/>}</text:p>
      <text:p text:style-name="Standard"><text:tab/>//überschreibt die toString methode aus tier</text:p>
      <text:p text:style-name="Standard"><text:s text:c="4"/>public String toString() {</text:p>
      <text:p text:style-name="Standard"><text:s text:c="8"/>return super.toString()+ "\n" + this.zeigeMarkenzeichen();</text:p>
      <text:p text:style-name="Standard"><text:s text:c="4"/>}</text:p>
      <text:p text:style-name="Standard">}</text:p>
      <text:p text:style-name="Standard">//@author maximilian raspe</text:p>
      <text:p text:style-name="Standard">public class Bruellen implements Schreiverhalten {</text:p>
      <text:p text:style-name="Standard"><text:s text:c="4"/>@Override</text:p>
      <text:p text:style-name="Standard"><text:s text:c="4"/>public void schreien() {</text:p>
      <text:p text:style-name="Standard"><text:s text:c="8"/>System.out.println("ROOAR!");</text:p>
      <text:p text:style-name="Standard"><text:s text:c="4"/>}</text:p>
      <text:p text:style-name="Standard">}</text:p>
      <text:p text:style-name="Standard">//@author maximilian raspe</text:p>
      <text:p text:style-name="Standard">public class Elefant extends Tier {</text:p>
      <text:p text:style-name="Standard"><text:tab/>//constructor für den elefanten</text:p>
      <text:p text:style-name="Standard"><text:s text:c="4"/>public Elefant(String tiername) {</text:p>
      <text:p text:style-name="Standard"><text:s text:c="8"/>name = tiername;</text:p>
      <text:p text:style-name="Standard"><text:s text:c="8"/>art = "Elefant";</text:p>
      <text:p text:style-name="Standard"><text:s text:c="8"/>Schreiverhalten troeten = new Troeten();</text:p>
      <text:p text:style-name="Standard"><text:s text:c="8"/>schreiverhalten = troeten;</text:p>
      <text:p text:style-name="Standard"><text:s text:c="4"/>}</text:p>
      <text:p text:style-name="Standard"><text:s text:c="4"/>public Elefant() {</text:p>
      <text:p text:style-name="Standard"><text:s text:c="4"/>}</text:p>
      <text:p text:style-name="Standard"><text:s text:c="4"/>public void stampfen() {</text:p>
      <text:p text:style-name="Standard"><text:s text:c="8"/>System.out.println("Wenn er auf den Boden stampft zittert die Erde");</text:p>
      <text:p text:style-name="Standard"><text:s text:c="4"/>}</text:p>
      <text:p text:style-name="Standard"/>
      <text:p text:style-name="Standard">}</text:p>
      <text:p text:style-name="Standard">//@author maximilian raspe</text:p>
      <text:p text:style-name="Standard">public class Heulen implements Schreiverhalten{</text:p>
      <text:p text:style-name="Standard"><text:s text:c="4"/>@Override</text:p>
      <text:p text:style-name="Standard"><text:s text:c="4"/>public void schreien() {</text:p>
      <text:p text:style-name="Standard"><text:s text:c="8"/>System.out.println("AUUUUU");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nacker Rapse</meta:initial-creator>
    <meta:creation-date>2018-12-21T00:37:59.06</meta:creation-date>
    <meta:document-statistic meta:table-count="0" meta:image-count="0" meta:object-count="0" meta:page-count="23" meta:paragraph-count="1354" meta:word-count="3912" meta:character-count="38641"/>
    <dc:date>2018-12-21T00:41:56.51</dc:date>
    <dc:creator>Knacker Rapse</dc:creator>
    <meta:editing-duration>PT3M58S</meta:editing-duration>
    <meta:editing-cycles>1</meta:editing-cycles>
    <meta:generator>OpenOffice/4.1.1$Win32 OpenOffice.org_project/411m6$Build-9775</meta:generator>
  </office:meta>
</office:document-meta>
</file>